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9.462cm"/>
    </style:style>
    <style:style style:name="co6" style:family="table-column">
      <style:table-column-properties fo:break-before="auto" style:column-width="2.413cm"/>
    </style:style>
    <style:style style:name="co7" style:family="table-column">
      <style:table-column-properties fo:break-before="auto" style:column-width="22.94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" style:family="table-cell" style:parent-style-name="Standard_5f_Tabelle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Standard_5f_Tabelle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ext-properties style:font-name="Arial1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language="de" fo:country="AT"/>
    </style:style>
  </office:automatic-styles>
  <office:body>
    <office:spreadsheet>
      <table:table table:name="Tabelle1" table:style-name="ta1" table:print="false">
        <table:table-column table:style-name="co2" table:visibility="collapse" table:default-cell-style-name="Default"/>
        <table:table-column table:style-name="co2" table:default-cell-style-name="ce2"/>
        <table:table-column table:style-name="co3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8" table:default-cell-style-name="Default"/>
        <table:table-row table:style-name="ro2">
          <table:table-cell/>
          <table:table-cell office:value-type="float" office:value="1">
            <text:p>1</text:p>
          </table:table-cell>
          <table:table-cell table:style-name="ce4" office:value-type="float" office:value="1980">
            <text:p>1980</text:p>
          </table:table-cell>
          <table:table-cell table:style-name="ce7" office:value-type="string">
            <text:p>"Polymorphismen"</text:p>
          </table:table-cell>
          <table:table-cell table:style-name="ce7" office:value-type="string">
            <text:p>21 Stücke</text:p>
          </table:table-cell>
          <table:table-cell table:style-name="ce7" office:value-type="string">
            <text:p>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4" office:value-type="float" office:value="1980">
            <text:p>1980</text:p>
          </table:table-cell>
          <table:table-cell table:style-name="ce7" office:value-type="string">
            <text:p>1. Sonatine</text:p>
          </table:table-cell>
          <table:table-cell table:style-name="ce7" office:value-type="string">
            <text:p>3 Sätze</text:p>
          </table:table-cell>
          <table:table-cell table:style-name="ce7" office:value-type="string">
            <text:p>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4" office:value-type="float" office:value="1980">
            <text:p>1980</text:p>
          </table:table-cell>
          <table:table-cell table:style-name="ce7" office:value-type="string">
            <text:p>3 Frühe Klavierstücke</text:p>
          </table:table-cell>
          <table:table-cell table:style-name="ce7" office:value-type="string">
            <text:p>3 Stücke</text:p>
          </table:table-cell>
          <table:table-cell table:style-name="ce7" office:value-type="string">
            <text:p>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4" office:value-type="float" office:value="1980">
            <text:p>1980</text:p>
          </table:table-cell>
          <table:table-cell table:style-name="ce7" office:value-type="string">
            <text:p>Streichtriosatz</text:p>
          </table:table-cell>
          <table:table-cell table:style-name="ce7" office:value-type="string">
            <text:p>1 Satz</text:p>
          </table:table-cell>
          <table:table-cell table:style-name="ce7" office:value-type="string">
            <text:p>2 Vl., Vla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4" office:value-type="float" office:value="1988">
            <text:p>1988</text:p>
          </table:table-cell>
          <table:table-cell table:style-name="ce7" office:value-type="string">
            <text:p>Klavierstück I</text:p>
          </table:table-cell>
          <table:table-cell table:style-name="ce7" office:value-type="string">
            <text:p>1 Satz</text:p>
          </table:table-cell>
          <table:table-cell table:style-name="ce7" office:value-type="string">
            <text:p>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4" office:value-type="float" office:value="1992">
            <text:p>1992</text:p>
          </table:table-cell>
          <table:table-cell table:style-name="ce7" office:value-type="string">
            <text:p>Klavierstück II</text:p>
          </table:table-cell>
          <table:table-cell table:style-name="ce7" office:value-type="string">
            <text:p>1 Satz</text:p>
          </table:table-cell>
          <table:table-cell table:style-name="ce7" office:value-type="string">
            <text:p>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4" office:value-type="float" office:value="1992">
            <text:p>1992</text:p>
          </table:table-cell>
          <table:table-cell table:style-name="ce7" office:value-type="string">
            <text:p>Rondo für Blechbläserquintett *</text:p>
          </table:table-cell>
          <table:table-cell table:style-name="ce7" office:value-type="string">
            <text:p>1 Satz</text:p>
          </table:table-cell>
          <table:table-cell table:style-name="ce7" office:value-type="string">
            <text:p>2 Trp., Hrn., Pos.+ Bt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4" office:value-type="float" office:value="1992">
            <text:p>1992</text:p>
          </table:table-cell>
          <table:table-cell table:style-name="ce7" office:value-type="string">
            <text:p>Scherzo für Blechbläsertrio *</text:p>
          </table:table-cell>
          <table:table-cell table:style-name="ce7" office:value-type="string">
            <text:p>1 Satz</text:p>
          </table:table-cell>
          <table:table-cell table:style-name="ce7" office:value-type="string">
            <text:p>Trp., Hrn., Pos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4" office:value-type="float" office:value="1993">
            <text:p>1993</text:p>
          </table:table-cell>
          <table:table-cell table:style-name="ce7" office:value-type="string">
            <text:p>Andante</text:p>
          </table:table-cell>
          <table:table-cell table:style-name="ce7" office:value-type="string">
            <text:p>1 Satz</text:p>
          </table:table-cell>
          <table:table-cell table:style-name="ce7" office:value-type="string">
            <text:p>Asax., 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4" office:value-type="float" office:value="1995">
            <text:p>1995</text:p>
          </table:table-cell>
          <table:table-cell table:style-name="ce7" office:value-type="string">
            <text:p>Fantasie</text:p>
          </table:table-cell>
          <table:table-cell table:style-name="ce7" office:value-type="string">
            <text:p>1 Satz</text:p>
          </table:table-cell>
          <table:table-cell table:style-name="ce7" office:value-type="string">
            <text:p>Asax., 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>
            <text:p>11</text:p>
          </table:table-cell>
          <table:table-cell table:style-name="ce4" office:value-type="float" office:value="1995">
            <text:p>1995</text:p>
          </table:table-cell>
          <table:table-cell table:style-name="ce7" office:value-type="string">
            <text:p>Klavierstück III</text:p>
          </table:table-cell>
          <table:table-cell table:style-name="ce7" office:value-type="string">
            <text:p>1 Satz</text:p>
          </table:table-cell>
          <table:table-cell table:style-name="ce7" office:value-type="string">
            <text:p>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">
            <text:p>12</text:p>
          </table:table-cell>
          <table:table-cell table:style-name="ce4" office:value-type="float" office:value="1995">
            <text:p>1995</text:p>
          </table:table-cell>
          <table:table-cell table:style-name="ce7" office:value-type="string">
            <text:p>Saxophonquartett</text:p>
          </table:table-cell>
          <table:table-cell table:style-name="ce7" office:value-type="string">
            <text:p>4 Sätze</text:p>
          </table:table-cell>
          <table:table-cell table:style-name="ce7" office:value-type="string">
            <text:p>Ssax., Asax., Tsax., Bsax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3">
            <text:p>13</text:p>
          </table:table-cell>
          <table:table-cell table:style-name="ce4" office:value-type="float" office:value="1995">
            <text:p>1995</text:p>
          </table:table-cell>
          <table:table-cell table:style-name="ce7" office:value-type="string">
            <text:p>Sextett</text:p>
          </table:table-cell>
          <table:table-cell table:style-name="ce7" office:value-type="string">
            <text:p>3 Sätze</text:p>
          </table:table-cell>
          <table:table-cell table:style-name="ce7" office:value-type="string">
            <text:p>2 Git., Fl., Klar., Vl., Vc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">
            <text:p>14</text:p>
          </table:table-cell>
          <table:table-cell table:style-name="ce4" office:value-type="float" office:value="1996">
            <text:p>1996</text:p>
          </table:table-cell>
          <table:table-cell table:style-name="ce7" office:value-type="string">
            <text:p>Divertimento für Zupforchester</text:p>
          </table:table-cell>
          <table:table-cell table:style-name="ce7" office:value-type="string">
            <text:p>5 Sätze</text:p>
          </table:table-cell>
          <table:table-cell table:style-name="ce7" office:value-type="string">
            <text:p>2x Mand., Manda., Git., Kb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">
            <text:p>15</text:p>
          </table:table-cell>
          <table:table-cell table:style-name="ce4" office:value-type="float" office:value="1996">
            <text:p>1996</text:p>
          </table:table-cell>
          <table:table-cell table:style-name="ce7" office:value-type="string">
            <text:p>Sonatine</text:p>
          </table:table-cell>
          <table:table-cell table:style-name="ce7" office:value-type="string">
            <text:p>3 Sätze</text:p>
          </table:table-cell>
          <table:table-cell table:style-name="ce7" office:value-type="string">
            <text:p>Pos., 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">
            <text:p>16</text:p>
          </table:table-cell>
          <table:table-cell table:style-name="ce4" office:value-type="float" office:value="1997">
            <text:p>1997</text:p>
          </table:table-cell>
          <table:table-cell table:style-name="ce7" office:value-type="string">
            <text:p>3 Stücke für 4 Trompeten oder auch 4 Hörner *</text:p>
          </table:table-cell>
          <table:table-cell table:style-name="ce7" office:value-type="string">
            <text:p>3 Stücke</text:p>
          </table:table-cell>
          <table:table-cell table:style-name="ce7" office:value-type="string">
            <text:p>4 Trp., oder 4 Hrn. 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7">
            <text:p>17</text:p>
          </table:table-cell>
          <table:table-cell table:style-name="ce4" office:value-type="float" office:value="1997">
            <text:p>1997</text:p>
          </table:table-cell>
          <table:table-cell table:style-name="ce7" office:value-type="string">
            <text:p>5 Kleine Klavierstücke für Ursula</text:p>
          </table:table-cell>
          <table:table-cell table:style-name="ce7" office:value-type="string">
            <text:p>5 Stücke</text:p>
          </table:table-cell>
          <table:table-cell table:style-name="ce7" office:value-type="string">
            <text:p>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8">
            <text:p>18</text:p>
          </table:table-cell>
          <table:table-cell table:style-name="ce4" office:value-type="float" office:value="1997">
            <text:p>1997</text:p>
          </table:table-cell>
          <table:table-cell table:style-name="ce7" office:value-type="string">
            <text:p>12 Liebeslieder</text:p>
          </table:table-cell>
          <table:table-cell table:style-name="ce7" office:value-type="string">
            <text:p>12 Lieder</text:p>
          </table:table-cell>
          <table:table-cell table:style-name="ce7" office:value-type="string">
            <text:p>Ges., 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9">
            <text:p>19</text:p>
          </table:table-cell>
          <table:table-cell table:style-name="ce4" office:value-type="float" office:value="1998">
            <text:p>1998</text:p>
          </table:table-cell>
          <table:table-cell table:style-name="ce7" office:value-type="string">
            <text:p>"Für Dich und mich"</text:p>
          </table:table-cell>
          <table:table-cell table:style-name="ce7" office:value-type="string">
            <text:p>7 Stücke</text:p>
          </table:table-cell>
          <table:table-cell table:style-name="ce7" office:value-type="string">
            <text:p>Klav. 4<text:span text:style-name="T1">h.</text:span>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0">
            <text:p>20</text:p>
          </table:table-cell>
          <table:table-cell table:style-name="ce4" office:value-type="float" office:value="1998">
            <text:p>1998</text:p>
          </table:table-cell>
          <table:table-cell table:style-name="ce7" office:value-type="string">
            <text:p>"Mini Klavier" für junge Pianisten</text:p>
          </table:table-cell>
          <table:table-cell table:style-name="ce7" office:value-type="string">
            <text:p>24 Stücke</text:p>
          </table:table-cell>
          <table:table-cell table:style-name="ce7" office:value-type="string">
            <text:p>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1">
            <text:p>21</text:p>
          </table:table-cell>
          <table:table-cell table:style-name="ce4" office:value-type="float" office:value="1998">
            <text:p>1998</text:p>
          </table:table-cell>
          <table:table-cell table:style-name="ce7" office:value-type="string">
            <text:p>2. Sonatine</text:p>
          </table:table-cell>
          <table:table-cell table:style-name="ce7" office:value-type="string">
            <text:p>3 Sätze</text:p>
          </table:table-cell>
          <table:table-cell table:style-name="ce7" office:value-type="string">
            <text:p>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2">
            <text:p>22</text:p>
          </table:table-cell>
          <table:table-cell table:style-name="ce4" office:value-type="float" office:value="1998">
            <text:p>1998</text:p>
          </table:table-cell>
          <table:table-cell table:style-name="ce7" office:value-type="string">
            <text:p>4 Stücke für junge Streicher</text:p>
          </table:table-cell>
          <table:table-cell table:style-name="ce7" office:value-type="string">
            <text:p>4 Stücke</text:p>
          </table:table-cell>
          <table:table-cell table:style-name="ce7" office:value-type="string">
            <text:p>3x Vi., Vc. Oder 2 Vl., Vla., Vc. 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3">
            <text:p>23</text:p>
          </table:table-cell>
          <table:table-cell table:style-name="ce4" office:value-type="float" office:value="1998">
            <text:p>1998</text:p>
          </table:table-cell>
          <table:table-cell table:style-name="ce7" office:value-type="string">
            <text:p>Brüsseler-Fantasie</text:p>
          </table:table-cell>
          <table:table-cell table:style-name="ce7" office:value-type="string">
            <text:p>1 Satz</text:p>
          </table:table-cell>
          <table:table-cell table:style-name="ce7" office:value-type="string">
            <text:p>Klav. solo, Picc., 2 Fl. Ob., 2 Klar., 2 Fag., Trp., 2 Hrn., Pos., 2x Vl., Vla., Vc., Kb., Schz. 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4" office:value-type="float" office:value="1998">
            <text:p>1998</text:p>
          </table:table-cell>
          <table:table-cell table:style-name="ce7" office:value-type="string">
            <text:p>Saxophonkonzert</text:p>
          </table:table-cell>
          <table:table-cell table:style-name="ce7" office:value-type="string">
            <text:p>3 Sätze</text:p>
          </table:table-cell>
          <table:table-cell table:style-name="ce7" office:value-type="string">
            <text:p>Asax.solo, Picc., 2 Fl., 2 Ob., 2 Klar., 2 Fag., Kfag., Trp. 2 Hrn., 2x Vl., Vla., Vc., Kb., Schz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4" office:value-type="float" office:value="1999">
            <text:p>1999</text:p>
          </table:table-cell>
          <table:table-cell table:style-name="ce7" office:value-type="string">
            <text:p>1. Klavierquintett</text:p>
          </table:table-cell>
          <table:table-cell table:style-name="ce7" office:value-type="string">
            <text:p>2 Sätze</text:p>
          </table:table-cell>
          <table:table-cell table:style-name="ce7" office:value-type="string">
            <text:p>2 Vl., Vla., Vc., 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6">
            <text:p>26</text:p>
          </table:table-cell>
          <table:table-cell table:style-name="ce4" office:value-type="float" office:value="1999">
            <text:p>1999</text:p>
          </table:table-cell>
          <table:table-cell table:style-name="ce7" office:value-type="string">
            <text:p>10 x 2 <text:s/>für 20 Bläser *</text:p>
          </table:table-cell>
          <table:table-cell table:style-name="ce7" office:value-type="string">
            <text:p>5 Sätze</text:p>
          </table:table-cell>
          <table:table-cell table:style-name="ce7" office:value-type="string">
            <text:p>2 Fl., 2 Ob., 2 Klar., 2 Sax., 2 Fag., 2 Trp., 2 Flhrn., 2 Hrn., 2 Pos., 2 Bt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7">
            <text:p>27</text:p>
          </table:table-cell>
          <table:table-cell table:style-name="ce4" office:value-type="float" office:value="1999">
            <text:p>1999</text:p>
          </table:table-cell>
          <table:table-cell table:style-name="ce7" office:value-type="string">
            <text:p>2 Ringelnatz-Lieder</text:p>
          </table:table-cell>
          <table:table-cell table:style-name="ce7" office:value-type="string">
            <text:p>2 Lieder</text:p>
          </table:table-cell>
          <table:table-cell table:style-name="ce7" office:value-type="string">
            <text:p>Ges., Klav.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8">
            <text:p>28</text:p>
          </table:table-cell>
          <table:table-cell table:style-name="ce4" office:value-type="float" office:value="1999">
            <text:p>1999</text:p>
          </table:table-cell>
          <table:table-cell table:style-name="ce7" office:value-type="string">
            <text:p>2+10 Konzert f. 2 Git. u. Kammerensemble*</text:p>
          </table:table-cell>
          <table:table-cell table:style-name="ce7" office:value-type="string">
            <text:p>3 Sätze</text:p>
          </table:table-cell>
          <table:table-cell table:style-name="ce7" office:value-type="string">
            <text:p>2 Git. Solo, Fl., Ob., Klar., Hrn., Fag., 2 Vl., Vla., Vc., Kb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9">
            <text:p>29</text:p>
          </table:table-cell>
          <table:table-cell table:style-name="ce4" office:value-type="float" office:value="1999">
            <text:p>1999</text:p>
          </table:table-cell>
          <table:table-cell table:style-name="ce7" office:value-type="string">
            <text:p>3 Stücke für Orgel</text:p>
          </table:table-cell>
          <table:table-cell table:style-name="ce7" office:value-type="string">
            <text:p>3 Stücke</text:p>
          </table:table-cell>
          <table:table-cell table:style-name="ce7" office:value-type="string">
            <text:p>Org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0">
            <text:p>30</text:p>
          </table:table-cell>
          <table:table-cell table:style-name="ce4" office:value-type="float" office:value="1999">
            <text:p>1999</text:p>
          </table:table-cell>
          <table:table-cell table:style-name="ce7" office:value-type="string">
            <text:p>3 Thomas Hanisch - Lieder</text:p>
          </table:table-cell>
          <table:table-cell table:style-name="ce7" office:value-type="string">
            <text:p>3 Lieder</text:p>
          </table:table-cell>
          <table:table-cell table:style-name="ce7" office:value-type="string">
            <text:p>Ges., 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1">
            <text:p>31</text:p>
          </table:table-cell>
          <table:table-cell table:style-name="ce4" office:value-type="float" office:value="1999">
            <text:p>1999</text:p>
          </table:table-cell>
          <table:table-cell table:style-name="ce7" office:value-type="string">
            <text:p>Muttertagslied</text:p>
          </table:table-cell>
          <table:table-cell table:style-name="ce7" office:value-type="string">
            <text:p>1 Lied</text:p>
          </table:table-cell>
          <table:table-cell table:style-name="ce7" office:value-type="string">
            <text:p>Ges., 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>
            <text:p>32</text:p>
          </table:table-cell>
          <table:table-cell table:style-name="ce4" office:value-type="float" office:value="1999">
            <text:p>1999</text:p>
          </table:table-cell>
          <table:table-cell table:style-name="ce7" office:value-type="string">
            <text:p>Orgelfantasie I</text:p>
          </table:table-cell>
          <table:table-cell table:style-name="ce7" office:value-type="string">
            <text:p>1 Satz</text:p>
          </table:table-cell>
          <table:table-cell table:style-name="ce7" office:value-type="string">
            <text:p>Org.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33">
            <text:p>33</text:p>
          </table:table-cell>
          <table:table-cell table:style-name="ce4" office:value-type="float" office:value="2000">
            <text:p>2000</text:p>
          </table:table-cell>
          <table:table-cell table:style-name="ce7" office:value-type="string">
            <text:p>"Die Schlüsselblume" Oper für Kinder v. S. Helting</text:p>
          </table:table-cell>
          <table:table-cell table:style-name="ce7" office:value-type="string">
            <text:p>10 Bilder</text:p>
          </table:table-cell>
          <table:table-cell table:style-name="ce7" office:value-type="string">
            <text:p>Sänger(innen), Chor, Kinderchor, 1 Sprecher 2 Fl., 2 Ob., 2 Klar., 2 Fag., 2 Trp., 2 Hrn., 2 Pos., 2x Vl., Vla., Vc.,Kb., Pauk., Schz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4">
            <text:p>34</text:p>
          </table:table-cell>
          <table:table-cell table:style-name="ce4" office:value-type="float" office:value="2001">
            <text:p>2001</text:p>
          </table:table-cell>
          <table:table-cell table:style-name="ce7" office:value-type="string">
            <text:p>2 Elementarphantasien</text:p>
          </table:table-cell>
          <table:table-cell table:style-name="ce7" office:value-type="string">
            <text:p>2 Stücke</text:p>
          </table:table-cell>
          <table:table-cell table:style-name="ce7" office:value-type="string">
            <text:p>Männerchor <text:s/>T/T/B/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5">
            <text:p>35</text:p>
          </table:table-cell>
          <table:table-cell table:style-name="ce4" office:value-type="float" office:value="2000">
            <text:p>2000</text:p>
          </table:table-cell>
          <table:table-cell table:style-name="ce7" office:value-type="string">
            <text:p>1. Klavierseptett *</text:p>
          </table:table-cell>
          <table:table-cell table:style-name="ce7" office:value-type="string">
            <text:p>4 Sätze</text:p>
          </table:table-cell>
          <table:table-cell table:style-name="ce7" office:value-type="string">
            <text:p>Fl., Ob., Hrn., Vla., Vc., Kb. 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6">
            <text:p>36</text:p>
          </table:table-cell>
          <table:table-cell table:style-name="ce4" office:value-type="float" office:value="2001">
            <text:p>2001</text:p>
          </table:table-cell>
          <table:table-cell table:style-name="ce7" office:value-type="string">
            <text:p>5 Joachim Ringelnatz - Lieder</text:p>
          </table:table-cell>
          <table:table-cell table:style-name="ce7" office:value-type="string">
            <text:p>5 Lieder</text:p>
          </table:table-cell>
          <table:table-cell table:style-name="ce7" office:value-type="string">
            <text:p>Kinderchor + 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7">
            <text:p>37</text:p>
          </table:table-cell>
          <table:table-cell table:style-name="ce4" office:value-type="float" office:value="2001">
            <text:p>2001</text:p>
          </table:table-cell>
          <table:table-cell table:style-name="ce7" office:value-type="string">
            <text:p>Blasodie *</text:p>
          </table:table-cell>
          <table:table-cell table:style-name="ce7" office:value-type="string">
            <text:p>1 Satz</text:p>
          </table:table-cell>
          <table:table-cell table:style-name="ce7" office:value-type="string">
            <text:p>2 Fl., 3 Klar., <text:s/>Bklar., Fag., 2 Asax., Tsax., Bsax., 4 Trp., 3 Hrn., 2 Pos., 2 Bt., Pauk., Schz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8">
            <text:p>38</text:p>
          </table:table-cell>
          <table:table-cell table:style-name="ce4" office:value-type="float" office:value="2001">
            <text:p>2001</text:p>
          </table:table-cell>
          <table:table-cell table:style-name="ce7" office:value-type="string">
            <text:p>ABA</text:p>
          </table:table-cell>
          <table:table-cell table:style-name="ce7" office:value-type="string">
            <text:p>7 Stücke</text:p>
          </table:table-cell>
          <table:table-cell table:style-name="ce7" office:value-type="string">
            <text:p>Klav.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9">
            <text:p>39</text:p>
          </table:table-cell>
          <table:table-cell table:style-name="ce4" office:value-type="float" office:value="2001">
            <text:p>2001</text:p>
          </table:table-cell>
          <table:table-cell table:style-name="ce7" office:value-type="string">
            <text:p>Gitarreduette</text:p>
          </table:table-cell>
          <table:table-cell table:style-name="ce7" office:value-type="string">
            <text:p>5 Stücke</text:p>
          </table:table-cell>
          <table:table-cell table:style-name="ce7" office:value-type="string">
            <text:p>2 Git. <text:s text:c="2"/>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0">
            <text:p>40</text:p>
          </table:table-cell>
          <table:table-cell table:style-name="ce5" office:value-type="float" office:value="2002">
            <text:p>2002</text:p>
          </table:table-cell>
          <table:table-cell table:style-name="ce8" office:value-type="string">
            <text:p>"Flaffy" Musikalische Zeichnungen nach S. Helting</text:p>
          </table:table-cell>
          <table:table-cell table:style-name="ce8" office:value-type="string">
            <text:p>30 Stücke</text:p>
          </table:table-cell>
          <table:table-cell table:style-name="ce8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1">
            <text:p>41</text:p>
          </table:table-cell>
          <table:table-cell table:style-name="ce5" office:value-type="float" office:value="2002">
            <text:p>2002</text:p>
          </table:table-cell>
          <table:table-cell table:style-name="ce8" office:value-type="string">
            <text:p>1. Streichquartett</text:p>
          </table:table-cell>
          <table:table-cell table:style-name="ce8" office:value-type="string">
            <text:p>3 Sätze</text:p>
          </table:table-cell>
          <table:table-cell table:style-name="ce8" office:value-type="string">
            <text:p>2 Vl., Vla., Vc. 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4" office:value-type="float" office:value="2023">
            <text:p>2023</text:p>
          </table:table-cell>
          <table:table-cell table:style-name="ce7" office:value-type="string">
            <text:p>3 Kleine Stücke</text:p>
          </table:table-cell>
          <table:table-cell table:style-name="ce7" office:value-type="string">
            <text:p>3 Stücke</text:p>
          </table:table-cell>
          <table:table-cell table:style-name="ce7" office:value-type="string">
            <text:p>O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3">
            <text:p>43</text:p>
          </table:table-cell>
          <table:table-cell table:style-name="ce5" office:value-type="float" office:value="2002">
            <text:p>2002</text:p>
          </table:table-cell>
          <table:table-cell table:style-name="ce8" office:value-type="string">
            <text:p>Für Barbara </text:p>
          </table:table-cell>
          <table:table-cell table:style-name="ce8" office:value-type="string">
            <text:p>30 Stücke</text:p>
          </table:table-cell>
          <table:table-cell table:style-name="ce8" office:value-type="string">
            <text:p>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4" office:value-type="float" office:value="2002">
            <text:p>2002</text:p>
          </table:table-cell>
          <table:table-cell table:style-name="ce7" office:value-type="string">
            <text:p>Für Mandoline und Gitarre</text:p>
          </table:table-cell>
          <table:table-cell table:style-name="ce7" office:value-type="string">
            <text:p>2 Stücke</text:p>
          </table:table-cell>
          <table:table-cell table:style-name="ce7" office:value-type="string">
            <text:p>Mand., Git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5">
            <text:p>45</text:p>
          </table:table-cell>
          <table:table-cell table:style-name="ce4" office:value-type="float" office:value="2002">
            <text:p>2002</text:p>
          </table:table-cell>
          <table:table-cell table:style-name="ce7" office:value-type="string">
            <text:p>Nach der Arbeit</text:p>
          </table:table-cell>
          <table:table-cell table:style-name="ce7" office:value-type="string">
            <text:p>5 Stücke</text:p>
          </table:table-cell>
          <table:table-cell table:style-name="ce7" office:value-type="string">
            <text:p>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5" office:value-type="float" office:value="2023">
            <text:p>2023</text:p>
          </table:table-cell>
          <table:table-cell table:style-name="ce7" office:value-type="string">
            <text:p>3 Kleine Duette</text:p>
          </table:table-cell>
          <table:table-cell table:style-name="ce7" office:value-type="string">
            <text:p>3 Stücke</text:p>
          </table:table-cell>
          <table:table-cell table:style-name="ce7" office:value-type="string">
            <text:p>F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7">
            <text:p>47</text:p>
          </table:table-cell>
          <table:table-cell table:style-name="ce5" office:value-type="float" office:value="2023">
            <text:p>2023</text:p>
          </table:table-cell>
          <table:table-cell table:style-name="ce8" office:value-type="string">
            <text:p>1. Klaviertrio</text:p>
          </table:table-cell>
          <table:table-cell table:style-name="ce8" office:value-type="string">
            <text:p>3 Sätze</text:p>
          </table:table-cell>
          <table:table-cell table:style-name="ce8"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8">
            <text:p>48</text:p>
          </table:table-cell>
          <table:table-cell table:style-name="ce5" office:value-type="float" office:value="2003">
            <text:p>2003</text:p>
          </table:table-cell>
          <table:table-cell table:style-name="ce8" office:value-type="string">
            <text:p>1. Violinsonate </text:p>
          </table:table-cell>
          <table:table-cell table:style-name="ce8" office:value-type="string">
            <text:p>3 Sätze</text:p>
          </table:table-cell>
          <table:table-cell table:style-name="ce8" office:value-type="string">
            <text:p>V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9">
            <text:p>49</text:p>
          </table:table-cell>
          <table:table-cell table:style-name="ce5" office:value-type="float" office:value="2003">
            <text:p>2003</text:p>
          </table:table-cell>
          <table:table-cell table:style-name="ce8" office:value-type="string">
            <text:p>3. Sonatine</text:p>
          </table:table-cell>
          <table:table-cell table:style-name="ce8" office:value-type="string">
            <text:p>3 Sätze</text:p>
          </table:table-cell>
          <table:table-cell table:style-name="ce8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0">
            <text:p>50</text:p>
          </table:table-cell>
          <table:table-cell table:style-name="ce5" office:value-type="float" office:value="2003">
            <text:p>2003</text:p>
          </table:table-cell>
          <table:table-cell table:style-name="ce8" office:value-type="string">
            <text:p>Concertino für Violine und Orchester</text:p>
          </table:table-cell>
          <table:table-cell table:style-name="ce8" office:value-type="string">
            <text:p>3 Sätze</text:p>
          </table:table-cell>
          <table:table-cell table:style-name="ce8" office:value-type="string">
            <text:p>Vl. solo, 2x Vl., Vla., Vc., Kb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1">
            <text:p>51</text:p>
          </table:table-cell>
          <table:table-cell table:style-name="ce5" office:value-type="float" office:value="2023">
            <text:p>2023</text:p>
          </table:table-cell>
          <table:table-cell table:style-name="ce9" office:value-type="string">
            <text:p>Fantasie</text:p>
          </table:table-cell>
          <table:table-cell table:style-name="ce9" office:value-type="string">
            <text:p>1 Stück</text:p>
          </table:table-cell>
          <table:table-cell table:style-name="ce9" office:value-type="string">
            <text:p>Pos., Org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2">
            <text:p>52</text:p>
          </table:table-cell>
          <table:table-cell table:style-name="ce6" office:value-type="float" office:value="2005">
            <text:p>2005</text:p>
          </table:table-cell>
          <table:table-cell table:style-name="ce9" office:value-type="string">
            <text:p>2. Streichquartett</text:p>
          </table:table-cell>
          <table:table-cell table:style-name="ce8" office:value-type="string">
            <text:p>3 Sätze</text:p>
          </table:table-cell>
          <table:table-cell table:style-name="ce9" office:value-type="string">
            <text:p>2 Vl.,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3">
            <text:p>53</text:p>
          </table:table-cell>
          <table:table-cell table:style-name="ce6" office:value-type="float" office:value="2005">
            <text:p>2005</text:p>
          </table:table-cell>
          <table:table-cell table:style-name="ce9" office:value-type="string">
            <text:p>9 Kleine Klavierstücke</text:p>
          </table:table-cell>
          <table:table-cell table:style-name="ce9" office:value-type="string">
            <text:p>9 Stücke</text:p>
          </table:table-cell>
          <table:table-cell table:style-name="ce9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4">
            <text:p>54</text:p>
          </table:table-cell>
          <table:table-cell table:style-name="ce6" office:value-type="float" office:value="2005">
            <text:p>2005</text:p>
          </table:table-cell>
          <table:table-cell table:style-name="ce9" office:value-type="string">
            <text:p>Kleinigkeiten</text:p>
          </table:table-cell>
          <table:table-cell table:style-name="ce8" office:value-type="string">
            <text:p>25 Stücke</text:p>
          </table:table-cell>
          <table:table-cell table:style-name="ce9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5">
            <text:p>55</text:p>
          </table:table-cell>
          <table:table-cell table:style-name="ce5" office:value-type="float" office:value="2005">
            <text:p>2005</text:p>
          </table:table-cell>
          <table:table-cell table:style-name="ce8" office:value-type="string">
            <text:p>Oper "Erik Jan Hanussen" v. Th. Hanisch</text:p>
          </table:table-cell>
          <table:table-cell table:style-name="ce8"/>
          <table:table-cell table:style-name="ce8" office:value-type="string">
            <text:p>Sänger(innen), Chor, Picc., 2 Fl., 2 Ob., Englhrn., 2 Klar., Bklar., 2 Fag., Kfag., 2 Trp., 3 Hrn., 2 Pos., Bt., 2x Vl., Vla.,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6">
            <text:p>56</text:p>
          </table:table-cell>
          <table:table-cell table:style-name="ce6" office:value-type="float" office:value="2005">
            <text:p>2005</text:p>
          </table:table-cell>
          <table:table-cell table:style-name="ce8" office:value-type="string">
            <text:p>Orgelfantasie II <text:s/></text:p>
          </table:table-cell>
          <table:table-cell table:style-name="ce8" office:value-type="string">
            <text:p>1 Satz</text:p>
          </table:table-cell>
          <table:table-cell table:style-name="ce9" office:value-type="string">
            <text:p>Org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7">
            <text:p>57</text:p>
          </table:table-cell>
          <table:table-cell table:style-name="ce6" office:value-type="float" office:value="2005">
            <text:p>2005</text:p>
          </table:table-cell>
          <table:table-cell table:style-name="ce9" office:value-type="string">
            <text:p>Sonatine für Trompete und Klavier</text:p>
          </table:table-cell>
          <table:table-cell table:style-name="ce8" office:value-type="string">
            <text:p>3 Sätze</text:p>
          </table:table-cell>
          <table:table-cell table:style-name="ce9" office:value-type="string">
            <text:p>Trp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8">
            <text:p>58</text:p>
          </table:table-cell>
          <table:table-cell table:style-name="ce6" office:value-type="float" office:value="2005">
            <text:p>2005</text:p>
          </table:table-cell>
          <table:table-cell table:style-name="ce9" office:value-type="string">
            <text:p>Von A bis K</text:p>
          </table:table-cell>
          <table:table-cell table:style-name="ce8" office:value-type="string">
            <text:p>11 Stücke</text:p>
          </table:table-cell>
          <table:table-cell table:style-name="ce9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9">
            <text:p>59</text:p>
          </table:table-cell>
          <table:table-cell table:style-name="ce6" office:value-type="float" office:value="2007">
            <text:p>2007</text:p>
          </table:table-cell>
          <table:table-cell table:style-name="ce9" office:value-type="string">
            <text:p>F 12 M *</text:p>
          </table:table-cell>
          <table:table-cell table:style-name="ce8" office:value-type="string">
            <text:p>1 Satz</text:p>
          </table:table-cell>
          <table:table-cell table:style-name="ce9" office:value-type="string">
            <text:p>Ssax., Asax., Klar., Bklar., Hrn, Bt., Klav., 2 Vl., <text:s/>Vla., <text:s/>Vc,. Kb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60">
            <text:p>60</text:p>
          </table:table-cell>
          <table:table-cell table:style-name="ce6" office:value-type="float" office:value="2006">
            <text:p>2006</text:p>
          </table:table-cell>
          <table:table-cell table:style-name="ce9" office:value-type="string">
            <text:p>2. Klaviertrio</text:p>
          </table:table-cell>
          <table:table-cell table:style-name="ce8" office:value-type="string">
            <text:p>4 Sätze</text:p>
          </table:table-cell>
          <table:table-cell table:style-name="ce9"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61">
            <text:p>61</text:p>
          </table:table-cell>
          <table:table-cell table:style-name="ce6" office:value-type="float" office:value="2007">
            <text:p>2007</text:p>
          </table:table-cell>
          <table:table-cell table:style-name="ce9" office:value-type="string">
            <text:p>Kleine Suite *</text:p>
          </table:table-cell>
          <table:table-cell table:style-name="ce8" office:value-type="string">
            <text:p>5 Sätze</text:p>
          </table:table-cell>
          <table:table-cell table:style-name="ce8" office:value-type="string">
            <text:p>Fl., Ob., Klar., Hrn., Fag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62">
            <text:p>62</text:p>
          </table:table-cell>
          <table:table-cell table:style-name="ce6" office:value-type="float" office:value="2006">
            <text:p>2006</text:p>
          </table:table-cell>
          <table:table-cell table:style-name="ce9" office:value-type="string">
            <text:p>Präludium und Fuge</text:p>
          </table:table-cell>
          <table:table-cell table:style-name="ce8" office:value-type="string">
            <text:p>2 Stücke</text:p>
          </table:table-cell>
          <table:table-cell table:style-name="ce9" office:value-type="string">
            <text:p>Klav. für die linke Hand alleine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63">
            <text:p>63</text:p>
          </table:table-cell>
          <table:table-cell table:style-name="ce6" office:value-type="float" office:value="2006">
            <text:p>2006</text:p>
          </table:table-cell>
          <table:table-cell table:style-name="ce9" office:value-type="string">
            <text:p>Sommerspiele 2006</text:p>
          </table:table-cell>
          <table:table-cell table:style-name="ce8" office:value-type="string">
            <text:p>15 Stücke</text:p>
          </table:table-cell>
          <table:table-cell table:style-name="ce9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64">
            <text:p>64</text:p>
          </table:table-cell>
          <table:table-cell table:style-name="ce6" office:value-type="float" office:value="2006">
            <text:p>2006</text:p>
          </table:table-cell>
          <table:table-cell table:style-name="ce9" office:value-type="string">
            <text:p>1. Cellosonate </text:p>
          </table:table-cell>
          <table:table-cell table:style-name="ce8" office:value-type="string">
            <text:p>4 Sätze</text:p>
          </table:table-cell>
          <table:table-cell table:style-name="ce9" office:value-type="string">
            <text:p>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65">
            <text:p>65</text:p>
          </table:table-cell>
          <table:table-cell table:style-name="ce6" office:value-type="float" office:value="2007">
            <text:p>2007</text:p>
          </table:table-cell>
          <table:table-cell table:style-name="ce9" office:value-type="string">
            <text:p>4 Orchesterstücke</text:p>
          </table:table-cell>
          <table:table-cell table:style-name="ce8" office:value-type="string">
            <text:p>4 Sätze</text:p>
          </table:table-cell>
          <table:table-cell table:style-name="ce8" office:value-type="string">
            <text:p>2 Fl,. 2 Ob., 2 Klar., 2 Fag., 2 Trp., 2 Hrn. 2 Pos., Bt., 2x Vl., Vla., Vc., Kb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66">
            <text:p>66</text:p>
          </table:table-cell>
          <table:table-cell table:style-name="ce6" office:value-type="float" office:value="2008">
            <text:p>2008</text:p>
          </table:table-cell>
          <table:table-cell table:style-name="ce9" office:value-type="string">
            <text:p>1. Mozart-Variationen</text:p>
          </table:table-cell>
          <table:table-cell table:style-name="ce8" office:value-type="string">
            <text:p>20 Var.+ Fin.</text:p>
          </table:table-cell>
          <table:table-cell table:style-name="ce8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67">
            <text:p>67</text:p>
          </table:table-cell>
          <table:table-cell table:style-name="ce6" office:value-type="float" office:value="2008">
            <text:p>2008</text:p>
          </table:table-cell>
          <table:table-cell table:style-name="ce9" office:value-type="string">
            <text:p>Hasleiten-Suite</text:p>
          </table:table-cell>
          <table:table-cell table:style-name="ce8" office:value-type="string">
            <text:p>12 Stücke</text:p>
          </table:table-cell>
          <table:table-cell table:style-name="ce8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68">
            <text:p>68</text:p>
          </table:table-cell>
          <table:table-cell table:style-name="ce6" office:value-type="float" office:value="2008">
            <text:p>2008</text:p>
          </table:table-cell>
          <table:table-cell table:style-name="ce9" office:value-type="string">
            <text:p>Schwingungen</text:p>
          </table:table-cell>
          <table:table-cell table:style-name="ce9" office:value-type="string">
            <text:p>7 Stücke</text:p>
          </table:table-cell>
          <table:table-cell table:style-name="ce8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69">
            <text:p>69</text:p>
          </table:table-cell>
          <table:table-cell table:style-name="ce6" office:value-type="float" office:value="2008">
            <text:p>2008</text:p>
          </table:table-cell>
          <table:table-cell table:style-name="ce9" office:value-type="string">
            <text:p>Haydn-Fantasie</text:p>
          </table:table-cell>
          <table:table-cell table:style-name="ce8" office:value-type="string">
            <text:p>1 Satz</text:p>
          </table:table-cell>
          <table:table-cell table:style-name="ce8" office:value-type="string">
            <text:p>2 Vl.,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0">
            <text:p>70</text:p>
          </table:table-cell>
          <table:table-cell table:style-name="ce6" office:value-type="float" office:value="2008">
            <text:p>2008</text:p>
          </table:table-cell>
          <table:table-cell table:style-name="ce9" office:value-type="string">
            <text:p>Nachdenklichkeiten</text:p>
          </table:table-cell>
          <table:table-cell table:style-name="ce9" office:value-type="string">
            <text:p>7 Stücke</text:p>
          </table:table-cell>
          <table:table-cell table:style-name="ce8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1">
            <text:p>71</text:p>
          </table:table-cell>
          <table:table-cell table:style-name="ce6" office:value-type="float" office:value="2009">
            <text:p>2009</text:p>
          </table:table-cell>
          <table:table-cell table:style-name="ce9" office:value-type="string">
            <text:p>1. Sonatine *</text:p>
          </table:table-cell>
          <table:table-cell table:style-name="ce9" office:value-type="string">
            <text:p>4 Sätze</text:p>
          </table:table-cell>
          <table:table-cell table:style-name="ce9" office:value-type="string">
            <text:p>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2">
            <text:p>72</text:p>
          </table:table-cell>
          <table:table-cell table:style-name="ce6" office:value-type="float" office:value="2009">
            <text:p>2009</text:p>
          </table:table-cell>
          <table:table-cell table:style-name="ce9" office:value-type="string">
            <text:p>2 Taiwanesische Lieder</text:p>
          </table:table-cell>
          <table:table-cell table:style-name="ce9" office:value-type="string">
            <text:p>2 Lieder</text:p>
          </table:table-cell>
          <table:table-cell table:style-name="ce9" office:value-type="string">
            <text:p>Ges., 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3">
            <text:p>73</text:p>
          </table:table-cell>
          <table:table-cell table:style-name="ce6" office:value-type="float" office:value="2009">
            <text:p>2009</text:p>
          </table:table-cell>
          <table:table-cell table:style-name="ce9" office:value-type="string">
            <text:p>2. Varia 2009</text:p>
          </table:table-cell>
          <table:table-cell table:style-name="ce9" office:value-type="string">
            <text:p>35 Var.+ Fuge</text:p>
          </table:table-cell>
          <table:table-cell table:style-name="ce9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4">
            <text:p>74</text:p>
          </table:table-cell>
          <table:table-cell table:style-name="ce6" office:value-type="float" office:value="2009">
            <text:p>2009</text:p>
          </table:table-cell>
          <table:table-cell table:style-name="ce9" office:value-type="string">
            <text:p>3. Streichquartett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2 Vl.,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5">
            <text:p>75</text:p>
          </table:table-cell>
          <table:table-cell table:style-name="ce6" office:value-type="float" office:value="2009">
            <text:p>2009</text:p>
          </table:table-cell>
          <table:table-cell table:style-name="ce9" office:value-type="string">
            <text:p>Sonatine 2009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Tbfl., oder Sbf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6">
            <text:p>76</text:p>
          </table:table-cell>
          <table:table-cell table:style-name="ce6" office:value-type="float" office:value="2010">
            <text:p>2010</text:p>
          </table:table-cell>
          <table:table-cell table:style-name="ce9" office:value-type="string">
            <text:p>1. Sonate</text:p>
          </table:table-cell>
          <table:table-cell table:style-name="ce8" office:value-type="string">
            <text:p>3 Sätze</text:p>
          </table:table-cell>
          <table:table-cell table:style-name="ce8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7">
            <text:p>77</text:p>
          </table:table-cell>
          <table:table-cell table:style-name="ce6" office:value-type="float" office:value="2010">
            <text:p>2010</text:p>
          </table:table-cell>
          <table:table-cell table:style-name="ce9" office:value-type="string">
            <text:p>2. Klavierquintett</text:p>
          </table:table-cell>
          <table:table-cell table:style-name="ce9" office:value-type="string">
            <text:p>4 Sätze</text:p>
          </table:table-cell>
          <table:table-cell table:style-name="ce9" office:value-type="string">
            <text:p>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8">
            <text:p>78</text:p>
          </table:table-cell>
          <table:table-cell table:style-name="ce6" office:value-type="float" office:value="2023">
            <text:p>2023</text:p>
          </table:table-cell>
          <table:table-cell table:style-name="ce9" office:value-type="string">
            <text:p>Für Klavier zu 4 Händen</text:p>
          </table:table-cell>
          <table:table-cell table:style-name="ce9" office:value-type="string">
            <text:p>2 Stücke</text:p>
          </table:table-cell>
          <table:table-cell table:style-name="ce9" office:value-type="string">
            <text:p>Klav. 4h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9">
            <text:p>79</text:p>
          </table:table-cell>
          <table:table-cell table:style-name="ce6" office:value-type="float" office:value="2010">
            <text:p>2010</text:p>
          </table:table-cell>
          <table:table-cell table:style-name="ce9" office:value-type="string">
            <text:p>3. Klaviertrio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0">
            <text:p>80</text:p>
          </table:table-cell>
          <table:table-cell table:style-name="ce6" office:value-type="float" office:value="2010">
            <text:p>2010</text:p>
          </table:table-cell>
          <table:table-cell table:style-name="ce9" office:value-type="string">
            <text:p>Caprissen</text:p>
          </table:table-cell>
          <table:table-cell table:style-name="ce9" office:value-type="string">
            <text:p>12 Stücke</text:p>
          </table:table-cell>
          <table:table-cell table:style-name="ce9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1">
            <text:p>81</text:p>
          </table:table-cell>
          <table:table-cell table:style-name="ce6" office:value-type="float" office:value="2010">
            <text:p>2010</text:p>
          </table:table-cell>
          <table:table-cell table:style-name="ce9" office:value-type="string">
            <text:p>Doppelquintett *</text:p>
          </table:table-cell>
          <table:table-cell table:style-name="ce8" office:value-type="string">
            <text:p>3 Sätze</text:p>
          </table:table-cell>
          <table:table-cell table:style-name="ce8" office:value-type="string">
            <text:p>Fl., Ob., Klar., Hrn., Fag., 2 Vl., Vla., Vc., Kb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2">
            <text:p>82</text:p>
          </table:table-cell>
          <table:table-cell table:style-name="ce6" office:value-type="float" office:value="2010">
            <text:p>2010</text:p>
          </table:table-cell>
          <table:table-cell table:style-name="ce9" office:value-type="string">
            <text:p>Klangbilder</text:p>
          </table:table-cell>
          <table:table-cell table:style-name="ce8" office:value-type="string">
            <text:p>7 Stücke</text:p>
          </table:table-cell>
          <table:table-cell table:style-name="ce8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3">
            <text:p>83</text:p>
          </table:table-cell>
          <table:table-cell table:style-name="ce6" office:value-type="float" office:value="2010">
            <text:p>2010</text:p>
          </table:table-cell>
          <table:table-cell table:style-name="ce9" office:value-type="string">
            <text:p>2. Sonatine *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4">
            <text:p>84</text:p>
          </table:table-cell>
          <table:table-cell table:style-name="ce6" office:value-type="float" office:value="2010">
            <text:p>2010</text:p>
          </table:table-cell>
          <table:table-cell table:style-name="ce9" office:value-type="string">
            <text:p>Suite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5">
            <text:p>85</text:p>
          </table:table-cell>
          <table:table-cell table:style-name="ce5" office:value-type="float" office:value="2023">
            <text:p>2023</text:p>
          </table:table-cell>
          <table:table-cell table:style-name="ce9" office:value-type="string">
            <text:p>4 Duette</text:p>
          </table:table-cell>
          <table:table-cell table:style-name="ce9" office:value-type="string">
            <text:p>4 Stücke</text:p>
          </table:table-cell>
          <table:table-cell table:style-name="ce9" office:value-type="string">
            <text:p>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6">
            <text:p>86</text:p>
          </table:table-cell>
          <table:table-cell table:style-name="ce5" office:value-type="float" office:value="2011">
            <text:p>2011</text:p>
          </table:table-cell>
          <table:table-cell table:style-name="ce8" office:value-type="string">
            <text:p>2. Violinsonate</text:p>
          </table:table-cell>
          <table:table-cell table:style-name="ce8" office:value-type="string">
            <text:p>3 Sätze</text:p>
          </table:table-cell>
          <table:table-cell table:style-name="ce8" office:value-type="string">
            <text:p>V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7">
            <text:p>87</text:p>
          </table:table-cell>
          <table:table-cell table:style-name="ce5" office:value-type="float" office:value="2011">
            <text:p>2011</text:p>
          </table:table-cell>
          <table:table-cell table:style-name="ce8" office:value-type="string">
            <text:p>1. Klarinettensonate</text:p>
          </table:table-cell>
          <table:table-cell table:style-name="ce8" office:value-type="string">
            <text:p>3 Sätze</text:p>
          </table:table-cell>
          <table:table-cell table:style-name="ce8" office:value-type="string">
            <text:p>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8">
            <text:p>88</text:p>
          </table:table-cell>
          <table:table-cell table:style-name="ce5" office:value-type="float" office:value="2011">
            <text:p>2011</text:p>
          </table:table-cell>
          <table:table-cell table:style-name="ce9" office:value-type="string">
            <text:p>3 Stücke für Klavier</text:p>
          </table:table-cell>
          <table:table-cell table:style-name="ce9" office:value-type="string">
            <text:p>3 Stücke</text:p>
          </table:table-cell>
          <table:table-cell table:style-name="ce9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9">
            <text:p>89</text:p>
          </table:table-cell>
          <table:table-cell table:style-name="ce5" office:value-type="float" office:value="2011">
            <text:p>2011</text:p>
          </table:table-cell>
          <table:table-cell table:style-name="ce8" office:value-type="string">
            <text:p>3. Variationen 2011</text:p>
          </table:table-cell>
          <table:table-cell table:style-name="ce8" office:value-type="string">
            <text:p>42 Var.</text:p>
          </table:table-cell>
          <table:table-cell table:style-name="ce8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90">
            <text:p>90</text:p>
          </table:table-cell>
          <table:table-cell table:style-name="ce6" office:value-type="float" office:value="2011">
            <text:p>2011</text:p>
          </table:table-cell>
          <table:table-cell table:style-name="ce9" office:value-type="string">
            <text:p>4. Klaviertrio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Fl., Fag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91">
            <text:p>91</text:p>
          </table:table-cell>
          <table:table-cell table:style-name="ce5" office:value-type="float" office:value="2011">
            <text:p>2011</text:p>
          </table:table-cell>
          <table:table-cell table:style-name="ce8" office:value-type="string">
            <text:p>Sommer 2011</text:p>
          </table:table-cell>
          <table:table-cell table:style-name="ce8" office:value-type="string">
            <text:p>12 Stücke</text:p>
          </table:table-cell>
          <table:table-cell table:style-name="ce8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92">
            <text:p>92</text:p>
          </table:table-cell>
          <table:table-cell table:style-name="ce6" office:value-type="float" office:value="2012">
            <text:p>2012</text:p>
          </table:table-cell>
          <table:table-cell table:style-name="ce9" office:value-type="string">
            <text:p>1. Klavierkonzert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Klavier solo, 2 Fl., 2 Ob., 2 Klar., 2 Fag., Trp., 2 Hrn., Pos., 2x Vl., Vla., Vc. Kb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93">
            <text:p>93</text:p>
          </table:table-cell>
          <table:table-cell table:style-name="ce6" office:value-type="float" office:value="2012">
            <text:p>2012</text:p>
          </table:table-cell>
          <table:table-cell table:style-name="ce9" office:value-type="string">
            <text:p>1. Klavierquartett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Vl., Klar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94">
            <text:p>94</text:p>
          </table:table-cell>
          <table:table-cell table:style-name="ce6" office:value-type="float" office:value="2012">
            <text:p>2012</text:p>
          </table:table-cell>
          <table:table-cell table:style-name="ce9" office:value-type="string">
            <text:p>3. Klavierquintett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2 Vl., Vla.,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95">
            <text:p>95</text:p>
          </table:table-cell>
          <table:table-cell table:style-name="ce6" office:value-type="float" office:value="2012">
            <text:p>2012</text:p>
          </table:table-cell>
          <table:table-cell table:style-name="ce9" office:value-type="string">
            <text:p>4. Sonatine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96">
            <text:p>96</text:p>
          </table:table-cell>
          <table:table-cell table:style-name="ce6" office:value-type="float" office:value="2012">
            <text:p>2012</text:p>
          </table:table-cell>
          <table:table-cell table:style-name="ce9" office:value-type="string">
            <text:p>Caprissen</text:p>
          </table:table-cell>
          <table:table-cell table:style-name="ce9" office:value-type="string">
            <text:p>5 Stücke</text:p>
          </table:table-cell>
          <table:table-cell table:style-name="ce9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97">
            <text:p>97</text:p>
          </table:table-cell>
          <table:table-cell table:style-name="ce6" office:value-type="float" office:value="2012">
            <text:p>2012</text:p>
          </table:table-cell>
          <table:table-cell table:style-name="ce9" office:value-type="string">
            <text:p>Orchestervariationen </text:p>
          </table:table-cell>
          <table:table-cell table:style-name="ce9" office:value-type="string">
            <text:p>15 Varia.</text:p>
          </table:table-cell>
          <table:table-cell table:style-name="ce9" office:value-type="string">
            <text:p>Picc., 2 Fl., 2 Ob., Englhrn., 2 Klar., Bklar., 2 Fag., Kfag., 2 Trp., 2 Hrn., 2 Pos., Bt., 2x Vl., Vla.,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98">
            <text:p>98</text:p>
          </table:table-cell>
          <table:table-cell table:style-name="ce6" office:value-type="float" office:value="2012">
            <text:p>2012</text:p>
          </table:table-cell>
          <table:table-cell table:style-name="ce9" office:value-type="string">
            <text:p>Sommer 2012</text:p>
          </table:table-cell>
          <table:table-cell table:style-name="ce9" office:value-type="string">
            <text:p>15 Stücke</text:p>
          </table:table-cell>
          <table:table-cell table:style-name="ce9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99">
            <text:p>99</text:p>
          </table:table-cell>
          <table:table-cell table:style-name="ce6" office:value-type="float" office:value="2012">
            <text:p>2012</text:p>
          </table:table-cell>
          <table:table-cell table:style-name="ce9" office:value-type="string">
            <text:p>Sonatine</text:p>
          </table:table-cell>
          <table:table-cell table:style-name="ce9" office:value-type="string">
            <text:p>4 Sätze</text:p>
          </table:table-cell>
          <table:table-cell table:style-name="ce9" office:value-type="string">
            <text:p>Fag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3 Sätze für Trompete und Klavier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Trp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01">
            <text:p>101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4 Orchesterstücke 2013</text:p>
          </table:table-cell>
          <table:table-cell table:style-name="ce9" office:value-type="string">
            <text:p>4 Stücke</text:p>
          </table:table-cell>
          <table:table-cell table:style-name="ce9" office:value-type="string">
            <text:p>Picc. 2 Fl., Ob., Englhrn., Es Klar., 2 Klar., Bklar., 2 Fag., Kfag., 2 Trp., 2 Hrn., 2 Pos., Bt., 2x Vl., Vla., Vc., Kb.,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02">
            <text:p>102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4. Klavierquintett</text:p>
          </table:table-cell>
          <table:table-cell table:style-name="ce9" office:value-type="string">
            <text:p>4 Sätze</text:p>
          </table:table-cell>
          <table:table-cell table:style-name="ce9" office:value-type="string">
            <text:p>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03">
            <text:p>103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Concerto grosso</text:p>
          </table:table-cell>
          <table:table-cell table:style-name="ce9" office:value-type="string">
            <text:p>4 Sätze</text:p>
          </table:table-cell>
          <table:table-cell table:style-name="ce8" office:value-type="string">
            <text:p>2x Vl. Solo, Vla. Solo, Vc. Solo, Kb. Solo, 2 Hrn., 2x Vl., Vla. Vc., Kb., Klav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04">
            <text:p>104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Divertimento *</text:p>
          </table:table-cell>
          <table:table-cell table:style-name="ce9" office:value-type="string">
            <text:p>6 Sätze</text:p>
          </table:table-cell>
          <table:table-cell table:style-name="ce9" office:value-type="string">
            <text:p>Trp., Hrn., Pos., Bt., 2x Vl., Vla., Vc., Kb., Klav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05">
            <text:p>105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1. Doppelkonzert</text:p>
          </table:table-cell>
          <table:table-cell table:style-name="ce9" office:value-type="string">
            <text:p>4 Sätze</text:p>
          </table:table-cell>
          <table:table-cell table:style-name="ce9" office:value-type="string">
            <text:p>Violine solo, Klavier solo, 2 Hrn., 2x Vl., Vla.,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06">
            <text:p>106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Konzert für Flöte und kleines Orchester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Flöte solo, 2 Hrn., 2x Vl., Vla., Vc., Kb., Klav.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07">
            <text:p>107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Konzert für Horn und kleines Orchester *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Horn solo, 2x Vl., Vla., Vc., Kb., Klav., G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08">
            <text:p>108</text:p>
          </table:table-cell>
          <table:table-cell table:style-name="ce5" office:value-type="float" office:value="2013">
            <text:p>2013</text:p>
          </table:table-cell>
          <table:table-cell table:style-name="ce8" office:value-type="string">
            <text:p>Musik I </text:p>
          </table:table-cell>
          <table:table-cell table:style-name="ce8" office:value-type="string">
            <text:p>4 Sätze</text:p>
          </table:table-cell>
          <table:table-cell table:style-name="ce8" office:value-type="string">
            <text:p>2x Vi., Via., Vc., Kb., Klav., Glsp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09">
            <text:p>109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Musik II </text:p>
          </table:table-cell>
          <table:table-cell table:style-name="ce9" office:value-type="string">
            <text:p>4 Sätze</text:p>
          </table:table-cell>
          <table:table-cell table:style-name="ce8" office:value-type="string">
            <text:p>Vi. solo, 2x Vl., Vla., Vc., Kb., Klav., Glsp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10">
            <text:p>110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Musik III </text:p>
          </table:table-cell>
          <table:table-cell table:style-name="ce9" office:value-type="string">
            <text:p>4 Sätze</text:p>
          </table:table-cell>
          <table:table-cell table:style-name="ce9" office:value-type="string">
            <text:p>2x Vi., Via., Vc., Kb., Klav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11">
            <text:p>111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Musik IV</text:p>
          </table:table-cell>
          <table:table-cell table:style-name="ce9" office:value-type="string">
            <text:p>4. Sätze</text:p>
          </table:table-cell>
          <table:table-cell table:style-name="ce9" office:value-type="string">
            <text:p>Fl., Ob., Klar., Fag., 2 Hrn., 2x Vl., Vla., Vc., Kb., Klav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12">
            <text:p>112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Musik V</text:p>
          </table:table-cell>
          <table:table-cell table:style-name="ce9" office:value-type="string">
            <text:p>4 Sätze</text:p>
          </table:table-cell>
          <table:table-cell table:style-name="ce8" office:value-type="string">
            <text:p>Ob., Fag., 2 Hrn., 2x Vl., Vla., Vc., Kb., Klav., Pauk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13">
            <text:p>113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Sonate für Streicher und Pauken</text:p>
          </table:table-cell>
          <table:table-cell table:style-name="ce9" office:value-type="string">
            <text:p>4 Sätze</text:p>
          </table:table-cell>
          <table:table-cell table:style-name="ce9" office:value-type="string">
            <text:p>2x Vl., Vla, Vc., Kb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14">
            <text:p>114</text:p>
          </table:table-cell>
          <table:table-cell table:style-name="ce6" office:value-type="float" office:value="2014">
            <text:p>2014</text:p>
          </table:table-cell>
          <table:table-cell table:style-name="ce9" office:value-type="string">
            <text:p>1. Trompetenkonzert</text:p>
          </table:table-cell>
          <table:table-cell table:style-name="ce9" office:value-type="string">
            <text:p>3 Sätze</text:p>
          </table:table-cell>
          <table:table-cell table:style-name="ce8" office:value-type="string">
            <text:p>Trompete solo, 2 Hrn., Bt., 2x Vl., Vla., Vc., Kb., Klav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15">
            <text:p>115</text:p>
          </table:table-cell>
          <table:table-cell office:value-type="float" office:value="2014">
            <text:p>2014</text:p>
          </table:table-cell>
          <table:table-cell office:value-type="string">
            <text:p>2 Klavierstücke</text:p>
          </table:table-cell>
          <table:table-cell office:value-type="string">
            <text:p>2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16">
            <text:p>116</text:p>
          </table:table-cell>
          <table:table-cell office:value-type="float" office:value="2014">
            <text:p>2014</text:p>
          </table:table-cell>
          <table:table-cell office:value-type="string">
            <text:p>2. Klavierquartett </text:p>
          </table:table-cell>
          <table:table-cell office:value-type="string">
            <text:p>4 Sätze</text:p>
          </table:table-cell>
          <table:table-cell office:value-type="string">
            <text:p>Vl., Klar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17">
            <text:p>117</text:p>
          </table:table-cell>
          <table:table-cell table:style-name="ce6" office:value-type="float" office:value="2014">
            <text:p>2014</text:p>
          </table:table-cell>
          <table:table-cell table:style-name="ce9" office:value-type="string">
            <text:p>3. Violinsonate</text:p>
          </table:table-cell>
          <table:table-cell table:style-name="ce9" office:value-type="string">
            <text:p>4 Sätze</text:p>
          </table:table-cell>
          <table:table-cell table:style-name="ce8" office:value-type="string">
            <text:p>V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18">
            <text:p>118</text:p>
          </table:table-cell>
          <table:table-cell table:style-name="ce6" office:value-type="float" office:value="2014">
            <text:p>2014</text:p>
          </table:table-cell>
          <table:table-cell table:style-name="ce9" office:value-type="string">
            <text:p>Musik VI</text:p>
          </table:table-cell>
          <table:table-cell table:style-name="ce9" office:value-type="string">
            <text:p>4 Sätze</text:p>
          </table:table-cell>
          <table:table-cell table:style-name="ce8" office:value-type="string">
            <text:p>6x Vl., 3x Vla., 3x Vc., 3x Kb., Klav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19">
            <text:p>119</text:p>
          </table:table-cell>
          <table:table-cell table:style-name="ce6" office:value-type="float" office:value="2014">
            <text:p>2014</text:p>
          </table:table-cell>
          <table:table-cell table:style-name="ce9" office:value-type="string">
            <text:p>Musik VII</text:p>
          </table:table-cell>
          <table:table-cell table:style-name="ce9" office:value-type="string">
            <text:p>3 Sätze</text:p>
          </table:table-cell>
          <table:table-cell table:style-name="ce8" office:value-type="string">
            <text:p>Trp., 2x Vl., Vla., Vc., Kb., Klav., Xyl., Pauk., Schz.,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20">
            <text:p>120</text:p>
          </table:table-cell>
          <table:table-cell table:style-name="ce6" office:value-type="float" office:value="2014">
            <text:p>2014</text:p>
          </table:table-cell>
          <table:table-cell table:style-name="ce9" office:value-type="string">
            <text:p>Musik VIII</text:p>
          </table:table-cell>
          <table:table-cell table:style-name="ce9" office:value-type="string">
            <text:p>4 Sätze</text:p>
          </table:table-cell>
          <table:table-cell table:style-name="ce8" office:value-type="string">
            <text:p>2 Fl., 2 Ob., 2 Klar., 2 Fag., Trp., 2 Hrn., 2x Vl., Vla., Vc., Kb.,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21">
            <text:p>121</text:p>
          </table:table-cell>
          <table:table-cell table:style-name="ce6" office:value-type="float" office:value="2014">
            <text:p>2014</text:p>
          </table:table-cell>
          <table:table-cell table:style-name="ce9" office:value-type="string">
            <text:p>Musik IX</text:p>
          </table:table-cell>
          <table:table-cell table:style-name="ce9" office:value-type="string">
            <text:p>4 Sätze</text:p>
          </table:table-cell>
          <table:table-cell table:style-name="ce8" office:value-type="string">
            <text:p>2 Hrn., 2x Vl., Vla., Vc., Kb., Klav., Glsp., G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22">
            <text:p>122</text:p>
          </table:table-cell>
          <table:table-cell office:value-type="float" office:value="2014">
            <text:p>2014</text:p>
          </table:table-cell>
          <table:table-cell office:value-type="string">
            <text:p>Musik X</text:p>
          </table:table-cell>
          <table:table-cell office:value-type="string">
            <text:p>4 Sätze</text:p>
          </table:table-cell>
          <table:table-cell office:value-type="string">
            <text:p>Trp., 2 Hrn., Pos., 2x Vl., Vla., Vc., Kb., Klav., Glsp., Gl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23">
            <text:p>123</text:p>
          </table:table-cell>
          <table:table-cell table:style-name="ce6" office:value-type="float" office:value="2014">
            <text:p>2014</text:p>
          </table:table-cell>
          <table:table-cell table:style-name="ce9" office:value-type="string">
            <text:p>Violasonate</text:p>
          </table:table-cell>
          <table:table-cell table:style-name="ce9" office:value-type="string">
            <text:p>3 Sätze</text:p>
          </table:table-cell>
          <table:table-cell table:style-name="ce8" office:value-type="string">
            <text:p>Vla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24">
            <text:p>124</text:p>
          </table:table-cell>
          <table:table-cell office:value-type="float" office:value="2015">
            <text:p>2015</text:p>
          </table:table-cell>
          <table:table-cell office:value-type="string">
            <text:p>1. Klaviersextett</text:p>
          </table:table-cell>
          <table:table-cell office:value-type="string">
            <text:p>4 Sätze</text:p>
          </table:table-cell>
          <table:table-cell office:value-type="string">
            <text:p>2 Vl., Vla., Vc., K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25">
            <text:p>125</text:p>
          </table:table-cell>
          <table:table-cell office:value-type="float" office:value="2015">
            <text:p>2015</text:p>
          </table:table-cell>
          <table:table-cell office:value-type="string">
            <text:p>2. Klavierkonzert</text:p>
          </table:table-cell>
          <table:table-cell office:value-type="string">
            <text:p>4 Sätze</text:p>
          </table:table-cell>
          <table:table-cell office:value-type="string">
            <text:p>Klavier solo, 2 Fl., Ob., Englhrn., 2 Klar., Fag., Kfag., Trp., 2 Hrn., Pos., Bt., 2x Vl., Vla.,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26">
            <text:p>126</text:p>
          </table:table-cell>
          <table:table-cell office:value-type="float" office:value="2015">
            <text:p>2015</text:p>
          </table:table-cell>
          <table:table-cell office:value-type="string">
            <text:p>4 Jahreszeiten (Herbst, Winter)</text:p>
          </table:table-cell>
          <table:table-cell office:value-type="string">
            <text:p>2 x 4 Sätze</text:p>
          </table:table-cell>
          <table:table-cell office:value-type="string">
            <text:p>Fl., Ob., Klar., Fag., Trp., 2 Hrn., Pos., 2x Vl., Vla., Vc., Kb., Klav., Glsp., Gl., Vi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27">
            <text:p>127</text:p>
          </table:table-cell>
          <table:table-cell office:value-type="float" office:value="2015">
            <text:p>2015</text:p>
          </table:table-cell>
          <table:table-cell office:value-type="string">
            <text:p>5 + 1 + 5 *</text:p>
          </table:table-cell>
          <table:table-cell office:value-type="string">
            <text:p>4 Sätze</text:p>
          </table:table-cell>
          <table:table-cell office:value-type="string">
            <text:p>Fl., Ob. Klar., Hrn, Fag., Klav., 2 Vl., Vla., Vc., Kb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28">
            <text:p>128</text:p>
          </table:table-cell>
          <table:table-cell office:value-type="float" office:value="2015">
            <text:p>2015</text:p>
          </table:table-cell>
          <table:table-cell office:value-type="string">
            <text:p>5. Klaviertrio </text:p>
          </table:table-cell>
          <table:table-cell office:value-type="string">
            <text:p>4 Sätze</text:p>
          </table:table-cell>
          <table:table-cell office:value-type="string">
            <text:p>Vl., 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29">
            <text:p>129</text:p>
          </table:table-cell>
          <table:table-cell office:value-type="float" office:value="2015">
            <text:p>2015</text:p>
          </table:table-cell>
          <table:table-cell office:value-type="string">
            <text:p>Musik XI</text:p>
          </table:table-cell>
          <table:table-cell office:value-type="string">
            <text:p>4 Sätze</text:p>
          </table:table-cell>
          <table:table-cell office:value-type="string">
            <text:p>Fl., Ob. Kla., Fag., 2 Hrn., <text:s/>2x Vl., Vla., Vc., Kb. Klav., Gl., Pauk., Schz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30">
            <text:p>130</text:p>
          </table:table-cell>
          <table:table-cell office:value-type="float" office:value="2015">
            <text:p>2015</text:p>
          </table:table-cell>
          <table:table-cell office:value-type="string">
            <text:p>Musik XII</text:p>
          </table:table-cell>
          <table:table-cell office:value-type="string">
            <text:p>4 Sätze</text:p>
          </table:table-cell>
          <table:table-cell office:value-type="string">
            <text:p>Ob., Fag., 2 Hrn, 2x Vl., Vla., Vc., Kb., Klav., Xyl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31">
            <text:p>131</text:p>
          </table:table-cell>
          <table:table-cell office:value-type="float" office:value="2015">
            <text:p>2015</text:p>
          </table:table-cell>
          <table:table-cell office:value-type="string">
            <text:p>Trauermusik für Ray * + Stp.</text:p>
          </table:table-cell>
          <table:table-cell office:value-type="string">
            <text:p>4 Sätze</text:p>
          </table:table-cell>
          <table:table-cell office:value-type="string">
            <text:p>4 Hrn, 2x Vl., Vla., Vc., Kb.,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32">
            <text:p>132</text:p>
          </table:table-cell>
          <table:table-cell office:value-type="float" office:value="2016">
            <text:p>2016</text:p>
          </table:table-cell>
          <table:table-cell office:value-type="string">
            <text:p>1. Violinkonzert</text:p>
          </table:table-cell>
          <table:table-cell office:value-type="string">
            <text:p>3 Sätze</text:p>
          </table:table-cell>
          <table:table-cell office:value-type="string">
            <text:p>Violine solo, Fl., Ob., Kla., Fag., 2 Hör., 2x Vl., Vla., Vc., Kb., Klav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33">
            <text:p>133</text:p>
          </table:table-cell>
          <table:table-cell office:value-type="float" office:value="2016">
            <text:p>2016</text:p>
          </table:table-cell>
          <table:table-cell office:value-type="string">
            <text:p>2 Orchsterfantasien</text:p>
          </table:table-cell>
          <table:table-cell office:value-type="string">
            <text:p>2 Stück</text:p>
          </table:table-cell>
          <table:table-cell office:value-type="string">
            <text:p>2 Fl., 2 Ob., 2 Klar., 2 Fag., 2 Trp., 2 Hrn., 2 Pos., Bt., 2x Vl., Vla., Vc., Kb., Klav., Glsp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34">
            <text:p>134</text:p>
          </table:table-cell>
          <table:table-cell office:value-type="float" office:value="2016">
            <text:p>2016</text:p>
          </table:table-cell>
          <table:table-cell office:value-type="string">
            <text:p>2. Klaviersextett *</text:p>
          </table:table-cell>
          <table:table-cell office:value-type="string">
            <text:p>4 Sätze</text:p>
          </table:table-cell>
          <table:table-cell office:value-type="string">
            <text:p>Hrn., 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35">
            <text:p>135</text:p>
          </table:table-cell>
          <table:table-cell office:value-type="float" office:value="2016">
            <text:p>2016</text:p>
          </table:table-cell>
          <table:table-cell office:value-type="string">
            <text:p>2. Klarinettensonate</text:p>
          </table:table-cell>
          <table:table-cell office:value-type="string">
            <text:p>3 Sätze</text:p>
          </table:table-cell>
          <table:table-cell office:value-type="string">
            <text:p>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36">
            <text:p>136</text:p>
          </table:table-cell>
          <table:table-cell office:value-type="float" office:value="2016">
            <text:p>2016</text:p>
          </table:table-cell>
          <table:table-cell office:value-type="string">
            <text:p>3. Klaviersextett *</text:p>
          </table:table-cell>
          <table:table-cell office:value-type="string">
            <text:p>4 Sätze</text:p>
          </table:table-cell>
          <table:table-cell office:value-type="string">
            <text:p>Fl., Ob., Klar., Hrn, Fag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37">
            <text:p>137</text:p>
          </table:table-cell>
          <table:table-cell office:value-type="float" office:value="2016">
            <text:p>2016</text:p>
          </table:table-cell>
          <table:table-cell office:value-type="string">
            <text:p>4 Jahreszeiten (Frühling, Sommer)</text:p>
          </table:table-cell>
          <table:table-cell office:value-type="string">
            <text:p>2 x 4 Sätze</text:p>
          </table:table-cell>
          <table:table-cell office:value-type="string">
            <text:p>2 Fl., 2 Ob., 2 Klar., 2 Fag., Trp., 2 Hrn., Pos., 2x Vl., Vla., Vc., Kb., Klav., Glsp., Pauk., Schl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38">
            <text:p>138</text:p>
          </table:table-cell>
          <table:table-cell office:value-type="float" office:value="2016">
            <text:p>2016</text:p>
          </table:table-cell>
          <table:table-cell office:value-type="string">
            <text:p>6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39">
            <text:p>139</text:p>
          </table:table-cell>
          <table:table-cell office:value-type="float" office:value="2016">
            <text:p>2016</text:p>
          </table:table-cell>
          <table:table-cell office:value-type="string">
            <text:p>7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40">
            <text:p>140</text:p>
          </table:table-cell>
          <table:table-cell office:value-type="float" office:value="2016">
            <text:p>2016</text:p>
          </table:table-cell>
          <table:table-cell office:value-type="string">
            <text:p>Klavierstücke für Frau Ueba</text:p>
          </table:table-cell>
          <table:table-cell office:value-type="string">
            <text:p>12 Stücke</text:p>
          </table:table-cell>
          <table:table-cell office:value-type="string">
            <text:p>Klav.,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41">
            <text:p>141</text:p>
          </table:table-cell>
          <table:table-cell office:value-type="float" office:value="2016">
            <text:p>2016</text:p>
          </table:table-cell>
          <table:table-cell office:value-type="string">
            <text:p>Musik XIII</text:p>
          </table:table-cell>
          <table:table-cell office:value-type="string">
            <text:p>4 Sätze</text:p>
          </table:table-cell>
          <table:table-cell office:value-type="string">
            <text:p>Trp., 2x Vl., Vla. Vc., Kb., Klav., Xyl., G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42">
            <text:p>142</text:p>
          </table:table-cell>
          <table:table-cell office:value-type="float" office:value="2016">
            <text:p>2016</text:p>
          </table:table-cell>
          <table:table-cell office:value-type="string">
            <text:p>Orgelfantasie III</text:p>
          </table:table-cell>
          <table:table-cell office:value-type="string">
            <text:p>1 Stück</text:p>
          </table:table-cell>
          <table:table-cell office:value-type="string">
            <text:p>Org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43">
            <text:p>143</text:p>
          </table:table-cell>
          <table:table-cell office:value-type="float" office:value="2016">
            <text:p>2016</text:p>
          </table:table-cell>
          <table:table-cell office:value-type="string">
            <text:p>Zerrbilder</text:p>
          </table:table-cell>
          <table:table-cell office:value-type="string">
            <text:p>4 Stücke</text:p>
          </table:table-cell>
          <table:table-cell table:style-name="ce12" office:value-type="string">
            <text:p>4x Vl., 4x Vla., 4x Vc., 4x Kb., Klav., Glsp., Gl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44">
            <text:p>144</text:p>
          </table:table-cell>
          <table:table-cell office:value-type="float" office:value="2017">
            <text:p>2017</text:p>
          </table:table-cell>
          <table:table-cell office:value-type="string">
            <text:p>10. Klaviertrio 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45">
            <text:p>145</text:p>
          </table:table-cell>
          <table:table-cell office:value-type="float" office:value="2017">
            <text:p>2017</text:p>
          </table:table-cell>
          <table:table-cell office:value-type="string">
            <text:p>2. Cellosonate</text:p>
          </table:table-cell>
          <table:table-cell office:value-type="string">
            <text:p>4 Sätze</text:p>
          </table:table-cell>
          <table:table-cell office:value-type="string">
            <text:p>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46">
            <text:p>146</text:p>
          </table:table-cell>
          <table:table-cell office:value-type="float" office:value="2017">
            <text:p>2017</text:p>
          </table:table-cell>
          <table:table-cell office:value-type="string">
            <text:p>2. Klaviersonate</text:p>
          </table:table-cell>
          <table:table-cell office:value-type="string">
            <text:p>4 Sätz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47">
            <text:p>147</text:p>
          </table:table-cell>
          <table:table-cell office:value-type="float" office:value="2017">
            <text:p>2017</text:p>
          </table:table-cell>
          <table:table-cell office:value-type="string">
            <text:p>2. Trompetenkonzert</text:p>
          </table:table-cell>
          <table:table-cell office:value-type="string">
            <text:p>3 Sätze</text:p>
          </table:table-cell>
          <table:table-cell office:value-type="string">
            <text:p>Trompete solo, 2 Hrn., Bt., 2x Vl., Vla., Vc., Kb., Klav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48">
            <text:p>148</text:p>
          </table:table-cell>
          <table:table-cell office:value-type="float" office:value="2017">
            <text:p>2017</text:p>
          </table:table-cell>
          <table:table-cell office:value-type="string">
            <text:p>3. Klavierquartett</text:p>
          </table:table-cell>
          <table:table-cell office:value-type="string">
            <text:p>4 Sätze</text:p>
          </table:table-cell>
          <table:table-cell office:value-type="string">
            <text:p>Vl., Vla., Vc., Klav.,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49">
            <text:p>149</text:p>
          </table:table-cell>
          <table:table-cell office:value-type="float" office:value="2017">
            <text:p>2017</text:p>
          </table:table-cell>
          <table:table-cell office:value-type="string">
            <text:p>3. Klarinettensonate </text:p>
          </table:table-cell>
          <table:table-cell office:value-type="string">
            <text:p>4 Sätze</text:p>
          </table:table-cell>
          <table:table-cell office:value-type="string">
            <text:p>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50">
            <text:p>150</text:p>
          </table:table-cell>
          <table:table-cell office:value-type="float" office:value="2017">
            <text:p>2017</text:p>
          </table:table-cell>
          <table:table-cell office:value-type="string">
            <text:p>4. Klavierquartett Suite</text:p>
          </table:table-cell>
          <table:table-cell office:value-type="string">
            <text:p>12 Sätze</text:p>
          </table:table-cell>
          <table:table-cell office:value-type="string">
            <text:p>Asax., Tsax., K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51">
            <text:p>151</text:p>
          </table:table-cell>
          <table:table-cell office:value-type="float" office:value="2017">
            <text:p>2017</text:p>
          </table:table-cell>
          <table:table-cell office:value-type="string">
            <text:p>4. Klaviervariationen</text:p>
          </table:table-cell>
          <table:table-cell office:value-type="string">
            <text:p>50 Var.+ Fuge</text:p>
          </table:table-cell>
          <table:table-cell office:value-type="string">
            <text:p>Klav.,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52">
            <text:p>152</text:p>
          </table:table-cell>
          <table:table-cell office:value-type="float" office:value="2017">
            <text:p>2017</text:p>
          </table:table-cell>
          <table:table-cell office:value-type="string">
            <text:p>5 + 1 + 5 *</text:p>
          </table:table-cell>
          <table:table-cell office:value-type="string">
            <text:p>4 Sätze</text:p>
          </table:table-cell>
          <table:table-cell office:value-type="string">
            <text:p>Fl., Ob. Kla., Hrn., Fag., Klav., 2 Vl., Vla., Vc., Kb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53">
            <text:p>153</text:p>
          </table:table-cell>
          <table:table-cell office:value-type="float" office:value="2017">
            <text:p>2017</text:p>
          </table:table-cell>
          <table:table-cell office:value-type="string">
            <text:p>5. Klavierquintett *</text:p>
          </table:table-cell>
          <table:table-cell office:value-type="string">
            <text:p>4 Sätze</text:p>
          </table:table-cell>
          <table:table-cell office:value-type="string">
            <text:p>Vl., Klar., Hrn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54">
            <text:p>154</text:p>
          </table:table-cell>
          <table:table-cell office:value-type="float" office:value="2017">
            <text:p>2017</text:p>
          </table:table-cell>
          <table:table-cell office:value-type="string">
            <text:p>7 Miniaturen für Blockflötenquintett</text:p>
          </table:table-cell>
          <table:table-cell office:value-type="string">
            <text:p>7 Sätze</text:p>
          </table:table-cell>
          <table:table-cell office:value-type="string">
            <text:p>Sbfl., Abfl., Tbfl., Bbfl., Gbbfl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55">
            <text:p>155</text:p>
          </table:table-cell>
          <table:table-cell office:value-type="float" office:value="2017">
            <text:p>2017</text:p>
          </table:table-cell>
          <table:table-cell office:value-type="string">
            <text:p>8. Klaviertrio</text:p>
          </table:table-cell>
          <table:table-cell office:value-type="string">
            <text:p>4 Sätze</text:p>
          </table:table-cell>
          <table:table-cell office:value-type="string">
            <text:p>Ob., Fag.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56">
            <text:p>156</text:p>
          </table:table-cell>
          <table:table-cell office:value-type="float" office:value="2017">
            <text:p>2017</text:p>
          </table:table-cell>
          <table:table-cell office:value-type="string">
            <text:p>9 Einzugsmärsche</text:p>
          </table:table-cell>
          <table:table-cell office:value-type="string">
            <text:p>9 Stücke</text:p>
          </table:table-cell>
          <table:table-cell office:value-type="string">
            <text:p>Picc., 2 Fl., 2 Ob., Englhrn., 2 Klar., Bklar., 2 Fag., Kfag. 2 Tromp., 2 Hrn., 2 Pos., Bt., 2x Vl., Vla., Vc., Kb.,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57">
            <text:p>157</text:p>
          </table:table-cell>
          <table:table-cell office:value-type="float" office:value="2017">
            <text:p>2017</text:p>
          </table:table-cell>
          <table:table-cell office:value-type="string">
            <text:p>9. Klaviertrio *</text:p>
          </table:table-cell>
          <table:table-cell office:value-type="string">
            <text:p>4 Sätze</text:p>
          </table:table-cell>
          <table:table-cell office:value-type="string">
            <text:p>2 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58">
            <text:p>158</text:p>
          </table:table-cell>
          <table:table-cell office:value-type="float" office:value="2017">
            <text:p>2017</text:p>
          </table:table-cell>
          <table:table-cell office:value-type="string">
            <text:p>Blechbläserseptett *</text:p>
          </table:table-cell>
          <table:table-cell office:value-type="string">
            <text:p>4 Sätze</text:p>
          </table:table-cell>
          <table:table-cell office:value-type="string">
            <text:p>2 Trp., 2 Hrn., 2 Pos., Bt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59">
            <text:p>159</text:p>
          </table:table-cell>
          <table:table-cell office:value-type="float" office:value="2017">
            <text:p>2017</text:p>
          </table:table-cell>
          <table:table-cell office:value-type="string">
            <text:p>Musik XIV</text:p>
          </table:table-cell>
          <table:table-cell office:value-type="string">
            <text:p>4 Sätze</text:p>
          </table:table-cell>
          <table:table-cell office:value-type="string">
            <text:p>2 Ob., 2 Fag., 4 Hrn., 2x Vl., Vla., Vc., Kb., Klav., Pauk.,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60">
            <text:p>160</text:p>
          </table:table-cell>
          <table:table-cell office:value-type="float" office:value="2017">
            <text:p>2017</text:p>
          </table:table-cell>
          <table:table-cell office:value-type="string">
            <text:p>Musik XV</text:p>
          </table:table-cell>
          <table:table-cell office:value-type="string">
            <text:p>4 Sätze</text:p>
          </table:table-cell>
          <table:table-cell office:value-type="string">
            <text:p>Fl., Ob. Kla., Fag., Hrn., 2x Vl., Vla., Vc., Kb. Klav., Glsp., Gl., Xyl., Pauk., Schz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61">
            <text:p>161</text:p>
          </table:table-cell>
          <table:table-cell office:value-type="float" office:value="2017">
            <text:p>2017</text:p>
          </table:table-cell>
          <table:table-cell office:value-type="string">
            <text:p>Musik XVI</text:p>
          </table:table-cell>
          <table:table-cell office:value-type="string">
            <text:p>4 Sätze</text:p>
          </table:table-cell>
          <table:table-cell office:value-type="string">
            <text:p>2 Hrn.,Pauken, 2x Vl., Vla., Vc., Kb., 2x Vl., Vla., Vc., Kb., Klav., Pauk.,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62">
            <text:p>162</text:p>
          </table:table-cell>
          <table:table-cell office:value-type="float" office:value="2017">
            <text:p>2017</text:p>
          </table:table-cell>
          <table:table-cell office:value-type="string">
            <text:p>1. Hornsonate</text:p>
          </table:table-cell>
          <table:table-cell office:value-type="string">
            <text:p>3 Sätze</text:p>
          </table:table-cell>
          <table:table-cell office:value-type="string">
            <text:p>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63">
            <text:p>163</text:p>
          </table:table-cell>
          <table:table-cell office:value-type="float" office:value="2017">
            <text:p>2017</text:p>
          </table:table-cell>
          <table:table-cell office:value-type="string">
            <text:p>Trauermusik *</text:p>
          </table:table-cell>
          <table:table-cell office:value-type="string">
            <text:p>1 Satz</text:p>
          </table:table-cell>
          <table:table-cell office:value-type="string">
            <text:p>Trp., 2 Hrn., Pos. Bt., 2x Vl., Vla., Vc., Kb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64">
            <text:p>164</text:p>
          </table:table-cell>
          <table:table-cell office:value-type="float" office:value="2017">
            <text:p>2017</text:p>
          </table:table-cell>
          <table:table-cell office:value-type="string">
            <text:p>Tripelkonzert</text:p>
          </table:table-cell>
          <table:table-cell office:value-type="string">
            <text:p>4 Sätze</text:p>
          </table:table-cell>
          <table:table-cell office:value-type="string">
            <text:p>Violine solo, Violoncello solo, Klavier solo, 2 Hrn., 2x Vl., Vla., Vc., Kb., Xyl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65">
            <text:p>165</text:p>
          </table:table-cell>
          <table:table-cell office:value-type="float" office:value="2018">
            <text:p>2018</text:p>
          </table:table-cell>
          <table:table-cell office:value-type="string">
            <text:p>11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66">
            <text:p>166</text:p>
          </table:table-cell>
          <table:table-cell office:value-type="float" office:value="2018">
            <text:p>2018</text:p>
          </table:table-cell>
          <table:table-cell office:value-type="string">
            <text:p>12 Kleine Klavierstücke</text:p>
          </table:table-cell>
          <table:table-cell office:value-type="string">
            <text:p>12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67">
            <text:p>167</text:p>
          </table:table-cell>
          <table:table-cell office:value-type="float" office:value="2019">
            <text:p>2019</text:p>
          </table:table-cell>
          <table:table-cell office:value-type="string">
            <text:p>12. Klaviertrio</text:p>
          </table:table-cell>
          <table:table-cell office:value-type="string">
            <text:p>5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68">
            <text:p>168</text:p>
          </table:table-cell>
          <table:table-cell office:value-type="float" office:value="2018">
            <text:p>2018</text:p>
          </table:table-cell>
          <table:table-cell office:value-type="string">
            <text:p>4. Klarinettensonate</text:p>
          </table:table-cell>
          <table:table-cell office:value-type="string">
            <text:p>4 Sätze</text:p>
          </table:table-cell>
          <table:table-cell office:value-type="string">
            <text:p>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69">
            <text:p>169</text:p>
          </table:table-cell>
          <table:table-cell office:value-type="float" office:value="2018">
            <text:p>2018</text:p>
          </table:table-cell>
          <table:table-cell office:value-type="string">
            <text:p>4. Streichquartett</text:p>
          </table:table-cell>
          <table:table-cell office:value-type="string">
            <text:p>4 Sätze</text:p>
          </table:table-cell>
          <table:table-cell office:value-type="string">
            <text:p>2 Vl., V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70">
            <text:p>170</text:p>
          </table:table-cell>
          <table:table-cell office:value-type="float" office:value="2018">
            <text:p>2018</text:p>
          </table:table-cell>
          <table:table-cell office:value-type="string">
            <text:p>5 + 1 + 5 *</text:p>
          </table:table-cell>
          <table:table-cell office:value-type="string">
            <text:p>4 Sätze</text:p>
          </table:table-cell>
          <table:table-cell office:value-type="string">
            <text:p>Fl., Ob., Klar., Hrn., Fag., Klav., 2 Vl., Vla., Vc., Kb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71">
            <text:p>171</text:p>
          </table:table-cell>
          <table:table-cell office:value-type="float" office:value="2018">
            <text:p>2018</text:p>
          </table:table-cell>
          <table:table-cell office:value-type="string">
            <text:p>5. Sonatine</text:p>
          </table:table-cell>
          <table:table-cell office:value-type="string">
            <text:p>3 Sätz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72">
            <text:p>172</text:p>
          </table:table-cell>
          <table:table-cell office:value-type="float" office:value="2018">
            <text:p>2018</text:p>
          </table:table-cell>
          <table:table-cell office:value-type="string">
            <text:p>6 Meditationen</text:p>
          </table:table-cell>
          <table:table-cell office:value-type="string">
            <text:p>6 Sätze</text:p>
          </table:table-cell>
          <table:table-cell office:value-type="string">
            <text:p>Hrn., 4x Vl., Vla., 2x Vc., 2x Kb., Gl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73">
            <text:p>173</text:p>
          </table:table-cell>
          <table:table-cell office:value-type="float" office:value="2018">
            <text:p>2018</text:p>
          </table:table-cell>
          <table:table-cell office:value-type="string">
            <text:p>8 Kleine Stücke für 4 Hörner *</text:p>
          </table:table-cell>
          <table:table-cell office:value-type="string">
            <text:p>8 Stücke</text:p>
          </table:table-cell>
          <table:table-cell office:value-type="string">
            <text:p>4 Hrn.,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74">
            <text:p>174</text:p>
          </table:table-cell>
          <table:table-cell office:value-type="float" office:value="2018">
            <text:p>2018</text:p>
          </table:table-cell>
          <table:table-cell office:value-type="string">
            <text:p>2. Doppelkonzert</text:p>
          </table:table-cell>
          <table:table-cell office:value-type="string">
            <text:p>4 Sätze</text:p>
          </table:table-cell>
          <table:table-cell office:value-type="string">
            <text:p>Violine solo, Viola solo, 2x Vl., Vloa., Vc., Kb., Klav., Glsp., Xyl., Vib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75">
            <text:p>175</text:p>
          </table:table-cell>
          <table:table-cell office:value-type="float" office:value="2018">
            <text:p>2018</text:p>
          </table:table-cell>
          <table:table-cell office:value-type="string">
            <text:p>Fantasie</text:p>
          </table:table-cell>
          <table:table-cell office:value-type="string">
            <text:p>1 Stück</text:p>
          </table:table-cell>
          <table:table-cell office:value-type="string">
            <text:p>Fag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76">
            <text:p>176</text:p>
          </table:table-cell>
          <table:table-cell office:value-type="float" office:value="2018">
            <text:p>2018</text:p>
          </table:table-cell>
          <table:table-cell office:value-type="string">
            <text:p>Für 2 Klaviere I</text:p>
          </table:table-cell>
          <table:table-cell office:value-type="string">
            <text:p>4 Sätze</text:p>
          </table:table-cell>
          <table:table-cell office:value-type="string">
            <text:p>2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77">
            <text:p>177</text:p>
          </table:table-cell>
          <table:table-cell office:value-type="float" office:value="2018">
            <text:p>2018</text:p>
          </table:table-cell>
          <table:table-cell office:value-type="string">
            <text:p>Klarinettenkonzert</text:p>
          </table:table-cell>
          <table:table-cell office:value-type="string">
            <text:p>4 Sätze</text:p>
          </table:table-cell>
          <table:table-cell office:value-type="string">
            <text:p>Klarinette solo 2 Hrn., Fag., 2x Vl., Vla., Vc., Kb., Klav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78">
            <text:p>178</text:p>
          </table:table-cell>
          <table:table-cell office:value-type="float" office:value="2018">
            <text:p>2018</text:p>
          </table:table-cell>
          <table:table-cell office:value-type="string">
            <text:p>Konzert für 2 Klaviere und Orchester</text:p>
          </table:table-cell>
          <table:table-cell office:value-type="string">
            <text:p>4 Sätze</text:p>
          </table:table-cell>
          <table:table-cell office:value-type="string">
            <text:p>2 Klaviere solo, Picc. 2 Fl., 2 Ob., 2 Klar., 2 Fag., Trp., 2 Hrn., Pos., Bt., 2x Vl., Vla.,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79">
            <text:p>179</text:p>
          </table:table-cell>
          <table:table-cell office:value-type="float" office:value="2018">
            <text:p>2018</text:p>
          </table:table-cell>
          <table:table-cell office:value-type="string">
            <text:p>Musik XVII</text:p>
          </table:table-cell>
          <table:table-cell office:value-type="string">
            <text:p>4 Sätze</text:p>
          </table:table-cell>
          <table:table-cell office:value-type="string">
            <text:p>Trp., 2 Hrn., Pos., Bt. 2x Vl., Vla, Vc., Kb. Klav.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80">
            <text:p>180</text:p>
          </table:table-cell>
          <table:table-cell office:value-type="float" office:value="2018">
            <text:p>2018</text:p>
          </table:table-cell>
          <table:table-cell office:value-type="string">
            <text:p>Passacaglia</text:p>
          </table:table-cell>
          <table:table-cell office:value-type="string">
            <text:p>1 Stück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81">
            <text:p>181</text:p>
          </table:table-cell>
          <table:table-cell office:value-type="float" office:value="2018">
            <text:p>2018</text:p>
          </table:table-cell>
          <table:table-cell office:value-type="string">
            <text:p>3. Sonatine *</text:p>
          </table:table-cell>
          <table:table-cell office:value-type="string">
            <text:p>3 Sätze</text:p>
          </table:table-cell>
          <table:table-cell office:value-type="string">
            <text:p>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82">
            <text:p>182</text:p>
          </table:table-cell>
          <table:table-cell office:value-type="float" office:value="2018">
            <text:p>2018</text:p>
          </table:table-cell>
          <table:table-cell office:value-type="string">
            <text:p>Toccaten</text:p>
          </table:table-cell>
          <table:table-cell office:value-type="string">
            <text:p>7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83">
            <text:p>183</text:p>
          </table:table-cell>
          <table:table-cell office:value-type="float" office:value="2019">
            <text:p>2019</text:p>
          </table:table-cell>
          <table:table-cell office:value-type="string">
            <text:p>1. Klaviernonett *</text:p>
          </table:table-cell>
          <table:table-cell office:value-type="string">
            <text:p>4 Sätze</text:p>
          </table:table-cell>
          <table:table-cell office:value-type="string">
            <text:p>Ob., Klar., Hrn., Fag., 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84">
            <text:p>184</text:p>
          </table:table-cell>
          <table:table-cell office:value-type="float" office:value="2019">
            <text:p>2019</text:p>
          </table:table-cell>
          <table:table-cell office:value-type="string">
            <text:p>13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85">
            <text:p>185</text:p>
          </table:table-cell>
          <table:table-cell office:value-type="float" office:value="2019">
            <text:p>2019</text:p>
          </table:table-cell>
          <table:table-cell office:value-type="string">
            <text:p>14. Klaviertrio</text:p>
          </table:table-cell>
          <table:table-cell office:value-type="string">
            <text:p>5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86">
            <text:p>186</text:p>
          </table:table-cell>
          <table:table-cell office:value-type="float" office:value="2019">
            <text:p>2019</text:p>
          </table:table-cell>
          <table:table-cell office:value-type="string">
            <text:p>15. Klaviertrio</text:p>
          </table:table-cell>
          <table:table-cell office:value-type="string">
            <text:p>6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87">
            <text:p>187</text:p>
          </table:table-cell>
          <table:table-cell office:value-type="float" office:value="2019">
            <text:p>2019</text:p>
          </table:table-cell>
          <table:table-cell office:value-type="string">
            <text:p>2. Klaviernonett *</text:p>
          </table:table-cell>
          <table:table-cell office:value-type="string">
            <text:p>4 Sätze</text:p>
          </table:table-cell>
          <table:table-cell office:value-type="string">
            <text:p>Ob., Klar., Hrn., Fag., 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88">
            <text:p>188</text:p>
          </table:table-cell>
          <table:table-cell office:value-type="float" office:value="2019">
            <text:p>2019</text:p>
          </table:table-cell>
          <table:table-cell office:value-type="string">
            <text:p>2. Klavierseptett *</text:p>
          </table:table-cell>
          <table:table-cell office:value-type="string">
            <text:p>4 Sätze</text:p>
          </table:table-cell>
          <table:table-cell office:value-type="string">
            <text:p>Ob., Hrn., Fag.,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89">
            <text:p>189</text:p>
          </table:table-cell>
          <table:table-cell office:value-type="float" office:value="2019">
            <text:p>2019</text:p>
          </table:table-cell>
          <table:table-cell office:value-type="string">
            <text:p>3. Klavierkonzert</text:p>
          </table:table-cell>
          <table:table-cell office:value-type="string">
            <text:p>4 Sätze</text:p>
          </table:table-cell>
          <table:table-cell office:value-type="string">
            <text:p>Klavier solo, Fl., Ob., Klar., Fag., Trp., 2 Hrn., Pos., Bt., 2x Vl., Vla., Vc., Kb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90">
            <text:p>190</text:p>
          </table:table-cell>
          <table:table-cell office:value-type="float" office:value="2019">
            <text:p>2019</text:p>
          </table:table-cell>
          <table:table-cell office:value-type="string">
            <text:p>4. Klavierkonzert</text:p>
          </table:table-cell>
          <table:table-cell office:value-type="string">
            <text:p>4 Sätze</text:p>
          </table:table-cell>
          <table:table-cell office:value-type="string">
            <text:p>Klavier solo, 2 Fl., 2 Ob., 2 Klar., 2 Fag., Trp., 2 Hrn., 2 Pos., Bt., 2x Vl., Vla., Vc., Kb., <text:s/>Xyl., G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91">
            <text:p>191</text:p>
          </table:table-cell>
          <table:table-cell office:value-type="float" office:value="2019">
            <text:p>2019</text:p>
          </table:table-cell>
          <table:table-cell office:value-type="string">
            <text:p>4. Violinsonate</text:p>
          </table:table-cell>
          <table:table-cell office:value-type="string">
            <text:p>3 Sätze</text:p>
          </table:table-cell>
          <table:table-cell office:value-type="string">
            <text:p>V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92">
            <text:p>192</text:p>
          </table:table-cell>
          <table:table-cell office:value-type="float" office:value="2019">
            <text:p>2019</text:p>
          </table:table-cell>
          <table:table-cell office:value-type="string">
            <text:p>6. Klavierquintett</text:p>
          </table:table-cell>
          <table:table-cell office:value-type="string">
            <text:p>4 Sätze</text:p>
          </table:table-cell>
          <table:table-cell office:value-type="string">
            <text:p>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93">
            <text:p>193</text:p>
          </table:table-cell>
          <table:table-cell office:value-type="float" office:value="2019">
            <text:p>2019</text:p>
          </table:table-cell>
          <table:table-cell office:value-type="string">
            <text:p>7 Klavierstücke für Ursula</text:p>
          </table:table-cell>
          <table:table-cell office:value-type="string">
            <text:p>7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94">
            <text:p>194</text:p>
          </table:table-cell>
          <table:table-cell office:value-type="float" office:value="2019">
            <text:p>2019</text:p>
          </table:table-cell>
          <table:table-cell office:value-type="string">
            <text:p>7. Klavierquintett *</text:p>
          </table:table-cell>
          <table:table-cell office:value-type="string">
            <text:p>4 Sätze</text:p>
          </table:table-cell>
          <table:table-cell office:value-type="string">
            <text:p>Klar., Hrn., 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95">
            <text:p>195</text:p>
          </table:table-cell>
          <table:table-cell office:value-type="float" office:value="2019">
            <text:p>2019</text:p>
          </table:table-cell>
          <table:table-cell office:value-type="string">
            <text:p>8. Klavierquintett *</text:p>
          </table:table-cell>
          <table:table-cell office:value-type="string">
            <text:p>4 Sätze</text:p>
          </table:table-cell>
          <table:table-cell office:value-type="string">
            <text:p>Klar., Hrn., 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96">
            <text:p>196</text:p>
          </table:table-cell>
          <table:table-cell office:value-type="float" office:value="2019">
            <text:p>2019</text:p>
          </table:table-cell>
          <table:table-cell office:value-type="string">
            <text:p>9 Klavierstücke für 4 Hände</text:p>
          </table:table-cell>
          <table:table-cell office:value-type="string">
            <text:p>9 Stücke</text:p>
          </table:table-cell>
          <table:table-cell office:value-type="string">
            <text:p>Klav. 4h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97">
            <text:p>197</text:p>
          </table:table-cell>
          <table:table-cell office:value-type="float" office:value="2019">
            <text:p>2019</text:p>
          </table:table-cell>
          <table:table-cell office:value-type="string">
            <text:p>Harfenquintett</text:p>
          </table:table-cell>
          <table:table-cell office:value-type="string">
            <text:p>4 Sätze</text:p>
          </table:table-cell>
          <table:table-cell office:value-type="string">
            <text:p>Hrf, 2 Vl.,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98">
            <text:p>198</text:p>
          </table:table-cell>
          <table:table-cell office:value-type="float" office:value="2019">
            <text:p>2019</text:p>
          </table:table-cell>
          <table:table-cell office:value-type="string">
            <text:p>Konzert für 2 Violinen und Orchester</text:p>
          </table:table-cell>
          <table:table-cell office:value-type="string">
            <text:p>4 Sätze</text:p>
          </table:table-cell>
          <table:table-cell office:value-type="string">
            <text:p>2 Violinen solo, Fl., Ob., Klar., Fag., 2 Hrn., 2x Vl., Vla., Vc. Kb., Klav.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99">
            <text:p>199</text:p>
          </table:table-cell>
          <table:table-cell office:value-type="float" office:value="2019">
            <text:p>2019</text:p>
          </table:table-cell>
          <table:table-cell office:value-type="string">
            <text:p>Musik XIX</text:p>
          </table:table-cell>
          <table:table-cell office:value-type="string">
            <text:p>4 Sätze</text:p>
          </table:table-cell>
          <table:table-cell office:value-type="string">
            <text:p>2 Tromp., 3 Hörn., 2 Pos., Bt., 3x Vl., 3x Vla., 3x Vc., 2x Kb., Klav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00">
            <text:p>200</text:p>
          </table:table-cell>
          <table:table-cell office:value-type="float" office:value="2019">
            <text:p>2019</text:p>
          </table:table-cell>
          <table:table-cell office:value-type="string">
            <text:p>Musik XVIII</text:p>
          </table:table-cell>
          <table:table-cell office:value-type="string">
            <text:p>4 Sätze</text:p>
          </table:table-cell>
          <table:table-cell office:value-type="string">
            <text:p>4 Hrn, 2x Vl., Vla., Vc., Kb., Hrf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01">
            <text:p>201</text:p>
          </table:table-cell>
          <table:table-cell office:value-type="float" office:value="2019">
            <text:p>2019</text:p>
          </table:table-cell>
          <table:table-cell office:value-type="string">
            <text:p>Streichseptett</text:p>
          </table:table-cell>
          <table:table-cell office:value-type="string">
            <text:p>4 Sätze</text:p>
          </table:table-cell>
          <table:table-cell office:value-type="string">
            <text:p>2 Vl., 2 Vla., 2 Vc., Kb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02">
            <text:p>202</text:p>
          </table:table-cell>
          <table:table-cell office:value-type="float" office:value="2019">
            <text:p>2019</text:p>
          </table:table-cell>
          <table:table-cell office:value-type="string">
            <text:p>Trauermusik für Heinz *</text:p>
          </table:table-cell>
          <table:table-cell office:value-type="string">
            <text:p>1 Satz</text:p>
          </table:table-cell>
          <table:table-cell table:style-name="ce13" office:value-type="string">
            <text:p>2 Hrn., Bt., 2x Vl., Vla., Vc., Kb., Vl. Solo, Klav.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03">
            <text:p>203</text:p>
          </table:table-cell>
          <table:table-cell office:value-type="float" office:value="2020">
            <text:p>2020</text:p>
          </table:table-cell>
          <table:table-cell office:value-type="string">
            <text:p>10. Klavierqintett</text:p>
          </table:table-cell>
          <table:table-cell office:value-type="string">
            <text:p>4 Sätze</text:p>
          </table:table-cell>
          <table:table-cell office:value-type="string">
            <text:p>2 Vl., Vla., Vc.,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04">
            <text:p>204</text:p>
          </table:table-cell>
          <table:table-cell office:value-type="float" office:value="2020">
            <text:p>2020</text:p>
          </table:table-cell>
          <table:table-cell office:value-type="string">
            <text:p>12 Klavierstücke</text:p>
          </table:table-cell>
          <table:table-cell office:value-type="string">
            <text:p>12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05">
            <text:p>205</text:p>
          </table:table-cell>
          <table:table-cell office:value-type="float" office:value="2020">
            <text:p>2020</text:p>
          </table:table-cell>
          <table:table-cell office:value-type="string">
            <text:p>16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06">
            <text:p>206</text:p>
          </table:table-cell>
          <table:table-cell office:value-type="float" office:value="2020">
            <text:p>2020</text:p>
          </table:table-cell>
          <table:table-cell office:value-type="string">
            <text:p>17. Klaviertrio</text:p>
          </table:table-cell>
          <table:table-cell office:value-type="string">
            <text:p>4 Sätze</text:p>
          </table:table-cell>
          <table:table-cell office:value-type="string">
            <text:p>2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07">
            <text:p>207</text:p>
          </table:table-cell>
          <table:table-cell office:value-type="float" office:value="2020">
            <text:p>2020</text:p>
          </table:table-cell>
          <table:table-cell office:value-type="string">
            <text:p>18. Klaviertrio</text:p>
          </table:table-cell>
          <table:table-cell office:value-type="string">
            <text:p>4 Sätze</text:p>
          </table:table-cell>
          <table:table-cell office:value-type="string">
            <text:p>Asax., K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08">
            <text:p>208</text:p>
          </table:table-cell>
          <table:table-cell office:value-type="float" office:value="2020">
            <text:p>2020</text:p>
          </table:table-cell>
          <table:table-cell office:value-type="string">
            <text:p>19. Klaviertrio</text:p>
          </table:table-cell>
          <table:table-cell office:value-type="string">
            <text:p>5 Sätze</text:p>
          </table:table-cell>
          <table:table-cell table:style-name="ce14"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09">
            <text:p>209</text:p>
          </table:table-cell>
          <table:table-cell office:value-type="float" office:value="2020">
            <text:p>2020</text:p>
          </table:table-cell>
          <table:table-cell office:value-type="string">
            <text:p>3 x 3 + 1 *</text:p>
          </table:table-cell>
          <table:table-cell office:value-type="string">
            <text:p>4 Sätze</text:p>
          </table:table-cell>
          <table:table-cell office:value-type="string">
            <text:p>Ob., Klar., Fag., Trp., Hrn., Pos.,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10">
            <text:p>210</text:p>
          </table:table-cell>
          <table:table-cell office:value-type="float" office:value="2020">
            <text:p>2020</text:p>
          </table:table-cell>
          <table:table-cell office:value-type="string">
            <text:p>3. Cellosonate</text:p>
          </table:table-cell>
          <table:table-cell office:value-type="string">
            <text:p>4 Sätze</text:p>
          </table:table-cell>
          <table:table-cell office:value-type="string">
            <text:p>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11">
            <text:p>211</text:p>
          </table:table-cell>
          <table:table-cell office:value-type="float" office:value="2020">
            <text:p>2020</text:p>
          </table:table-cell>
          <table:table-cell office:value-type="string">
            <text:p>3. Klaviernonett *</text:p>
          </table:table-cell>
          <table:table-cell office:value-type="string">
            <text:p>4 Sätze</text:p>
          </table:table-cell>
          <table:table-cell office:value-type="string">
            <text:p>Fl., Ob., Klar., Hrn., Vio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12">
            <text:p>212</text:p>
          </table:table-cell>
          <table:table-cell office:value-type="float" office:value="2020">
            <text:p>2020</text:p>
          </table:table-cell>
          <table:table-cell office:value-type="string">
            <text:p>3. Klavierseptett</text:p>
          </table:table-cell>
          <table:table-cell office:value-type="string">
            <text:p>4 Sätze</text:p>
          </table:table-cell>
          <table:table-cell office:value-type="string">
            <text:p>2 Vl., 2 Vla., 2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13">
            <text:p>213</text:p>
          </table:table-cell>
          <table:table-cell office:value-type="float" office:value="2020">
            <text:p>2020</text:p>
          </table:table-cell>
          <table:table-cell office:value-type="string">
            <text:p>5 + 2 *</text:p>
          </table:table-cell>
          <table:table-cell office:value-type="string">
            <text:p>4 Sätze</text:p>
          </table:table-cell>
          <table:table-cell office:value-type="string">
            <text:p>Trp., 2 Hrn., Pos., Bt., <text:s/>2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14">
            <text:p>214</text:p>
          </table:table-cell>
          <table:table-cell office:value-type="float" office:value="2020">
            <text:p>2020</text:p>
          </table:table-cell>
          <table:table-cell office:value-type="string">
            <text:p>5. Klavierkonzert</text:p>
          </table:table-cell>
          <table:table-cell office:value-type="string">
            <text:p>4 Sätze</text:p>
          </table:table-cell>
          <table:table-cell office:value-type="string">
            <text:p>Klavier solo, 2 Fl., 2 Ob., 2 Klar., 2 Fag., Kfag., 2 Trp., <text:s/>2 Hrn., 2 Pos., Bt., Pauk., Schz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15">
            <text:p>215</text:p>
          </table:table-cell>
          <table:table-cell office:value-type="float" office:value="2020">
            <text:p>2020</text:p>
          </table:table-cell>
          <table:table-cell office:value-type="string">
            <text:p>5. Klavierquartett</text:p>
          </table:table-cell>
          <table:table-cell office:value-type="string">
            <text:p>4 Sätze</text:p>
          </table:table-cell>
          <table:table-cell office:value-type="string">
            <text:p>Vl., Klar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16">
            <text:p>216</text:p>
          </table:table-cell>
          <table:table-cell office:value-type="float" office:value="2020">
            <text:p>2020</text:p>
          </table:table-cell>
          <table:table-cell office:value-type="string">
            <text:p>5. Streichquartett</text:p>
          </table:table-cell>
          <table:table-cell office:value-type="string">
            <text:p>4 Sätze</text:p>
          </table:table-cell>
          <table:table-cell office:value-type="string">
            <text:p>2 Vl.,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17">
            <text:p>217</text:p>
          </table:table-cell>
          <table:table-cell office:value-type="float" office:value="2020">
            <text:p>2020</text:p>
          </table:table-cell>
          <table:table-cell office:value-type="string">
            <text:p>6 Fantasiestücke</text:p>
          </table:table-cell>
          <table:table-cell office:value-type="string">
            <text:p>6 Stücke</text:p>
          </table:table-cell>
          <table:table-cell office:value-type="string">
            <text:p>Org., Trp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18">
            <text:p>218</text:p>
          </table:table-cell>
          <table:table-cell office:value-type="float" office:value="2020">
            <text:p>2020</text:p>
          </table:table-cell>
          <table:table-cell office:value-type="string">
            <text:p>6. Klavierkonzert</text:p>
          </table:table-cell>
          <table:table-cell office:value-type="string">
            <text:p>4 Sätze</text:p>
          </table:table-cell>
          <table:table-cell office:value-type="string">
            <text:p>Klavier solo, Trp., 2 Hrn., Pos., Bt., 2x Vl., 2x Vla., 2x Vc., Kb.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19">
            <text:p>219</text:p>
          </table:table-cell>
          <table:table-cell office:value-type="float" office:value="2020">
            <text:p>2020</text:p>
          </table:table-cell>
          <table:table-cell office:value-type="string">
            <text:p>7. Klavierkonzert</text:p>
          </table:table-cell>
          <table:table-cell office:value-type="string">
            <text:p>4 Sätze</text:p>
          </table:table-cell>
          <table:table-cell office:value-type="string">
            <text:p>Klavier solo, Trp., 2 Hrn., Pos., Bt., 3x Vl., 3x Vla., 3x Vc., 2x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20">
            <text:p>220</text:p>
          </table:table-cell>
          <table:table-cell office:value-type="float" office:value="2020">
            <text:p>2020</text:p>
          </table:table-cell>
          <table:table-cell office:value-type="string">
            <text:p>9. Klavierqintett</text:p>
          </table:table-cell>
          <table:table-cell office:value-type="string">
            <text:p>4 Sätze</text:p>
          </table:table-cell>
          <table:table-cell office:value-type="string">
            <text:p>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21">
            <text:p>221</text:p>
          </table:table-cell>
          <table:table-cell office:value-type="float" office:value="2020">
            <text:p>2020</text:p>
          </table:table-cell>
          <table:table-cell office:value-type="string">
            <text:p>1. Cellokonzert</text:p>
          </table:table-cell>
          <table:table-cell office:value-type="string">
            <text:p>4 Sätze</text:p>
          </table:table-cell>
          <table:table-cell office:value-type="string">
            <text:p>Violoncello solo, Trp., 2 Hrn., Pos., 2x Vl., Vla., Vc., Kb., Klav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22">
            <text:p>222</text:p>
          </table:table-cell>
          <table:table-cell office:value-type="float" office:value="2020">
            <text:p>2020</text:p>
          </table:table-cell>
          <table:table-cell office:value-type="string">
            <text:p>Celloquartett</text:p>
          </table:table-cell>
          <table:table-cell office:value-type="string">
            <text:p>4 Sätze</text:p>
          </table:table-cell>
          <table:table-cell office:value-type="string">
            <text:p>4 Vc.,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23">
            <text:p>223</text:p>
          </table:table-cell>
          <table:table-cell office:value-type="float" office:value="2020">
            <text:p>2020</text:p>
          </table:table-cell>
          <table:table-cell office:value-type="string">
            <text:p>3. Doppelkonzert</text:p>
          </table:table-cell>
          <table:table-cell office:value-type="string">
            <text:p>4 Sätze</text:p>
          </table:table-cell>
          <table:table-cell office:value-type="string">
            <text:p>2 Violoncelli solo, 2 Hrn., 2x Viol., Vla., Vc., Kb., Klav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24">
            <text:p>224</text:p>
          </table:table-cell>
          <table:table-cell office:value-type="float" office:value="2020">
            <text:p>2020</text:p>
          </table:table-cell>
          <table:table-cell office:value-type="string">
            <text:p>Ereignisse</text:p>
          </table:table-cell>
          <table:table-cell office:value-type="string">
            <text:p>4 Stücke</text:p>
          </table:table-cell>
          <table:table-cell office:value-type="string">
            <text:p>4x Vl., 4x Vla., 4x Vc., 4x Kb., Klav., Xyl., Glsp., G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25">
            <text:p>225</text:p>
          </table:table-cell>
          <table:table-cell office:value-type="float" office:value="2020">
            <text:p>2020</text:p>
          </table:table-cell>
          <table:table-cell office:value-type="string">
            <text:p>Für 2 Klaviere II</text:p>
          </table:table-cell>
          <table:table-cell office:value-type="string">
            <text:p>4 Sätze</text:p>
          </table:table-cell>
          <table:table-cell office:value-type="string">
            <text:p>2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26">
            <text:p>226</text:p>
          </table:table-cell>
          <table:table-cell office:value-type="float" office:value="2020">
            <text:p>2020</text:p>
          </table:table-cell>
          <table:table-cell office:value-type="string">
            <text:p>GAGAGEs</text:p>
          </table:table-cell>
          <table:table-cell office:value-type="string">
            <text:p>6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27">
            <text:p>227</text:p>
          </table:table-cell>
          <table:table-cell office:value-type="float" office:value="2020">
            <text:p>2020</text:p>
          </table:table-cell>
          <table:table-cell office:value-type="string">
            <text:p>Klavieroktett</text:p>
          </table:table-cell>
          <table:table-cell office:value-type="string">
            <text:p>4 Sätze</text:p>
          </table:table-cell>
          <table:table-cell office:value-type="string">
            <text:p>Fl., Klar., Fag., Vl., Vla., Vc., Xy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28">
            <text:p>228</text:p>
          </table:table-cell>
          <table:table-cell office:value-type="float" office:value="2020">
            <text:p>2020</text:p>
          </table:table-cell>
          <table:table-cell office:value-type="string">
            <text:p>Musik XX</text:p>
          </table:table-cell>
          <table:table-cell office:value-type="string">
            <text:p>4 Sätze</text:p>
          </table:table-cell>
          <table:table-cell office:value-type="string">
            <text:p>2 Trp., 2 Hrn., 2 Pos., Bt., 6x Vl., 3x Vla., 3x Vc., 3x Kb., Klav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29">
            <text:p>229</text:p>
          </table:table-cell>
          <table:table-cell office:value-type="float" office:value="2020">
            <text:p>2020</text:p>
          </table:table-cell>
          <table:table-cell office:value-type="string">
            <text:p>Musik XXI</text:p>
          </table:table-cell>
          <table:table-cell office:value-type="string">
            <text:p>4 Sätze</text:p>
          </table:table-cell>
          <table:table-cell office:value-type="string">
            <text:p>Trp., 2 Hrn., Pos., Bt., 3x Vl., 3x Vla., 3x Vc., 3x Kb., Klav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30">
            <text:p>230</text:p>
          </table:table-cell>
          <table:table-cell office:value-type="float" office:value="2020">
            <text:p>2020</text:p>
          </table:table-cell>
          <table:table-cell office:value-type="string">
            <text:p>Musik XXII</text:p>
          </table:table-cell>
          <table:table-cell office:value-type="string">
            <text:p>4 Sätze</text:p>
          </table:table-cell>
          <table:table-cell office:value-type="string">
            <text:p>2x Vl., 2x Vla., 2x Vc., 2x Kb., 2 Klav., Pauk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31">
            <text:p>231</text:p>
          </table:table-cell>
          <table:table-cell office:value-type="float" office:value="2020">
            <text:p>2020</text:p>
          </table:table-cell>
          <table:table-cell office:value-type="string">
            <text:p>Quadrupelkonzert</text:p>
          </table:table-cell>
          <table:table-cell office:value-type="string">
            <text:p>4 Sätze</text:p>
          </table:table-cell>
          <table:table-cell office:value-type="string">
            <text:p>Violine solo, Viola solo, Violoncello solo, Klavier solo, 4x Vl., 2x Vla., 2x Vc., 2x Kb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32">
            <text:p>232</text:p>
          </table:table-cell>
          <table:table-cell office:value-type="float" office:value="2020">
            <text:p>2020</text:p>
          </table:table-cell>
          <table:table-cell office:value-type="string">
            <text:p>Xylophonkonzert</text:p>
          </table:table-cell>
          <table:table-cell office:value-type="string">
            <text:p>4 Sätze</text:p>
          </table:table-cell>
          <table:table-cell office:value-type="string">
            <text:p>Xylophon solo, Fl., Ob., Klar., Fag., 2 Hrn., 2x Vl., 2x Vla., 2x Vc., Kb., Klav., Glsp., G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33">
            <text:p>233</text:p>
          </table:table-cell>
          <table:table-cell office:value-type="float" office:value="2021">
            <text:p>2021</text:p>
          </table:table-cell>
          <table:table-cell office:value-type="string">
            <text:p>10. Klavierkonzert</text:p>
          </table:table-cell>
          <table:table-cell office:value-type="string">
            <text:p>4 Sätze</text:p>
          </table:table-cell>
          <table:table-cell office:value-type="string">
            <text:p>Klavier solo, 2 Fl., 2 Ob., 2 Klar., 2 Fag., Trp., 2 Hrn., 2 Pos., Bt., 2x Vl., 2 Vla., 2x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34">
            <text:p>234</text:p>
          </table:table-cell>
          <table:table-cell office:value-type="float" office:value="2021">
            <text:p>2021</text:p>
          </table:table-cell>
          <table:table-cell office:value-type="string">
            <text:p>11. Klavierquintett</text:p>
          </table:table-cell>
          <table:table-cell office:value-type="string">
            <text:p>4 Sätze</text:p>
          </table:table-cell>
          <table:table-cell office:value-type="string">
            <text:p>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35">
            <text:p>235</text:p>
          </table:table-cell>
          <table:table-cell office:value-type="float" office:value="2021">
            <text:p>2021</text:p>
          </table:table-cell>
          <table:table-cell office:value-type="string">
            <text:p>2. Violinkonzert</text:p>
          </table:table-cell>
          <table:table-cell office:value-type="string">
            <text:p>4 Sätze</text:p>
          </table:table-cell>
          <table:table-cell office:value-type="string">
            <text:p>Violine solo, 2 Fl., 2 Ob., 2 Klar., 2 Fag., Trp., 2 Hrn., Pos., Bt., 2x Vl., 2x Vla., VC., Kb., Klav., Xyl., Pauk., Schl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36">
            <text:p>236</text:p>
          </table:table-cell>
          <table:table-cell office:value-type="float" office:value="2021">
            <text:p>2021</text:p>
          </table:table-cell>
          <table:table-cell office:value-type="string">
            <text:p>20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37">
            <text:p>237</text:p>
          </table:table-cell>
          <table:table-cell office:value-type="float" office:value="2021">
            <text:p>2021</text:p>
          </table:table-cell>
          <table:table-cell office:value-type="string">
            <text:p>21. Klaviertrio</text:p>
          </table:table-cell>
          <table:table-cell office:value-type="string">
            <text:p>4 Sätze</text:p>
          </table:table-cell>
          <table:table-cell office:value-type="string">
            <text:p>2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38">
            <text:p>238</text:p>
          </table:table-cell>
          <table:table-cell office:value-type="float" office:value="2021">
            <text:p>2021</text:p>
          </table:table-cell>
          <table:table-cell office:value-type="string">
            <text:p>22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39">
            <text:p>239</text:p>
          </table:table-cell>
          <table:table-cell office:value-type="float" office:value="2021">
            <text:p>2021</text:p>
          </table:table-cell>
          <table:table-cell office:value-type="string">
            <text:p>23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40">
            <text:p>240</text:p>
          </table:table-cell>
          <table:table-cell office:value-type="float" office:value="2021">
            <text:p>2021</text:p>
          </table:table-cell>
          <table:table-cell office:value-type="string">
            <text:p>4. Klaviernonett</text:p>
          </table:table-cell>
          <table:table-cell office:value-type="string">
            <text:p>4 Sätze</text:p>
          </table:table-cell>
          <table:table-cell office:value-type="string">
            <text:p>Fl., Ob., Klar., Fag., Vl., Vla., Vc., K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41">
            <text:p>241</text:p>
          </table:table-cell>
          <table:table-cell office:value-type="float" office:value="2021">
            <text:p>2021</text:p>
          </table:table-cell>
          <table:table-cell office:value-type="string">
            <text:p>4. Klavierseptett</text:p>
          </table:table-cell>
          <table:table-cell office:value-type="string">
            <text:p>4 Sätze</text:p>
          </table:table-cell>
          <table:table-cell office:value-type="string">
            <text:p>2 Vl., 2 Vla., 2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42">
            <text:p>242</text:p>
          </table:table-cell>
          <table:table-cell office:value-type="float" office:value="2021">
            <text:p>2021</text:p>
          </table:table-cell>
          <table:table-cell office:value-type="string">
            <text:p>4. Klaviersextett *</text:p>
          </table:table-cell>
          <table:table-cell office:value-type="string">
            <text:p>4 Sätze</text:p>
          </table:table-cell>
          <table:table-cell office:value-type="string">
            <text:p>Fl., Ob., Klar., Hrn., Fag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43">
            <text:p>243</text:p>
          </table:table-cell>
          <table:table-cell office:value-type="float" office:value="2021">
            <text:p>2021</text:p>
          </table:table-cell>
          <table:table-cell office:value-type="string">
            <text:p>4. Violoncellosonate</text:p>
          </table:table-cell>
          <table:table-cell office:value-type="string">
            <text:p>4 Sätze</text:p>
          </table:table-cell>
          <table:table-cell office:value-type="string">
            <text:p>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44">
            <text:p>244</text:p>
          </table:table-cell>
          <table:table-cell office:value-type="float" office:value="2021">
            <text:p>2021</text:p>
          </table:table-cell>
          <table:table-cell office:value-type="string">
            <text:p>5 + 3 + 1</text:p>
          </table:table-cell>
          <table:table-cell office:value-type="string">
            <text:p>4 Sätze</text:p>
          </table:table-cell>
          <table:table-cell office:value-type="string">
            <text:p>Fl., Ob., Klar., Hrn., Fag.,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45">
            <text:p>245</text:p>
          </table:table-cell>
          <table:table-cell office:value-type="float" office:value="2021">
            <text:p>2021</text:p>
          </table:table-cell>
          <table:table-cell office:value-type="string">
            <text:p>5 Duette</text:p>
          </table:table-cell>
          <table:table-cell office:value-type="string">
            <text:p>5 Stücke</text:p>
          </table:table-cell>
          <table:table-cell office:value-type="string">
            <text:p>Fl., oder Sbf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46">
            <text:p>246</text:p>
          </table:table-cell>
          <table:table-cell office:value-type="float" office:value="2021">
            <text:p>2021</text:p>
          </table:table-cell>
          <table:table-cell office:value-type="string">
            <text:p>5 Stücke für 2 Pauker</text:p>
          </table:table-cell>
          <table:table-cell office:value-type="string">
            <text:p>5 Stücke</text:p>
          </table:table-cell>
          <table:table-cell office:value-type="string">
            <text:p>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47">
            <text:p>247</text:p>
          </table:table-cell>
          <table:table-cell office:value-type="float" office:value="2021">
            <text:p>2021</text:p>
          </table:table-cell>
          <table:table-cell office:value-type="string">
            <text:p>5. Violinsonate</text:p>
          </table:table-cell>
          <table:table-cell office:value-type="string">
            <text:p>4 Sätze</text:p>
          </table:table-cell>
          <table:table-cell office:value-type="string">
            <text:p>V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48">
            <text:p>248</text:p>
          </table:table-cell>
          <table:table-cell office:value-type="float" office:value="2021">
            <text:p>2021</text:p>
          </table:table-cell>
          <table:table-cell office:value-type="string">
            <text:p>6. Klavierquartett</text:p>
          </table:table-cell>
          <table:table-cell office:value-type="string">
            <text:p>4 Sätze</text:p>
          </table:table-cell>
          <table:table-cell office:value-type="string">
            <text:p>Trp., Vl., K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49">
            <text:p>249</text:p>
          </table:table-cell>
          <table:table-cell office:value-type="float" office:value="2021">
            <text:p>2021</text:p>
          </table:table-cell>
          <table:table-cell office:value-type="string">
            <text:p>6. Streichquartett</text:p>
          </table:table-cell>
          <table:table-cell office:value-type="string">
            <text:p>4 Sätze</text:p>
          </table:table-cell>
          <table:table-cell office:value-type="string">
            <text:p>2 Vl.,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50">
            <text:p>250</text:p>
          </table:table-cell>
          <table:table-cell office:value-type="float" office:value="2021">
            <text:p>2021</text:p>
          </table:table-cell>
          <table:table-cell office:value-type="string">
            <text:p>8. Klavierkonzert</text:p>
          </table:table-cell>
          <table:table-cell office:value-type="string">
            <text:p>4 Sätze</text:p>
          </table:table-cell>
          <table:table-cell office:value-type="string">
            <text:p>Klavier solo, 2 Fl., 2 Ob., 2 Klar., 2 Fag., 2 Trp., 2 Hrn., 2 Pos., Bt., 3x Vl., 3x Vla., 2x VC., 2 Kb., Pauk.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51">
            <text:p>251</text:p>
          </table:table-cell>
          <table:table-cell office:value-type="float" office:value="2021">
            <text:p>2021</text:p>
          </table:table-cell>
          <table:table-cell office:value-type="string">
            <text:p>9. Klavierkonzert</text:p>
          </table:table-cell>
          <table:table-cell office:value-type="string">
            <text:p>4 Sätze</text:p>
          </table:table-cell>
          <table:table-cell office:value-type="string">
            <text:p>Klavier solo, 2 Fl., 2 Ob., 2 Klar., 2 Fag., Trp., 2 Hrn., 2 Pos., Bt., 2x Vl., 2 Vla., Vc., <text:s/>Kb., Pauk.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52">
            <text:p>252</text:p>
          </table:table-cell>
          <table:table-cell office:value-type="float" office:value="2021">
            <text:p>2021</text:p>
          </table:table-cell>
          <table:table-cell office:value-type="string">
            <text:p>Blechbläsersextett *</text:p>
          </table:table-cell>
          <table:table-cell office:value-type="string">
            <text:p>4 Sätze</text:p>
          </table:table-cell>
          <table:table-cell office:value-type="string">
            <text:p>2 Trp., 2 Hrn., Pos. Bt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53">
            <text:p>253</text:p>
          </table:table-cell>
          <table:table-cell office:value-type="float" office:value="2021">
            <text:p>2021</text:p>
          </table:table-cell>
          <table:table-cell office:value-type="string">
            <text:p>Für 2 Klaviere III</text:p>
          </table:table-cell>
          <table:table-cell office:value-type="string">
            <text:p>4 Sätze</text:p>
          </table:table-cell>
          <table:table-cell office:value-type="string">
            <text:p>2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54">
            <text:p>254</text:p>
          </table:table-cell>
          <table:table-cell office:value-type="float" office:value="2021">
            <text:p>2021</text:p>
          </table:table-cell>
          <table:table-cell office:value-type="string">
            <text:p>Für 2 Klaviere IV</text:p>
          </table:table-cell>
          <table:table-cell office:value-type="string">
            <text:p>4 Sätze</text:p>
          </table:table-cell>
          <table:table-cell office:value-type="string">
            <text:p>2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55">
            <text:p>255</text:p>
          </table:table-cell>
          <table:table-cell office:value-type="float" office:value="2021">
            <text:p>2021</text:p>
          </table:table-cell>
          <table:table-cell office:value-type="string">
            <text:p>Für Blockflöte und Klavier</text:p>
          </table:table-cell>
          <table:table-cell office:value-type="string">
            <text:p>7 Stücke</text:p>
          </table:table-cell>
          <table:table-cell office:value-type="string">
            <text:p>Bf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56">
            <text:p>256</text:p>
          </table:table-cell>
          <table:table-cell office:value-type="float" office:value="2021">
            <text:p>2021</text:p>
          </table:table-cell>
          <table:table-cell office:value-type="string">
            <text:p>Klavier 4-händig</text:p>
          </table:table-cell>
          <table:table-cell office:value-type="string">
            <text:p>4 Sätze</text:p>
          </table:table-cell>
          <table:table-cell office:value-type="string">
            <text:p>Klav. 4h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57">
            <text:p>257</text:p>
          </table:table-cell>
          <table:table-cell office:value-type="float" office:value="2021">
            <text:p>2021</text:p>
          </table:table-cell>
          <table:table-cell office:value-type="string">
            <text:p>Orgelnonett *</text:p>
          </table:table-cell>
          <table:table-cell office:value-type="string">
            <text:p>4 Sätze</text:p>
          </table:table-cell>
          <table:table-cell office:value-type="string">
            <text:p>2 Trp., 2 Hrn., 2 Pos. Bt., Org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58">
            <text:p>258</text:p>
          </table:table-cell>
          <table:table-cell office:value-type="float" office:value="2021">
            <text:p>2021</text:p>
          </table:table-cell>
          <table:table-cell office:value-type="string">
            <text:p>Musik XXIII</text:p>
          </table:table-cell>
          <table:table-cell office:value-type="string">
            <text:p>4 Sätze</text:p>
          </table:table-cell>
          <table:table-cell office:value-type="string">
            <text:p>2 Trp., 2 Hrn., 2 Pos., Bt. 2x Vl., 2x Vla., 2x Vc., 2x Kb., 2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59">
            <text:p>259</text:p>
          </table:table-cell>
          <table:table-cell office:value-type="float" office:value="2021">
            <text:p>2021</text:p>
          </table:table-cell>
          <table:table-cell office:value-type="string">
            <text:p>Musik XXIV</text:p>
          </table:table-cell>
          <table:table-cell office:value-type="string">
            <text:p>4 Sätze</text:p>
          </table:table-cell>
          <table:table-cell office:value-type="string">
            <text:p>Trp., 2 Hrn., 2 Pos., Bt., 3x Vl., 3x Vla., 3x Vc., 2x Kb. Klav., Pauk.</text:p>
          </table:table-cell>
          <table:table-cell table:number-columns-repeated="1018"/>
        </table:table-row>
        <table:table-row table:style-name="ro4">
          <table:table-cell table:style-name="ce1"/>
          <table:table-cell table:style-name="ce3" office:value-type="float" office:value="260">
            <text:p>260</text:p>
          </table:table-cell>
          <table:table-cell table:style-name="ce3" office:value-type="float" office:value="2021">
            <text:p>2021</text:p>
          </table:table-cell>
          <table:table-cell table:style-name="ce10" office:value-type="string">
            <text:p>Musik XXIX</text:p>
          </table:table-cell>
          <table:table-cell table:style-name="ce10" office:value-type="string">
            <text:p>4 Sätze</text:p>
          </table:table-cell>
          <table:table-cell table:style-name="ce10" office:value-type="string">
            <text:p>Trp., Hrn, Pos., Bt., 3x Vl., 3x Vla., 3x Vc., 2x Kb., Klav., Pauk., Schz.</text:p>
          </table:table-cell>
          <table:table-cell table:style-name="ce10" table:number-columns-repeated="6"/>
          <table:table-cell table:style-name="ce1" table:number-columns-repeated="1012"/>
        </table:table-row>
        <table:table-row table:style-name="ro4">
          <table:table-cell/>
          <table:table-cell office:value-type="float" office:value="261">
            <text:p>261</text:p>
          </table:table-cell>
          <table:table-cell office:value-type="float" office:value="2021">
            <text:p>2021</text:p>
          </table:table-cell>
          <table:table-cell office:value-type="string">
            <text:p>Musik XXV</text:p>
          </table:table-cell>
          <table:table-cell office:value-type="string">
            <text:p>4 Sätze</text:p>
          </table:table-cell>
          <table:table-cell office:value-type="string">
            <text:p>Trp., Pos., 2x Vl., 2x Vla., 2x Vc., 2x Kb. 2 Klav., Pauk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62">
            <text:p>262</text:p>
          </table:table-cell>
          <table:table-cell office:value-type="float" office:value="2021">
            <text:p>2021</text:p>
          </table:table-cell>
          <table:table-cell office:value-type="string">
            <text:p>Musik XXVI</text:p>
          </table:table-cell>
          <table:table-cell office:value-type="string">
            <text:p>4 Sätze</text:p>
          </table:table-cell>
          <table:table-cell office:value-type="string">
            <text:p>2 Fl., 2 Ob., 1 Klar., 2 Fag., Trp., 2 Hrn., 2 Pos., Bt., 2x Vl., 2x Vla., 2x Vc., Kb.,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63">
            <text:p>263</text:p>
          </table:table-cell>
          <table:table-cell office:value-type="float" office:value="2021">
            <text:p>2021</text:p>
          </table:table-cell>
          <table:table-cell office:value-type="string">
            <text:p>Musik XXVII</text:p>
          </table:table-cell>
          <table:table-cell office:value-type="string">
            <text:p>4 Sätze</text:p>
          </table:table-cell>
          <table:table-cell office:value-type="string">
            <text:p>Trp., 2 Hrn., Pos., Bt., 2x Vl., 2x Vla., 2x Vc., Kb., Klav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64">
            <text:p>264</text:p>
          </table:table-cell>
          <table:table-cell office:value-type="float" office:value="2021">
            <text:p>2021</text:p>
          </table:table-cell>
          <table:table-cell office:value-type="string">
            <text:p>Musik XXVIII</text:p>
          </table:table-cell>
          <table:table-cell office:value-type="string">
            <text:p>4 Sätze</text:p>
          </table:table-cell>
          <table:table-cell office:value-type="string">
            <text:p>Trp., 3x Vl., 3x Vla., 3x Vc., 2x Kb., Klav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65">
            <text:p>265</text:p>
          </table:table-cell>
          <table:table-cell office:value-type="float" office:value="2021">
            <text:p>2021</text:p>
          </table:table-cell>
          <table:table-cell office:value-type="string">
            <text:p>1. Orgelkonzert</text:p>
          </table:table-cell>
          <table:table-cell office:value-type="string">
            <text:p>4 Sätze</text:p>
          </table:table-cell>
          <table:table-cell office:value-type="string">
            <text:p>Orgel solo, Trp., 2 Hrn., Pos., Bt., 2x Vl., 2x Vla., 2x Vc., 2x Kb.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66">
            <text:p>266</text:p>
          </table:table-cell>
          <table:table-cell office:value-type="float" office:value="2021">
            <text:p>2021</text:p>
          </table:table-cell>
          <table:table-cell office:value-type="string">
            <text:p>Quadrupelkonzert * + Stp.</text:p>
          </table:table-cell>
          <table:table-cell office:value-type="string">
            <text:p>4 Sätze</text:p>
          </table:table-cell>
          <table:table-cell office:value-type="string">
            <text:p>Trompete solo, Horn solo, Posaune solo, Basstuba solo, 2x Vl., 2x Vla., 2x Vc., Kb., Klav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67">
            <text:p>267</text:p>
          </table:table-cell>
          <table:table-cell office:value-type="float" office:value="2021">
            <text:p>2021</text:p>
          </table:table-cell>
          <table:table-cell office:value-type="string">
            <text:p>Streichsextett</text:p>
          </table:table-cell>
          <table:table-cell office:value-type="string">
            <text:p>4 Sätze</text:p>
          </table:table-cell>
          <table:table-cell office:value-type="string">
            <text:p>2 Vl., 2 Vla., 2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68">
            <text:p>268</text:p>
          </table:table-cell>
          <table:table-cell office:value-type="float" office:value="2021">
            <text:p>2021</text:p>
          </table:table-cell>
          <table:table-cell office:value-type="string">
            <text:p>Tripelkonzert</text:p>
          </table:table-cell>
          <table:table-cell office:value-type="string">
            <text:p>4 Sätze</text:p>
          </table:table-cell>
          <table:table-cell office:value-type="string">
            <text:p>Violine solo, Violoncello solo, Klavier solo, 2 Fl., 2 Ob., 2 Klar., 2 Fag., 2 Hrn., 2x Vl., Vla., 2x Vc., Kb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69">
            <text:p>269</text:p>
          </table:table-cell>
          <table:table-cell office:value-type="float" office:value="2021">
            <text:p>2021</text:p>
          </table:table-cell>
          <table:table-cell office:value-type="string">
            <text:p>Variationen und Fuge 2021 V</text:p>
          </table:table-cell>
          <table:table-cell office:value-type="string">
            <text:p>1 Satz</text:p>
          </table:table-cell>
          <table:table-cell office:value-type="string">
            <text:p>2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70">
            <text:p>270</text:p>
          </table:table-cell>
          <table:table-cell office:value-type="float" office:value="2021">
            <text:p>2021</text:p>
          </table:table-cell>
          <table:table-cell office:value-type="string">
            <text:p>Musik XXX</text:p>
          </table:table-cell>
          <table:table-cell office:value-type="string">
            <text:p>4 Sätze</text:p>
          </table:table-cell>
          <table:table-cell office:value-type="string">
            <text:p>Picc., 2 Fl., 2 Ob., Englhrn., 2 Klar. Bklar. 2 Fag., Kfag., 3x Viol., 3x Violen, 3x Cellos, Kb.,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71">
            <text:p>271</text:p>
          </table:table-cell>
          <table:table-cell office:value-type="float" office:value="2022">
            <text:p>2022</text:p>
          </table:table-cell>
          <table:table-cell office:value-type="string">
            <text:p>Orgelseptett *</text:p>
          </table:table-cell>
          <table:table-cell office:value-type="string">
            <text:p>4 Sätze</text:p>
          </table:table-cell>
          <table:table-cell office:value-type="string">
            <text:p>Org., 2 Trp., 2 Hrn., Pos., Bt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72">
            <text:p>272</text:p>
          </table:table-cell>
          <table:table-cell office:value-type="float" office:value="2022">
            <text:p>2022</text:p>
          </table:table-cell>
          <table:table-cell office:value-type="string">
            <text:p>24. Klaviertrio <text:s/></text:p>
          </table:table-cell>
          <table:table-cell office:value-type="string">
            <text:p>4 Sätze</text:p>
          </table:table-cell>
          <table:table-cell office:value-type="string">
            <text:p>Vl.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73">
            <text:p>273</text:p>
          </table:table-cell>
          <table:table-cell office:value-type="float" office:value="2022">
            <text:p>2022</text:p>
          </table:table-cell>
          <table:table-cell office:value-type="string">
            <text:p>Für 2 Klaviere VI</text:p>
          </table:table-cell>
          <table:table-cell office:value-type="string">
            <text:p>4 Sätze</text:p>
          </table:table-cell>
          <table:table-cell office:value-type="string">
            <text:p>2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74">
            <text:p>274</text:p>
          </table:table-cell>
          <table:table-cell office:value-type="float" office:value="2022">
            <text:p>2022</text:p>
          </table:table-cell>
          <table:table-cell office:value-type="string">
            <text:p>7. Streichquartett</text:p>
          </table:table-cell>
          <table:table-cell office:value-type="string">
            <text:p>4 Sätze</text:p>
          </table:table-cell>
          <table:table-cell office:value-type="string">
            <text:p>2 Vl.,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75">
            <text:p>275</text:p>
          </table:table-cell>
          <table:table-cell office:value-type="float" office:value="2022">
            <text:p>2022</text:p>
          </table:table-cell>
          <table:table-cell office:value-type="string">
            <text:p>Konzert für 4 Trompeten Orchester</text:p>
          </table:table-cell>
          <table:table-cell office:value-type="string">
            <text:p>4 Sätze</text:p>
          </table:table-cell>
          <table:table-cell office:value-type="string">
            <text:p>4 Trompeten solo, 2x Vl. 2x Vla., 2x Vc., Kb., Klav.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76">
            <text:p>276</text:p>
          </table:table-cell>
          <table:table-cell office:value-type="float" office:value="2022">
            <text:p>2022</text:p>
          </table:table-cell>
          <table:table-cell office:value-type="string">
            <text:p>12. Klavierquintett *</text:p>
          </table:table-cell>
          <table:table-cell office:value-type="string">
            <text:p>4 Sätze</text:p>
          </table:table-cell>
          <table:table-cell office:value-type="string">
            <text:p>Klar., Hrn., 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77">
            <text:p>277</text:p>
          </table:table-cell>
          <table:table-cell office:value-type="float" office:value="2022">
            <text:p>2022</text:p>
          </table:table-cell>
          <table:table-cell office:value-type="string">
            <text:p>2. Orgelkonzert <text:s text:c="2"/>„Fast ein Requiem“ * + Stp.</text:p>
          </table:table-cell>
          <table:table-cell office:value-type="string">
            <text:p>4 Sätze</text:p>
          </table:table-cell>
          <table:table-cell office:value-type="string">
            <text:p>Orgel solo, 2 Trp., 2 Hrn., 2 Pos., Bt., 2x Vl., 2x Vla., 2x Vc., Kb.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78">
            <text:p>278</text:p>
          </table:table-cell>
          <table:table-cell office:value-type="float" office:value="2022">
            <text:p>2022</text:p>
          </table:table-cell>
          <table:table-cell office:value-type="string">
            <text:p>Musik XXXI</text:p>
          </table:table-cell>
          <table:table-cell office:value-type="string">
            <text:p>4 Sätze</text:p>
          </table:table-cell>
          <table:table-cell office:value-type="string">
            <text:p>2 Violinen solo, Viola solo, Violoncello solo, 2x Vl., 2x Vla., 2x Vc., Kb., Klav., Pauk., Schz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79">
            <text:p>279</text:p>
          </table:table-cell>
          <table:table-cell office:value-type="float" office:value="2022">
            <text:p>2022</text:p>
          </table:table-cell>
          <table:table-cell office:value-type="string">
            <text:p>Orgelvariationen</text:p>
          </table:table-cell>
          <table:table-cell office:value-type="string">
            <text:p>20 Var.</text:p>
          </table:table-cell>
          <table:table-cell office:value-type="string">
            <text:p>Org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80">
            <text:p>280</text:p>
          </table:table-cell>
          <table:table-cell office:value-type="float" office:value="2022">
            <text:p>2022</text:p>
          </table:table-cell>
          <table:table-cell office:value-type="string">
            <text:p>5. Klaviersextett</text:p>
          </table:table-cell>
          <table:table-cell office:value-type="string">
            <text:p>4 Sätze</text:p>
          </table:table-cell>
          <table:table-cell office:value-type="string">
            <text:p>Klar., 2 Vl., Vla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81">
            <text:p>281</text:p>
          </table:table-cell>
          <table:table-cell office:value-type="float" office:value="2022">
            <text:p>2022</text:p>
          </table:table-cell>
          <table:table-cell office:value-type="string">
            <text:p>7 Miniaturen</text:p>
          </table:table-cell>
          <table:table-cell office:value-type="string">
            <text:p>7 Stücke</text:p>
          </table:table-cell>
          <table:table-cell office:value-type="string">
            <text:p>F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82">
            <text:p>282</text:p>
          </table:table-cell>
          <table:table-cell office:value-type="float" office:value="2022">
            <text:p>2022</text:p>
          </table:table-cell>
          <table:table-cell office:value-type="string">
            <text:p>11. Klavierkonzert</text:p>
          </table:table-cell>
          <table:table-cell office:value-type="string">
            <text:p>4 Sätze</text:p>
          </table:table-cell>
          <table:table-cell office:value-type="string">
            <text:p>Klavier solo, 2 Fl., 2 Ob., 2 Klar., 2 Fag., 2 Trp., 2 Hrn., 2 Pos., Bt., 2x Vl., 2x Vla., 2x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83">
            <text:p>283</text:p>
          </table:table-cell>
          <table:table-cell office:value-type="float" office:value="2022">
            <text:p>2022</text:p>
          </table:table-cell>
          <table:table-cell office:value-type="string">
            <text:p>25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84">
            <text:p>284</text:p>
          </table:table-cell>
          <table:table-cell office:value-type="float" office:value="2022">
            <text:p>2022</text:p>
          </table:table-cell>
          <table:table-cell office:value-type="string">
            <text:p>5 + 5 + 1 *</text:p>
          </table:table-cell>
          <table:table-cell office:value-type="string">
            <text:p>4 Sätze</text:p>
          </table:table-cell>
          <table:table-cell office:value-type="string">
            <text:p>Fl., Ob., Klar., <text:s/>Fag., Hrn., 2 Vl., Vla., Vc., K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85">
            <text:p>285</text:p>
          </table:table-cell>
          <table:table-cell office:value-type="float" office:value="2022">
            <text:p>2022</text:p>
          </table:table-cell>
          <table:table-cell office:value-type="string">
            <text:p>3. Orgelkonzert</text:p>
          </table:table-cell>
          <table:table-cell office:value-type="string">
            <text:p>4 Sätze</text:p>
          </table:table-cell>
          <table:table-cell office:value-type="string">
            <text:p>Orgel solo, 2 Trp., 2 Hrn., 2 Pos., Bt., 2x Vl., 2x Vla., 2x Vc., Kb.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86">
            <text:p>286</text:p>
          </table:table-cell>
          <table:table-cell office:value-type="float" office:value="2022">
            <text:p>2022</text:p>
          </table:table-cell>
          <table:table-cell office:value-type="string">
            <text:p>Klaviersonate </text:p>
          </table:table-cell>
          <table:table-cell office:value-type="string">
            <text:p>4 Sätz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87">
            <text:p>287</text:p>
          </table:table-cell>
          <table:table-cell office:value-type="float" office:value="2022">
            <text:p>2022</text:p>
          </table:table-cell>
          <table:table-cell office:value-type="string">
            <text:p>7 gegen 2 *</text:p>
          </table:table-cell>
          <table:table-cell office:value-type="string">
            <text:p>4 Sätze</text:p>
          </table:table-cell>
          <table:table-cell office:value-type="string">
            <text:p>2 Trp., 2 Hrn., 2 Pos., Bt., 2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88">
            <text:p>288</text:p>
          </table:table-cell>
          <table:table-cell office:value-type="float" office:value="2022">
            <text:p>2022</text:p>
          </table:table-cell>
          <table:table-cell office:value-type="string">
            <text:p>Musik XXXII</text:p>
          </table:table-cell>
          <table:table-cell office:value-type="string">
            <text:p>4 Sätze</text:p>
          </table:table-cell>
          <table:table-cell office:value-type="string">
            <text:p>2 Trp., 2 Hrn., 2 Pos., Bt., 2x Vl., 2x Vla., 2x Vc., Kb., Klav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89">
            <text:p>289</text:p>
          </table:table-cell>
          <table:table-cell office:value-type="float" office:value="2022">
            <text:p>2022</text:p>
          </table:table-cell>
          <table:table-cell office:value-type="string">
            <text:p>Musik XXXIII </text:p>
          </table:table-cell>
          <table:table-cell office:value-type="string">
            <text:p>4 Sätze</text:p>
          </table:table-cell>
          <table:table-cell table:style-name="ce15" office:value-type="string">
            <text:p>2 Trp., 2 Hrn., 2 Pos. Bt., 2x Vl., 2x Vla., 2x Vc., Kb., Klav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90">
            <text:p>290</text:p>
          </table:table-cell>
          <table:table-cell office:value-type="float" office:value="2022">
            <text:p>2022</text:p>
          </table:table-cell>
          <table:table-cell office:value-type="string">
            <text:p>Musik XXXIV</text:p>
          </table:table-cell>
          <table:table-cell office:value-type="string">
            <text:p>4 Sätze</text:p>
          </table:table-cell>
          <table:table-cell office:value-type="string">
            <text:p>2 Trp., 2x Vl., 2x Vla., 2x Vc., Kb. Klav., Xyl., Gl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91">
            <text:p>291</text:p>
          </table:table-cell>
          <table:table-cell office:value-type="float" office:value="2022">
            <text:p>2022</text:p>
          </table:table-cell>
          <table:table-cell office:value-type="string">
            <text:p>5. Klavierseptett</text:p>
          </table:table-cell>
          <table:table-cell office:value-type="string">
            <text:p>4 Sätze</text:p>
          </table:table-cell>
          <table:table-cell office:value-type="string">
            <text:p>Ob., Klar., Fag.,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92">
            <text:p>292</text:p>
          </table:table-cell>
          <table:table-cell office:value-type="float" office:value="2022">
            <text:p>2022</text:p>
          </table:table-cell>
          <table:table-cell office:value-type="string">
            <text:p>Für Orgel solo</text:p>
          </table:table-cell>
          <table:table-cell office:value-type="string">
            <text:p>5 Stücke</text:p>
          </table:table-cell>
          <table:table-cell office:value-type="string">
            <text:p>Org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93">
            <text:p>293</text:p>
          </table:table-cell>
          <table:table-cell office:value-type="float" office:value="2022">
            <text:p>2022</text:p>
          </table:table-cell>
          <table:table-cell office:value-type="string">
            <text:p>Lied</text:p>
          </table:table-cell>
          <table:table-cell office:value-type="string">
            <text:p>1 Lied</text:p>
          </table:table-cell>
          <table:table-cell office:value-type="string">
            <text:p>Ges.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94">
            <text:p>294</text:p>
          </table:table-cell>
          <table:table-cell office:value-type="float" office:value="2022">
            <text:p>2022</text:p>
          </table:table-cell>
          <table:table-cell office:value-type="string">
            <text:p>8. Streichquartett</text:p>
          </table:table-cell>
          <table:table-cell office:value-type="string">
            <text:p>4 Sätze</text:p>
          </table:table-cell>
          <table:table-cell office:value-type="string">
            <text:p>2 Vl.,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95">
            <text:p>295</text:p>
          </table:table-cell>
          <table:table-cell office:value-type="float" office:value="2022">
            <text:p>2022</text:p>
          </table:table-cell>
          <table:table-cell office:value-type="string">
            <text:p>7. Klavierquartett *</text:p>
          </table:table-cell>
          <table:table-cell office:value-type="string">
            <text:p>4 Sätze</text:p>
          </table:table-cell>
          <table:table-cell office:value-type="string">
            <text:p>Vl. Vc., 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96">
            <text:p>296</text:p>
          </table:table-cell>
          <table:table-cell office:value-type="float" office:value="2022">
            <text:p>2022</text:p>
          </table:table-cell>
          <table:table-cell office:value-type="string">
            <text:p>12. Klavierkonzert</text:p>
          </table:table-cell>
          <table:table-cell office:value-type="string">
            <text:p>4 Sätze</text:p>
          </table:table-cell>
          <table:table-cell office:value-type="string">
            <text:p>Klavier solo, 2 Fl., 2 Ob., 2 Klar., 2 Fag., 2 Trp., 2 Hrn., 2 Pos., Bt., 2x Vl., 2x Vla., 2x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97">
            <text:p>297</text:p>
          </table:table-cell>
          <table:table-cell office:value-type="float" office:value="2022">
            <text:p>2022</text:p>
          </table:table-cell>
          <table:table-cell office:value-type="string">
            <text:p>Ballettmusik</text:p>
          </table:table-cell>
          <table:table-cell office:value-type="string">
            <text:p>26 Stücke</text:p>
          </table:table-cell>
          <table:table-cell office:value-type="string">
            <text:p>Picc., 2 Fl., 2 Ob., 2 Klar., Bklar., 2 Fag., Kfag. 2 Trp., 2 Hrn., 2 Pos., Bt., 2x Vl., 2x Vla., 2x Vc., Kb., Klav., Xyl., Gl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98">
            <text:p>298</text:p>
          </table:table-cell>
          <table:table-cell office:value-type="float" office:value="2022">
            <text:p>2022</text:p>
          </table:table-cell>
          <table:table-cell office:value-type="string">
            <text:p>Hell/Dunkel</text:p>
          </table:table-cell>
          <table:table-cell office:value-type="string">
            <text:p>20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99">
            <text:p>299</text:p>
          </table:table-cell>
          <table:table-cell office:value-type="float" office:value="2022">
            <text:p>2022</text:p>
          </table:table-cell>
          <table:table-cell office:value-type="string">
            <text:p>Cembalokonzert</text:p>
          </table:table-cell>
          <table:table-cell office:value-type="string">
            <text:p>4 Sätze</text:p>
          </table:table-cell>
          <table:table-cell office:value-type="string">
            <text:p>Cembalo solo, 2 Fl., 2 Ob., 2 Klar., 2 Fag., 2 Hrn., 2x Vl., 2x Vla., 2x Vc., Kb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00">
            <text:p>300</text:p>
          </table:table-cell>
          <table:table-cell office:value-type="float" office:value="2022">
            <text:p>2022</text:p>
          </table:table-cell>
          <table:table-cell office:value-type="string">
            <text:p>4 <text:s/>+ 1 *</text:p>
          </table:table-cell>
          <table:table-cell office:value-type="string">
            <text:p>4 Sätze</text:p>
          </table:table-cell>
          <table:table-cell office:value-type="string">
            <text:p>4 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01">
            <text:p>301</text:p>
          </table:table-cell>
          <table:table-cell office:value-type="float" office:value="2022">
            <text:p>2022</text:p>
          </table:table-cell>
          <table:table-cell office:value-type="string">
            <text:p>5. Violoncellosonate</text:p>
          </table:table-cell>
          <table:table-cell office:value-type="string">
            <text:p>4 Sätze</text:p>
          </table:table-cell>
          <table:table-cell office:value-type="string">
            <text:p>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02">
            <text:p>302</text:p>
          </table:table-cell>
          <table:table-cell office:value-type="float" office:value="2022">
            <text:p>2022</text:p>
          </table:table-cell>
          <table:table-cell office:value-type="string">
            <text:p>Musik XXXV</text:p>
          </table:table-cell>
          <table:table-cell office:value-type="string">
            <text:p>4 Sätze</text:p>
          </table:table-cell>
          <table:table-cell office:value-type="string">
            <text:p>Trp., 2 Hrn., Pos., Bt., 2x Vl., 2x Vla., 2x Vc., 2x Kb. Klav., G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03">
            <text:p>303</text:p>
          </table:table-cell>
          <table:table-cell office:value-type="float" office:value="2022">
            <text:p>2022</text:p>
          </table:table-cell>
          <table:table-cell office:value-type="string">
            <text:p>3+3+2+1</text:p>
          </table:table-cell>
          <table:table-cell office:value-type="string">
            <text:p>4 Sätze</text:p>
          </table:table-cell>
          <table:table-cell office:value-type="string">
            <text:p>Trp., Hrn., Pos., Vl., Vla, Vc., Klav. G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04">
            <text:p>304</text:p>
          </table:table-cell>
          <table:table-cell office:value-type="float" office:value="2022">
            <text:p>2022</text:p>
          </table:table-cell>
          <table:table-cell office:value-type="string">
            <text:p>2. Hornsonate *</text:p>
          </table:table-cell>
          <table:table-cell office:value-type="string">
            <text:p>4 Sätze</text:p>
          </table:table-cell>
          <table:table-cell office:value-type="string">
            <text:p>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05">
            <text:p>305</text:p>
          </table:table-cell>
          <table:table-cell office:value-type="float" office:value="2022">
            <text:p>2022</text:p>
          </table:table-cell>
          <table:table-cell office:value-type="string">
            <text:p>3. Violinkonzert</text:p>
          </table:table-cell>
          <table:table-cell office:value-type="string">
            <text:p>4 Sätze</text:p>
          </table:table-cell>
          <table:table-cell office:value-type="string">
            <text:p>Violine solo, 2 Trp., 2 Hrn., 2 Pos., Bt., 2x Vl., 2x Vla., 2x Vc., Kb.,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06">
            <text:p>306</text:p>
          </table:table-cell>
          <table:table-cell office:value-type="float" office:value="2022">
            <text:p>2022</text:p>
          </table:table-cell>
          <table:table-cell office:value-type="string">
            <text:p>Klavierstücke </text:p>
          </table:table-cell>
          <table:table-cell office:value-type="string">
            <text:p>5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07">
            <text:p>307</text:p>
          </table:table-cell>
          <table:table-cell office:value-type="float" office:value="2022">
            <text:p>2022</text:p>
          </table:table-cell>
          <table:table-cell office:value-type="string">
            <text:p>5. Klarinettensonate</text:p>
          </table:table-cell>
          <table:table-cell office:value-type="string">
            <text:p>4 Sätze</text:p>
          </table:table-cell>
          <table:table-cell office:value-type="string">
            <text:p>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08">
            <text:p>308</text:p>
          </table:table-cell>
          <table:table-cell office:value-type="float" office:value="2022">
            <text:p>2022</text:p>
          </table:table-cell>
          <table:table-cell office:value-type="string">
            <text:p>6. Klavierseptett</text:p>
          </table:table-cell>
          <table:table-cell office:value-type="string">
            <text:p>4 Sätze</text:p>
          </table:table-cell>
          <table:table-cell office:value-type="string">
            <text:p>2 Vl., 2 Vla., Vc., K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09">
            <text:p>309</text:p>
          </table:table-cell>
          <table:table-cell office:value-type="float" office:value="2022">
            <text:p>2022</text:p>
          </table:table-cell>
          <table:table-cell office:value-type="string">
            <text:p>26. Klaviertrio</text:p>
          </table:table-cell>
          <table:table-cell office:value-type="string">
            <text:p>4 Sätze</text:p>
          </table:table-cell>
          <table:table-cell office:value-type="string">
            <text:p>Fl., 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10">
            <text:p>310</text:p>
          </table:table-cell>
          <table:table-cell office:value-type="float" office:value="2022">
            <text:p>2022</text:p>
          </table:table-cell>
          <table:table-cell office:value-type="string">
            <text:p>27. Klaviertrio</text:p>
          </table:table-cell>
          <table:table-cell office:value-type="string">
            <text:p>4 Sätze</text:p>
          </table:table-cell>
          <table:table-cell office:value-type="string">
            <text:p>Ob., Fag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11">
            <text:p>311</text:p>
          </table:table-cell>
          <table:table-cell office:value-type="float" office:value="2022">
            <text:p>2022</text:p>
          </table:table-cell>
          <table:table-cell office:value-type="string">
            <text:p>Streichquintett</text:p>
          </table:table-cell>
          <table:table-cell office:value-type="string">
            <text:p>4 Sätze</text:p>
          </table:table-cell>
          <table:table-cell office:value-type="string">
            <text:p>2 Vl, 2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12">
            <text:p>312</text:p>
          </table:table-cell>
          <table:table-cell office:value-type="float" office:value="2022">
            <text:p>2022</text:p>
          </table:table-cell>
          <table:table-cell office:value-type="string">
            <text:p>Sonate für Orgel und Trompete</text:p>
          </table:table-cell>
          <table:table-cell office:value-type="string">
            <text:p>4 Sätze</text:p>
          </table:table-cell>
          <table:table-cell office:value-type="string">
            <text:p>Trp., Org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13">
            <text:p>313</text:p>
          </table:table-cell>
          <table:table-cell office:value-type="float" office:value="2022">
            <text:p>2022</text:p>
          </table:table-cell>
          <table:table-cell office:value-type="string">
            <text:p>Konzert für 4 Hörner und Orchester * + Stp.*</text:p>
          </table:table-cell>
          <table:table-cell office:value-type="string">
            <text:p>4 Sätze</text:p>
          </table:table-cell>
          <table:table-cell office:value-type="string">
            <text:p>4 Hörner solo., 2x Vl., 2x Vla., 2x Vc., Kb., Klav., Pauk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14">
            <text:p>314</text:p>
          </table:table-cell>
          <table:table-cell office:value-type="float" office:value="2022">
            <text:p>2022</text:p>
          </table:table-cell>
          <table:table-cell office:value-type="string">
            <text:p>9. Streichquartett</text:p>
          </table:table-cell>
          <table:table-cell office:value-type="string">
            <text:p>4 Sätze</text:p>
          </table:table-cell>
          <table:table-cell office:value-type="string">
            <text:p>2 Vl.,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15">
            <text:p>315</text:p>
          </table:table-cell>
          <table:table-cell office:value-type="float" office:value="2023">
            <text:p>2023</text:p>
          </table:table-cell>
          <table:table-cell office:value-type="string">
            <text:p>13. Klavierkonzert</text:p>
          </table:table-cell>
          <table:table-cell office:value-type="string">
            <text:p>4 Sätze</text:p>
          </table:table-cell>
          <table:table-cell office:value-type="string">
            <text:p>Klavier solo, 2 Trp., 2 Hrn., 2 Pos., Bt., 2x Vl., 2x Vla., 2x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16">
            <text:p>316</text:p>
          </table:table-cell>
          <table:table-cell office:value-type="float" office:value="2023">
            <text:p>2023</text:p>
          </table:table-cell>
          <table:table-cell office:value-type="string">
            <text:p>Für 2 Klaviere </text:p>
          </table:table-cell>
          <table:table-cell office:value-type="string">
            <text:p>4 Sätze</text:p>
          </table:table-cell>
          <table:table-cell office:value-type="string">
            <text:p>2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17">
            <text:p>317</text:p>
          </table:table-cell>
          <table:table-cell office:value-type="float" office:value="2023">
            <text:p>2023</text:p>
          </table:table-cell>
          <table:table-cell office:value-type="string">
            <text:p>13. Klavierquintett</text:p>
          </table:table-cell>
          <table:table-cell office:value-type="string">
            <text:p>4 Sätze</text:p>
          </table:table-cell>
          <table:table-cell office:value-type="string">
            <text:p>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18">
            <text:p>318</text:p>
          </table:table-cell>
          <table:table-cell office:value-type="float" office:value="2023">
            <text:p>2023</text:p>
          </table:table-cell>
          <table:table-cell office:value-type="string">
            <text:p>Orgeltrio</text:p>
          </table:table-cell>
          <table:table-cell office:value-type="string">
            <text:p>4 Sätze</text:p>
          </table:table-cell>
          <table:table-cell office:value-type="string">
            <text:p>Trp., Pos., Org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19">
            <text:p>319</text:p>
          </table:table-cell>
          <table:table-cell office:value-type="float" office:value="2023">
            <text:p>2023</text:p>
          </table:table-cell>
          <table:table-cell office:value-type="string">
            <text:p>4 Hände, 1 Klavier</text:p>
          </table:table-cell>
          <table:table-cell office:value-type="string">
            <text:p>4 Sätz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20">
            <text:p>320</text:p>
          </table:table-cell>
          <table:table-cell office:value-type="float" office:value="2023">
            <text:p>2023</text:p>
          </table:table-cell>
          <table:table-cell office:value-type="string">
            <text:p>3 Kleine Duos</text:p>
          </table:table-cell>
          <table:table-cell office:value-type="string">
            <text:p>3 Stücke</text:p>
          </table:table-cell>
          <table:table-cell office:value-type="string">
            <text:p>F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21">
            <text:p>321</text:p>
          </table:table-cell>
          <table:table-cell office:value-type="float" office:value="2023">
            <text:p>2023</text:p>
          </table:table-cell>
          <table:table-cell office:value-type="string">
            <text:p>3 Kleine Stücke</text:p>
          </table:table-cell>
          <table:table-cell office:value-type="string">
            <text:p>3 Stücke</text:p>
          </table:table-cell>
          <table:table-cell office:value-type="string">
            <text:p>O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22">
            <text:p>322</text:p>
          </table:table-cell>
          <table:table-cell office:value-type="float" office:value="2023">
            <text:p>2023</text:p>
          </table:table-cell>
          <table:table-cell office:value-type="string">
            <text:p>4 Duette</text:p>
          </table:table-cell>
          <table:table-cell office:value-type="string">
            <text:p>4 Stücke</text:p>
          </table:table-cell>
          <table:table-cell office:value-type="string">
            <text:p>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23">
            <text:p>323</text:p>
          </table:table-cell>
          <table:table-cell office:value-type="float" office:value="2023">
            <text:p>2023</text:p>
          </table:table-cell>
          <table:table-cell office:value-type="string">
            <text:p>Fantasie</text:p>
          </table:table-cell>
          <table:table-cell office:value-type="string">
            <text:p>1 Stück</text:p>
          </table:table-cell>
          <table:table-cell office:value-type="string">
            <text:p>Pos., Org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24">
            <text:p>324</text:p>
          </table:table-cell>
          <table:table-cell office:value-type="float" office:value="2023">
            <text:p>2023</text:p>
          </table:table-cell>
          <table:table-cell office:value-type="string">
            <text:p>1. Sonate für Viola und Klavier</text:p>
          </table:table-cell>
          <table:table-cell office:value-type="string">
            <text:p>4 Sätze</text:p>
          </table:table-cell>
          <table:table-cell office:value-type="string">
            <text:p>Vla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25">
            <text:p>325</text:p>
          </table:table-cell>
          <table:table-cell office:value-type="float" office:value="2023">
            <text:p>2023</text:p>
          </table:table-cell>
          <table:table-cell office:value-type="string">
            <text:p>Musik XXXVI</text:p>
          </table:table-cell>
          <table:table-cell office:value-type="string">
            <text:p>4 Sätze</text:p>
          </table:table-cell>
          <table:table-cell office:value-type="string">
            <text:p>2 Trp., 2 Hrn. 2 Pos., Bt., 2x Vl., 2x Vla., 2x Vc., Kb., Klav., Xyl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26">
            <text:p>326</text:p>
          </table:table-cell>
          <table:table-cell office:value-type="float" office:value="2023">
            <text:p>2023</text:p>
          </table:table-cell>
          <table:table-cell office:value-type="string">
            <text:p>28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27">
            <text:p>327</text:p>
          </table:table-cell>
          <table:table-cell office:value-type="float" office:value="2023">
            <text:p>2023</text:p>
          </table:table-cell>
          <table:table-cell office:value-type="string">
            <text:p>4+1</text:p>
          </table:table-cell>
          <table:table-cell office:value-type="string">
            <text:p>4 Sätze</text:p>
          </table:table-cell>
          <table:table-cell office:value-type="string">
            <text:p>4 Vci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28">
            <text:p>328</text:p>
          </table:table-cell>
          <table:table-cell office:value-type="float" office:value="2023">
            <text:p>2023</text:p>
          </table:table-cell>
          <table:table-cell office:value-type="string">
            <text:p>6. Klaviersextett</text:p>
          </table:table-cell>
          <table:table-cell office:value-type="string">
            <text:p>4 Sätze</text:p>
          </table:table-cell>
          <table:table-cell office:value-type="string">
            <text:p>Fl., Ob. Klar., Hrn., Fag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29">
            <text:p>329</text:p>
          </table:table-cell>
          <table:table-cell office:value-type="float" office:value="2023">
            <text:p>2023</text:p>
          </table:table-cell>
          <table:table-cell office:value-type="string">
            <text:p>14. Klavierquintett</text:p>
          </table:table-cell>
          <table:table-cell office:value-type="string">
            <text:p>4 Sätze</text:p>
          </table:table-cell>
          <table:table-cell office:value-type="string">
            <text:p>Vio., Vla., 2 Vc., Klav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30">
            <text:p>330</text:p>
          </table:table-cell>
          <table:table-cell office:value-type="float" office:value="2023">
            <text:p>2023</text:p>
          </table:table-cell>
          <table:table-cell office:value-type="string">
            <text:p>4. Orgelkonzert</text:p>
          </table:table-cell>
          <table:table-cell office:value-type="string">
            <text:p>4 Sätze</text:p>
          </table:table-cell>
          <table:table-cell office:value-type="string">
            <text:p>Orgel solo, 2 Trp., 2 Hrn. 2 Pos., Bt., 2x Vl., 2x Vla., 2x Vc., Kb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31">
            <text:p>331</text:p>
          </table:table-cell>
          <table:table-cell office:value-type="float" office:value="2023">
            <text:p>2023</text:p>
          </table:table-cell>
          <table:table-cell office:value-type="string">
            <text:p>14. Klavierkonzert</text:p>
          </table:table-cell>
          <table:table-cell office:value-type="string">
            <text:p>4 Sätze</text:p>
          </table:table-cell>
          <table:table-cell office:value-type="string">
            <text:p>Klavier solo, 2 Trp., 2 Hrn., 2 Pos., Bt., 2x Vl., 2x Vla., 2x Vc., Kb., Pauk.,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32">
            <text:p>332</text:p>
          </table:table-cell>
          <table:table-cell office:value-type="float" office:value="2023">
            <text:p>2023</text:p>
          </table:table-cell>
          <table:table-cell office:value-type="string">
            <text:p>4. Violinkonzert</text:p>
          </table:table-cell>
          <table:table-cell office:value-type="string">
            <text:p>4 Sätze</text:p>
          </table:table-cell>
          <table:table-cell office:value-type="string">
            <text:p>Violine solo, 2 Fl., 2 Ob., 2 Klar., 2 Fag., Kfag., Vl., Vla., Vc., Kb., Klav., Xyl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33">
            <text:p>333</text:p>
          </table:table-cell>
          <table:table-cell office:value-type="float" office:value="2023">
            <text:p>2023</text:p>
          </table:table-cell>
          <table:table-cell office:value-type="string">
            <text:p>5 Jagdlieder *</text:p>
          </table:table-cell>
          <table:table-cell office:value-type="string">
            <text:p>5 Lieder</text:p>
          </table:table-cell>
          <table:table-cell office:value-type="string">
            <text:p>Ges. 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34">
            <text:p>334</text:p>
          </table:table-cell>
          <table:table-cell office:value-type="float" office:value="2023">
            <text:p>2023</text:p>
          </table:table-cell>
          <table:table-cell office:value-type="string">
            <text:p>15. Klavierquintett</text:p>
          </table:table-cell>
          <table:table-cell office:value-type="string">
            <text:p>4 Sätze</text:p>
          </table:table-cell>
          <table:table-cell office:value-type="string">
            <text:p>2 Ob., 2 Hrn.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35">
            <text:p>335</text:p>
          </table:table-cell>
          <table:table-cell office:value-type="float" office:value="2023">
            <text:p>2023</text:p>
          </table:table-cell>
          <table:table-cell office:value-type="string">
            <text:p>29. Klaviertrio</text:p>
          </table:table-cell>
          <table:table-cell office:value-type="string">
            <text:p>4 Sätze</text:p>
          </table:table-cell>
          <table:table-cell office:value-type="string">
            <text:p>Fl., 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36">
            <text:p>336</text:p>
          </table:table-cell>
          <table:table-cell office:value-type="float" office:value="2023">
            <text:p>2023</text:p>
          </table:table-cell>
          <table:table-cell office:value-type="string">
            <text:p>10. Streichquartett</text:p>
          </table:table-cell>
          <table:table-cell office:value-type="string">
            <text:p>4 Sätze</text:p>
          </table:table-cell>
          <table:table-cell office:value-type="string">
            <text:p>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37">
            <text:p>337</text:p>
          </table:table-cell>
          <table:table-cell office:value-type="float" office:value="2023">
            <text:p>2023</text:p>
          </table:table-cell>
          <table:table-cell office:value-type="string">
            <text:p>30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38">
            <text:p>338</text:p>
          </table:table-cell>
          <table:table-cell office:value-type="float" office:value="2023">
            <text:p>2023</text:p>
          </table:table-cell>
          <table:table-cell office:value-type="string">
            <text:p>Musik XXXVII</text:p>
          </table:table-cell>
          <table:table-cell office:value-type="string">
            <text:p>4 Sätze</text:p>
          </table:table-cell>
          <table:table-cell office:value-type="string">
            <text:p>2 Trp., 2 Hrn. 2 Pos., Bt., 2x Vl., 2x Vla., 2x Vc., Kb., 2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39">
            <text:p>339</text:p>
          </table:table-cell>
          <table:table-cell office:value-type="float" office:value="2023">
            <text:p>2023</text:p>
          </table:table-cell>
          <table:table-cell office:value-type="string">
            <text:p>7. Klaviersextett</text:p>
          </table:table-cell>
          <table:table-cell office:value-type="string">
            <text:p>5 Sätze</text:p>
          </table:table-cell>
          <table:table-cell office:value-type="string">
            <text:p>Fl., Klar., Fag., 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40">
            <text:p>340</text:p>
          </table:table-cell>
          <table:table-cell office:value-type="float" office:value="2023">
            <text:p>2023</text:p>
          </table:table-cell>
          <table:table-cell office:value-type="string">
            <text:p>Hallo, Ihr Sieben</text:p>
          </table:table-cell>
          <table:table-cell office:value-type="string">
            <text:p>7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41">
            <text:p>341</text:p>
          </table:table-cell>
          <table:table-cell office:value-type="float" office:value="2023">
            <text:p>2023</text:p>
          </table:table-cell>
          <table:table-cell office:value-type="string">
            <text:p>15. Klavierkonzert</text:p>
          </table:table-cell>
          <table:table-cell office:value-type="string">
            <text:p>4 Sätze</text:p>
          </table:table-cell>
          <table:table-cell office:value-type="string">
            <text:p>Klavier solo, 2 Fl,. 2 Ob., 2 Klar., 2 Fag., 2 Trp., 2 Hrn. 2 Pos., Bt., 2x Vl., 2x Vla., 2x Vc., Kb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42">
            <text:p>342</text:p>
          </table:table-cell>
          <table:table-cell office:value-type="float" office:value="2023">
            <text:p>2023</text:p>
          </table:table-cell>
          <table:table-cell office:value-type="string">
            <text:p>Für Orgel und Schlagzeug</text:p>
          </table:table-cell>
          <table:table-cell office:value-type="string">
            <text:p>9 Stücke</text:p>
          </table:table-cell>
          <table:table-cell office:value-type="string">
            <text:p>Org., Schz. (3 Spieler)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43">
            <text:p>343</text:p>
          </table:table-cell>
          <table:table-cell office:value-type="float" office:value="2023">
            <text:p>2023</text:p>
          </table:table-cell>
          <table:table-cell office:value-type="string">
            <text:p>Noch mal 7</text:p>
          </table:table-cell>
          <table:table-cell office:value-type="string">
            <text:p>7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44">
            <text:p>344</text:p>
          </table:table-cell>
          <table:table-cell office:value-type="float" office:value="2023">
            <text:p>2023</text:p>
          </table:table-cell>
          <table:table-cell office:value-type="string">
            <text:p>Für Altsaxophon und Klavier</text:p>
          </table:table-cell>
          <table:table-cell office:value-type="string">
            <text:p>5 Stücke</text:p>
          </table:table-cell>
          <table:table-cell office:value-type="string">
            <text:p>Asax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45">
            <text:p>345</text:p>
          </table:table-cell>
          <table:table-cell office:value-type="float" office:value="2023">
            <text:p>2023</text:p>
          </table:table-cell>
          <table:table-cell office:value-type="string">
            <text:p>Musik XXXVIII</text:p>
          </table:table-cell>
          <table:table-cell office:value-type="string">
            <text:p>4 Sätze</text:p>
          </table:table-cell>
          <table:table-cell office:value-type="string">
            <text:p>2 Trp., 2 Hrn., 2 Pos., Bt., 2x Vl., 2x Vla., 2x Vc., Kb.,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46">
            <text:p>346</text:p>
          </table:table-cell>
          <table:table-cell office:value-type="float" office:value="2023">
            <text:p>2023</text:p>
          </table:table-cell>
          <table:table-cell office:value-type="string">
            <text:p>8. Klaviersextett</text:p>
          </table:table-cell>
          <table:table-cell office:value-type="string">
            <text:p>4 Sätze</text:p>
          </table:table-cell>
          <table:table-cell office:value-type="string">
            <text:p>2 Vl, Vla., Vc., 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47">
            <text:p>347</text:p>
          </table:table-cell>
          <table:table-cell office:value-type="float" office:value="2023">
            <text:p>2023</text:p>
          </table:table-cell>
          <table:table-cell office:value-type="string">
            <text:p>31. Klaviertrio</text:p>
          </table:table-cell>
          <table:table-cell office:value-type="string">
            <text:p>4 Sätze</text:p>
          </table:table-cell>
          <table:table-cell office:value-type="string">
            <text:p>2 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48">
            <text:p>348</text:p>
          </table:table-cell>
          <table:table-cell office:value-type="float" office:value="2023">
            <text:p>2023</text:p>
          </table:table-cell>
          <table:table-cell office:value-type="string">
            <text:p>Musik XXXIX</text:p>
          </table:table-cell>
          <table:table-cell office:value-type="string">
            <text:p>4 Sätze</text:p>
          </table:table-cell>
          <table:table-cell office:value-type="string">
            <text:p>Trom., 3x Vl., 3x Via., 3x Vc., 2x Kb., Klav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49">
            <text:p>349</text:p>
          </table:table-cell>
          <table:table-cell office:value-type="float" office:value="2023">
            <text:p>2023</text:p>
          </table:table-cell>
          <table:table-cell office:value-type="string">
            <text:p>Fantasie für 2 Klaviere</text:p>
          </table:table-cell>
          <table:table-cell office:value-type="string">
            <text:p>1 Stück</text:p>
          </table:table-cell>
          <table:table-cell office:value-type="string">
            <text:p>2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50">
            <text:p>350</text:p>
          </table:table-cell>
          <table:table-cell office:value-type="float" office:value="2023">
            <text:p>2023</text:p>
          </table:table-cell>
          <table:table-cell office:value-type="string">
            <text:p>Musik XL</text:p>
          </table:table-cell>
          <table:table-cell office:value-type="string">
            <text:p>4 Sätze</text:p>
          </table:table-cell>
          <table:table-cell office:value-type="string">
            <text:p>2 Trp., 2 Hrn., 2 Pos., Bt., 2x Vl., 2x Vla., 2x Vc., Kb.,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51">
            <text:p>351</text:p>
          </table:table-cell>
          <table:table-cell office:value-type="float" office:value="2023">
            <text:p>2023</text:p>
          </table:table-cell>
          <table:table-cell office:value-type="string">
            <text:p>16. Klavierkonzert</text:p>
          </table:table-cell>
          <table:table-cell office:value-type="string">
            <text:p>4 Sätze</text:p>
          </table:table-cell>
          <table:table-cell office:value-type="string">
            <text:p>Klavier solo, 2 Fl,. 2 Ob., 2 Klar., 2 Fag., 2 Trp., 2 Hrn. 2 Pos., Bt., 2x Vl., 2x Vla., 2x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52">
            <text:p>352</text:p>
          </table:table-cell>
          <table:table-cell office:value-type="float" office:value="2023">
            <text:p>2023</text:p>
          </table:table-cell>
          <table:table-cell office:value-type="string">
            <text:p>9. Klaviersextett</text:p>
          </table:table-cell>
          <table:table-cell office:value-type="string">
            <text:p>3 Sätze</text:p>
          </table:table-cell>
          <table:table-cell office:value-type="string">
            <text:p>2 Vl, Vla., Vc., 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53">
            <text:p>353</text:p>
          </table:table-cell>
          <table:table-cell office:value-type="float" office:value="2023">
            <text:p>2023</text:p>
          </table:table-cell>
          <table:table-cell office:value-type="string">
            <text:p>32. Klaviertrio</text:p>
          </table:table-cell>
          <table:table-cell office:value-type="string">
            <text:p>4 Sätze</text:p>
          </table:table-cell>
          <table:table-cell office:value-type="string">
            <text:p>Tromp., Pos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54">
            <text:p>354</text:p>
          </table:table-cell>
          <table:table-cell office:value-type="float" office:value="2023">
            <text:p>2023</text:p>
          </table:table-cell>
          <table:table-cell office:value-type="string">
            <text:p>Sonate für Basstuba und Klavier</text:p>
          </table:table-cell>
          <table:table-cell office:value-type="string">
            <text:p>4 Sätze</text:p>
          </table:table-cell>
          <table:table-cell office:value-type="string">
            <text:p>Bt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55">
            <text:p>355</text:p>
          </table:table-cell>
          <table:table-cell office:value-type="float" office:value="2023">
            <text:p>2023</text:p>
          </table:table-cell>
          <table:table-cell office:value-type="string">
            <text:p>11. Streichquartett</text:p>
          </table:table-cell>
          <table:table-cell office:value-type="string">
            <text:p>4 Sätze</text:p>
          </table:table-cell>
          <table:table-cell office:value-type="string">
            <text:p>2 Vl,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56">
            <text:p>356</text:p>
          </table:table-cell>
          <table:table-cell office:value-type="float" office:value="2024">
            <text:p>2024</text:p>
          </table:table-cell>
          <table:table-cell office:value-type="string">
            <text:p>9 Alte Klavierstücke</text:p>
          </table:table-cell>
          <table:table-cell office:value-type="string">
            <text:p>9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57">
            <text:p>357</text:p>
          </table:table-cell>
          <table:table-cell office:value-type="float" office:value="2024">
            <text:p>2024</text:p>
          </table:table-cell>
          <table:table-cell office:value-type="string">
            <text:p>33. Klaviertrio</text:p>
          </table:table-cell>
          <table:table-cell office:value-type="string">
            <text:p>4 Sätze</text:p>
          </table:table-cell>
          <table:table-cell office:value-type="string">
            <text:p>Fl., O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58">
            <text:p>358</text:p>
          </table:table-cell>
          <table:table-cell office:value-type="float" office:value="2024">
            <text:p>2024</text:p>
          </table:table-cell>
          <table:table-cell office:value-type="string">
            <text:p>Für Blechbläser, Orgel und Schlagzeug</text:p>
          </table:table-cell>
          <table:table-cell office:value-type="string">
            <text:p>4 Sätze</text:p>
          </table:table-cell>
          <table:table-cell office:value-type="string">
            <text:p>2 Trp., 2 Hrn. 2 Pos., Bt., Org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59">
            <text:p>359</text:p>
          </table:table-cell>
          <table:table-cell office:value-type="float" office:value="2024">
            <text:p>2024</text:p>
          </table:table-cell>
          <table:table-cell office:value-type="string">
            <text:p>34. Klaviertrio</text:p>
          </table:table-cell>
          <table:table-cell office:value-type="string">
            <text:p>4 Sätze</text:p>
          </table:table-cell>
          <table:table-cell office:value-type="string">
            <text:p>2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60">
            <text:p>360</text:p>
          </table:table-cell>
          <table:table-cell office:value-type="float" office:value="2024">
            <text:p>2024</text:p>
          </table:table-cell>
          <table:table-cell office:value-type="string">
            <text:p>5.Orgelkonzert</text:p>
          </table:table-cell>
          <table:table-cell office:value-type="string">
            <text:p>4 Sätze</text:p>
          </table:table-cell>
          <table:table-cell office:value-type="string">
            <text:p>Orgel solo, 2 Tromp., 2 Hörn., 2 Pos., Bt., 2x Vl., 2x Vla., 2x Vc., Kb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61">
            <text:p>361</text:p>
          </table:table-cell>
          <table:table-cell office:value-type="float" office:value="2024">
            <text:p>2024</text:p>
          </table:table-cell>
          <table:table-cell office:value-type="string">
            <text:p>Musik XLI</text:p>
          </table:table-cell>
          <table:table-cell office:value-type="string">
            <text:p>4 Sätze</text:p>
          </table:table-cell>
          <table:table-cell office:value-type="string">
            <text:p>2 Trp., 2 Hrn., 2 Pos., Bt., 2x Vl., 2x Vla., 2x Vc., Kb.,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62">
            <text:p>362</text:p>
          </table:table-cell>
          <table:table-cell office:value-type="float" office:value="2024">
            <text:p>2024</text:p>
          </table:table-cell>
          <table:table-cell office:value-type="string">
            <text:p>Sonate für Xylophon und Klavier</text:p>
          </table:table-cell>
          <table:table-cell office:value-type="string">
            <text:p>4 Sätze</text:p>
          </table:table-cell>
          <table:table-cell office:value-type="string">
            <text:p>Xy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63">
            <text:p>363</text:p>
          </table:table-cell>
          <table:table-cell office:value-type="float" office:value="2024">
            <text:p>2024</text:p>
          </table:table-cell>
          <table:table-cell office:value-type="string">
            <text:p>7. Klavierseptett</text:p>
          </table:table-cell>
          <table:table-cell office:value-type="string">
            <text:p>4 Sätze</text:p>
          </table:table-cell>
          <table:table-cell office:value-type="string">
            <text:p>Ob., Hrn., Fag.,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64">
            <text:p>364</text:p>
          </table:table-cell>
          <table:table-cell office:value-type="float" office:value="2024">
            <text:p>2024</text:p>
          </table:table-cell>
          <table:table-cell office:value-type="string">
            <text:p>Tripelkonzert</text:p>
          </table:table-cell>
          <table:table-cell office:value-type="string">
            <text:p>4 Sätze</text:p>
          </table:table-cell>
          <table:table-cell office:value-type="string">
            <text:p>Trompete solo. Horn in F solo, Posaune solo, 2x Vl., 2x Vla., 2x Vc., 2 Kb.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65">
            <text:p>365</text:p>
          </table:table-cell>
          <table:table-cell office:value-type="float" office:value="2024">
            <text:p>2024</text:p>
          </table:table-cell>
          <table:table-cell office:value-type="string">
            <text:p>16. Klavierquintett</text:p>
          </table:table-cell>
          <table:table-cell office:value-type="string">
            <text:p>4 Sätze</text:p>
          </table:table-cell>
          <table:table-cell office:value-type="string">
            <text:p>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66">
            <text:p>366</text:p>
          </table:table-cell>
          <table:table-cell office:value-type="float" office:value="2024">
            <text:p>2024</text:p>
          </table:table-cell>
          <table:table-cell office:value-type="string">
            <text:p>5 gegen 5</text:p>
          </table:table-cell>
          <table:table-cell office:value-type="string">
            <text:p>4 Sätze</text:p>
          </table:table-cell>
          <table:table-cell office:value-type="string">
            <text:p>Fl., Ob., Kla., Hrn., Fag., 2x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67">
            <text:p>367</text:p>
          </table:table-cell>
          <table:table-cell office:value-type="float" office:value="2024">
            <text:p>2024</text:p>
          </table:table-cell>
          <table:table-cell office:value-type="string">
            <text:p>35. Klaviertrio</text:p>
          </table:table-cell>
          <table:table-cell office:value-type="string">
            <text:p>4 Sätze</text:p>
          </table:table-cell>
          <table:table-cell office:value-type="string">
            <text:p>Fl., 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68">
            <text:p>368</text:p>
          </table:table-cell>
          <table:table-cell office:value-type="float" office:value="2024">
            <text:p>2024</text:p>
          </table:table-cell>
          <table:table-cell office:value-type="string">
            <text:p>Musik XLII</text:p>
          </table:table-cell>
          <table:table-cell office:value-type="string">
            <text:p>4 Sätze</text:p>
          </table:table-cell>
          <table:table-cell office:value-type="string">
            <text:p>3x Vl., 3x Vla., 3x Vc., Klav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69">
            <text:p>369</text:p>
          </table:table-cell>
          <table:table-cell office:value-type="float" office:value="2024">
            <text:p>2024</text:p>
          </table:table-cell>
          <table:table-cell table:style-name="ce11" office:value-type="string">
            <text:p>36. Klaviertrio</text:p>
          </table:table-cell>
          <table:table-cell office:value-type="string">
            <text:p>4 Sätze</text:p>
          </table:table-cell>
          <table:table-cell office:value-type="string">
            <text:p>Fl., Bt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70">
            <text:p>370</text:p>
          </table:table-cell>
          <table:table-cell office:value-type="float" office:value="2024">
            <text:p>2024</text:p>
          </table:table-cell>
          <table:table-cell office:value-type="string">
            <text:p>10. Klaviersextett</text:p>
          </table:table-cell>
          <table:table-cell office:value-type="string">
            <text:p>4 Sätze</text:p>
          </table:table-cell>
          <table:table-cell office:value-type="string">
            <text:p>Fl. Ob., B-Kla., Hrn., Fg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71">
            <text:p>371</text:p>
          </table:table-cell>
          <table:table-cell office:value-type="float" office:value="2024">
            <text:p>2024</text:p>
          </table:table-cell>
          <table:table-cell office:value-type="string">
            <text:p>Orchestersuite aus der Kinderoper <text:s/>„Die Schlüsselblume“</text:p>
          </table:table-cell>
          <table:table-cell office:value-type="string">
            <text:p>9 Stücke</text:p>
          </table:table-cell>
          <table:table-cell office:value-type="string">
            <text:p>2 Fl., 2 Ob., 2 Klar., 2 Fag., 2 Trp., 2 Hrn., 2 Pos., 2x Vl., Vla., Vc.,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72">
            <text:p>372</text:p>
          </table:table-cell>
          <table:table-cell office:value-type="float" office:value="2024">
            <text:p>2024</text:p>
          </table:table-cell>
          <table:table-cell office:value-type="string">
            <text:p>37. Klaviertrio</text:p>
          </table:table-cell>
          <table:table-cell office:value-type="string">
            <text:p>4 Sätze</text:p>
          </table:table-cell>
          <table:table-cell office:value-type="string">
            <text:p>Fl., 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73">
            <text:p>373</text:p>
          </table:table-cell>
          <table:table-cell office:value-type="float" office:value="2024">
            <text:p>2024</text:p>
          </table:table-cell>
          <table:table-cell office:value-type="string">
            <text:p>38. Klaviertrio</text:p>
          </table:table-cell>
          <table:table-cell office:value-type="string">
            <text:p>4 Sätze</text:p>
          </table:table-cell>
          <table:table-cell office:value-type="string">
            <text:p>Alt-Sax., K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74">
            <text:p>374</text:p>
          </table:table-cell>
          <table:table-cell office:value-type="float" office:value="2024">
            <text:p>2024</text:p>
          </table:table-cell>
          <table:table-cell office:value-type="string">
            <text:p>17. Klavierkonzert</text:p>
          </table:table-cell>
          <table:table-cell office:value-type="string">
            <text:p>4 Sätze</text:p>
          </table:table-cell>
          <table:table-cell office:value-type="string">
            <text:p>Klavier solo 2 Trp., 2 Hrn., 2 Pos., Bt., 2x Vl., 2x Vla., 2x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75">
            <text:p>375</text:p>
          </table:table-cell>
          <table:table-cell office:value-type="float" office:value="2024">
            <text:p>2024</text:p>
          </table:table-cell>
          <table:table-cell office:value-type="string">
            <text:p>17. Klavierquintett</text:p>
          </table:table-cell>
          <table:table-cell office:value-type="string">
            <text:p>4 Sätze</text:p>
          </table:table-cell>
          <table:table-cell office:value-type="string">
            <text:p>4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76">
            <text:p>376</text:p>
          </table:table-cell>
          <table:table-cell office:value-type="float" office:value="2024">
            <text:p>2024</text:p>
          </table:table-cell>
          <table:table-cell office:value-type="string">
            <text:p>3 Orgelstücke</text:p>
          </table:table-cell>
          <table:table-cell office:value-type="string">
            <text:p>3 Stücke</text:p>
          </table:table-cell>
          <table:table-cell office:value-type="string">
            <text:p>Org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77">
            <text:p>377</text:p>
          </table:table-cell>
          <table:table-cell office:value-type="float" office:value="2024">
            <text:p>2024</text:p>
          </table:table-cell>
          <table:table-cell office:value-type="string">
            <text:p>2. Flötenkonzert</text:p>
          </table:table-cell>
          <table:table-cell office:value-type="string">
            <text:p>4 Sätze</text:p>
          </table:table-cell>
          <table:table-cell office:value-type="string">
            <text:p>Flöte solo, 2x Vl., 2x Vla., 2x Vc., Kb., Klav.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78">
            <text:p>378</text:p>
          </table:table-cell>
          <table:table-cell office:value-type="float" office:value="2024">
            <text:p>2024</text:p>
          </table:table-cell>
          <table:table-cell office:value-type="string">
            <text:p>7 Duos</text:p>
          </table:table-cell>
          <table:table-cell office:value-type="string">
            <text:p>7 Stücke</text:p>
          </table:table-cell>
          <table:table-cell office:value-type="string">
            <text:p>Alt Sax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79">
            <text:p>379</text:p>
          </table:table-cell>
          <table:table-cell office:value-type="float" office:value="2024">
            <text:p>2024</text:p>
          </table:table-cell>
          <table:table-cell office:value-type="string">
            <text:p>9 Kleine Häppchen</text:p>
          </table:table-cell>
          <table:table-cell office:value-type="string">
            <text:p>9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80">
            <text:p>380</text:p>
          </table:table-cell>
          <table:table-cell office:value-type="float" office:value="2024">
            <text:p>2024</text:p>
          </table:table-cell>
          <table:table-cell office:value-type="string">
            <text:p>4. Doppelkonzert</text:p>
          </table:table-cell>
          <table:table-cell office:value-type="string">
            <text:p>4 Sätze</text:p>
          </table:table-cell>
          <table:table-cell office:value-type="string">
            <text:p>Violine solo, Violoncello solo, 2 Fl., 2 Ob., 2 Klar., 2 Fag., K. Fag., 2 Trp., 2 Hrn., 2 Pos., Bt., Klav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81">
            <text:p>381</text:p>
          </table:table-cell>
          <table:table-cell office:value-type="float" office:value="2025">
            <text:p>2025</text:p>
          </table:table-cell>
          <table:table-cell office:value-type="string">
            <text:p>Für 2 Klaviere VII</text:p>
          </table:table-cell>
          <table:table-cell office:value-type="string">
            <text:p>5 Sätze</text:p>
          </table:table-cell>
          <table:table-cell office:value-type="string">
            <text:p>2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82">
            <text:p>382</text:p>
          </table:table-cell>
          <table:table-cell office:value-type="float" office:value="2025">
            <text:p>2025</text:p>
          </table:table-cell>
          <table:table-cell office:value-type="string">
            <text:p>12. Streichquartett</text:p>
          </table:table-cell>
          <table:table-cell office:value-type="string">
            <text:p>4 Sätze</text:p>
          </table:table-cell>
          <table:table-cell office:value-type="string">
            <text:p>2 Vl.,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83">
            <text:p>383</text:p>
          </table:table-cell>
          <table:table-cell office:value-type="float" office:value="2025">
            <text:p>2025</text:p>
          </table:table-cell>
          <table:table-cell office:value-type="string">
            <text:p>16. Klaviervariationen für Ursula</text:p>
          </table:table-cell>
          <table:table-cell office:value-type="string">
            <text:p>16 Variationen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84">
            <text:p>384</text:p>
          </table:table-cell>
          <table:table-cell office:value-type="float" office:value="2025">
            <text:p>2025</text:p>
          </table:table-cell>
          <table:table-cell office:value-type="string">
            <text:p>39. Klaviertrio</text:p>
          </table:table-cell>
          <table:table-cell office:value-type="string">
            <text:p>4 Sätze</text:p>
          </table:table-cell>
          <table:table-cell office:value-type="string">
            <text:p>Vi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85">
            <text:p>385</text:p>
          </table:table-cell>
          <table:table-cell office:value-type="float" office:value="2025">
            <text:p>2025</text:p>
          </table:table-cell>
          <table:table-cell office:value-type="string">
            <text:p>2. Cellokonzert</text:p>
          </table:table-cell>
          <table:table-cell office:value-type="string">
            <text:p>4 Sätze</text:p>
          </table:table-cell>
          <table:table-cell office:value-type="string">
            <text:p>Cello solo, 2 Trp., 2 Hrn., 2 Pos., Bt., 2x Vl., 2x Vla., 2x Vc., Kb., Klav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86">
            <text:p>386</text:p>
          </table:table-cell>
          <table:table-cell office:value-type="float" office:value="2025">
            <text:p>2025</text:p>
          </table:table-cell>
          <table:table-cell office:value-type="string">
            <text:p>11. Klaviersextett</text:p>
          </table:table-cell>
          <table:table-cell office:value-type="string">
            <text:p>4 Sätze</text:p>
          </table:table-cell>
          <table:table-cell office:value-type="string">
            <text:p>Ob., Fag., Hrn., Vl. Vc.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87">
            <text:p>387</text:p>
          </table:table-cell>
          <table:table-cell office:value-type="float" office:value="2025">
            <text:p>2025</text:p>
          </table:table-cell>
          <table:table-cell office:value-type="string">
            <text:p>Klaviervariationen nach dem 11. Klaviersextett 3. Satz</text:p>
          </table:table-cell>
          <table:table-cell table:style-name="ce11" office:value-type="string">
            <text:p>7 Variationen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88">
            <text:p>388</text:p>
          </table:table-cell>
          <table:table-cell office:value-type="float" office:value="2025">
            <text:p>2025</text:p>
          </table:table-cell>
          <table:table-cell office:value-type="string">
            <text:p>6. Orgelkonzert</text:p>
          </table:table-cell>
          <table:table-cell office:value-type="string">
            <text:p>4 Sätze</text:p>
          </table:table-cell>
          <table:table-cell office:value-type="string">
            <text:p>Orgel solo, 2 Trp., 2 Hrn., 2 Pos., Bt., 2x Vl., 2x Vla., 2x Vc., Kb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89">
            <text:p>389</text:p>
          </table:table-cell>
          <table:table-cell office:value-type="float" office:value="2025">
            <text:p>2025</text:p>
          </table:table-cell>
          <table:table-cell office:value-type="string">
            <text:p>8. Klavierquartett</text:p>
          </table:table-cell>
          <table:table-cell office:value-type="string">
            <text:p>4 Sätze</text:p>
          </table:table-cell>
          <table:table-cell office:value-type="string">
            <text:p>Hrn., 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90">
            <text:p>390</text:p>
          </table:table-cell>
          <table:table-cell office:value-type="float" office:value="2025">
            <text:p>2025</text:p>
          </table:table-cell>
          <table:table-cell office:value-type="string">
            <text:p>Musik XLIII</text:p>
          </table:table-cell>
          <table:table-cell office:value-type="string">
            <text:p>4 Sätze</text:p>
          </table:table-cell>
          <table:table-cell office:value-type="string">
            <text:p>2 Fl., 2 Ob., 2 Klar., B. Klar., 2 Fag., 2 Trp., 2 Hrn., 2 Pos., Bt., Klav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91">
            <text:p>391</text:p>
          </table:table-cell>
          <table:table-cell office:value-type="float" office:value="2025">
            <text:p>2025</text:p>
          </table:table-cell>
          <table:table-cell office:value-type="string">
            <text:p>40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92">
            <text:p>392</text:p>
          </table:table-cell>
          <table:table-cell office:value-type="float" office:value="2025">
            <text:p>2025</text:p>
          </table:table-cell>
          <table:table-cell office:value-type="string">
            <text:p>6. Violoncellosonate</text:p>
          </table:table-cell>
          <table:table-cell office:value-type="string">
            <text:p>4 Sätze</text:p>
          </table:table-cell>
          <table:table-cell office:value-type="string">
            <text:p>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93">
            <text:p>393</text:p>
          </table:table-cell>
          <table:table-cell office:value-type="float" office:value="2025">
            <text:p>2025</text:p>
          </table:table-cell>
          <table:table-cell office:value-type="string">
            <text:p>5+1</text:p>
          </table:table-cell>
          <table:table-cell office:value-type="string">
            <text:p>4 Sätze</text:p>
          </table:table-cell>
          <table:table-cell office:value-type="string">
            <text:p>Trp., 2x Hör., Pos., Bt., Org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94">
            <text:p>394</text:p>
          </table:table-cell>
          <table:table-cell office:value-type="float" office:value="2025">
            <text:p>2025</text:p>
          </table:table-cell>
          <table:table-cell office:value-type="string">
            <text:p>7. Klavierseptett</text:p>
          </table:table-cell>
          <table:table-cell office:value-type="string">
            <text:p>4 Sätze</text:p>
          </table:table-cell>
          <table:table-cell office:value-type="string">
            <text:p>A Klar., Fag., Trom., Pos., Vl., K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95">
            <text:p>395</text:p>
          </table:table-cell>
          <table:table-cell office:value-type="float" office:value="2025">
            <text:p>2025</text:p>
          </table:table-cell>
          <table:table-cell office:value-type="string">
            <text:p>6. Violinsonate</text:p>
          </table:table-cell>
          <table:table-cell office:value-type="string">
            <text:p>4 Sätze</text:p>
          </table:table-cell>
          <table:table-cell office:value-type="string">
            <text:p>V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96">
            <text:p>396</text:p>
          </table:table-cell>
          <table:table-cell office:value-type="float" office:value="2025">
            <text:p>2025</text:p>
          </table:table-cell>
          <table:table-cell office:value-type="string">
            <text:p>18. Klavierquintett</text:p>
          </table:table-cell>
          <table:table-cell office:value-type="string">
            <text:p>4 Sätze</text:p>
          </table:table-cell>
          <table:table-cell office:value-type="string">
            <text:p>Trp., 2x Hrn., Pos., Klav.,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97">
            <text:p>397</text:p>
          </table:table-cell>
          <table:table-cell office:value-type="float" office:value="2025">
            <text:p>2025</text:p>
          </table:table-cell>
          <table:table-cell office:value-type="string">
            <text:p>1. Trompetensonate</text:p>
          </table:table-cell>
          <table:table-cell office:value-type="string">
            <text:p>4 Sätze</text:p>
          </table:table-cell>
          <table:table-cell office:value-type="string">
            <text:p>Trp., Klav.,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98">
            <text:p>398</text:p>
          </table:table-cell>
          <table:table-cell office:value-type="float" office:value="2025">
            <text:p>2025</text:p>
          </table:table-cell>
          <table:table-cell office:value-type="string">
            <text:p>Musik XLIV</text:p>
          </table:table-cell>
          <table:table-cell office:value-type="string">
            <text:p>4 Sätze</text:p>
          </table:table-cell>
          <table:table-cell office:value-type="string">
            <text:p>2 Trp., 2x Vl., 2x Vla., 2x Vc., K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99">
            <text:p>399</text:p>
          </table:table-cell>
          <table:table-cell office:value-type="float" office:value="2025">
            <text:p>2025</text:p>
          </table:table-cell>
          <table:table-cell office:value-type="string">
            <text:p>41. Klaviertrio </text:p>
          </table:table-cell>
          <table:table-cell office:value-type="string">
            <text:p>4 Sätze</text:p>
          </table:table-cell>
          <table:table-cell office:value-type="string">
            <text:p>2 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00">
            <text:p>400</text:p>
          </table:table-cell>
          <table:table-cell office:value-type="float" office:value="2025">
            <text:p>2025</text:p>
          </table:table-cell>
          <table:table-cell office:value-type="string">
            <text:p>5. Doppelkonzert</text:p>
          </table:table-cell>
          <table:table-cell office:value-type="string">
            <text:p>4 Sätze</text:p>
          </table:table-cell>
          <table:table-cell office:value-type="string">
            <text:p>2 Klaviere solo, 2 Trp., 2 Hrn., 2 Pos., Bt., 2x Vl., 2x Vla., 2x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01">
            <text:p>401</text:p>
          </table:table-cell>
          <table:table-cell office:value-type="float" office:value="2025">
            <text:p>2025</text:p>
          </table:table-cell>
          <table:table-cell office:value-type="string">
            <text:p>Sonate für Altblockflöte und Klavier</text:p>
          </table:table-cell>
          <table:table-cell office:value-type="string">
            <text:p>4 Sätze</text:p>
          </table:table-cell>
          <table:table-cell office:value-type="string">
            <text:p>Alt Bf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02">
            <text:p>402</text:p>
          </table:table-cell>
          <table:table-cell office:value-type="float" office:value="2025">
            <text:p>2025</text:p>
          </table:table-cell>
          <table:table-cell office:value-type="string">
            <text:p>Geburtstagsständchen für Herbert</text:p>
          </table:table-cell>
          <table:table-cell office:value-type="string">
            <text:p>1 Satz</text:p>
          </table:table-cell>
          <table:table-cell office:value-type="string">
            <text:p>Trp., Hrn., Pos., Bt., 2x Vl., 2x Vla., 2x Vc., Kb.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03">
            <text:p>403</text:p>
          </table:table-cell>
          <table:table-cell office:value-type="float" office:value="2025">
            <text:p>2025</text:p>
          </table:table-cell>
          <table:table-cell office:value-type="string">
            <text:p>42. Klaviertrio</text:p>
          </table:table-cell>
          <table:table-cell office:value-type="string">
            <text:p>4 Sätze</text:p>
          </table:table-cell>
          <table:table-cell office:value-type="string">
            <text:p>2 V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04">
            <text:p>404</text:p>
          </table:table-cell>
          <table:table-cell office:value-type="float" office:value="2025">
            <text:p>2025</text:p>
          </table:table-cell>
          <table:table-cell office:value-type="string">
            <text:p>9 Klangbilder I</text:p>
          </table:table-cell>
          <table:table-cell office:value-type="string">
            <text:p>9 Stücke</text:p>
          </table:table-cell>
          <table:table-cell office:value-type="string">
            <text:p>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05">
            <text:p>405</text:p>
          </table:table-cell>
          <table:table-cell office:value-type="float" office:value="2025">
            <text:p>2025</text:p>
          </table:table-cell>
          <table:table-cell office:value-type="string">
            <text:p>Für Klavier 4-händig</text:p>
          </table:table-cell>
          <table:table-cell office:value-type="string">
            <text:p>4 Sätz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06">
            <text:p>406</text:p>
          </table:table-cell>
          <table:table-cell office:value-type="float" office:value="2025">
            <text:p>2025</text:p>
          </table:table-cell>
          <table:table-cell office:value-type="string">
            <text:p>Für 2 Klaviere VIII</text:p>
          </table:table-cell>
          <table:table-cell office:value-type="string">
            <text:p>4 Sätze</text:p>
          </table:table-cell>
          <table:table-cell office:value-type="string">
            <text:p>2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07">
            <text:p>407</text:p>
          </table:table-cell>
          <table:table-cell office:value-type="float" office:value="2025">
            <text:p>2025</text:p>
          </table:table-cell>
          <table:table-cell office:value-type="string">
            <text:p>13. Streichquartett</text:p>
          </table:table-cell>
          <table:table-cell office:value-type="string">
            <text:p>4 Sätze</text:p>
          </table:table-cell>
          <table:table-cell office:value-type="string">
            <text:p>2 Vi.,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08">
            <text:p>408</text:p>
          </table:table-cell>
          <table:table-cell office:value-type="float" office:value="2025">
            <text:p>2025</text:p>
          </table:table-cell>
          <table:table-cell office:value-type="string">
            <text:p>7 Fantasiestücke</text:p>
          </table:table-cell>
          <table:table-cell office:value-type="string">
            <text:p>7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09">
            <text:p>409</text:p>
          </table:table-cell>
          <table:table-cell office:value-type="float" office:value="2025">
            <text:p>2025</text:p>
          </table:table-cell>
          <table:table-cell office:value-type="string">
            <text:p>9. Klavierquartett</text:p>
          </table:table-cell>
          <table:table-cell office:value-type="string">
            <text:p>4 Sätze</text:p>
          </table:table-cell>
          <table:table-cell office:value-type="string">
            <text:p>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10">
            <text:p>410</text:p>
          </table:table-cell>
          <table:table-cell office:value-type="float" office:value="2025">
            <text:p>2025</text:p>
          </table:table-cell>
          <table:table-cell office:value-type="string">
            <text:p>Was er ist </text:p>
          </table:table-cell>
          <table:table-cell office:value-type="string">
            <text:p>1 Lied</text:p>
          </table:table-cell>
          <table:table-cell office:value-type="string">
            <text:p>Ges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11">
            <text:p>411</text:p>
          </table:table-cell>
          <table:table-cell office:value-type="float" office:value="2025">
            <text:p>2025</text:p>
          </table:table-cell>
          <table:table-cell office:value-type="string">
            <text:p>Musik XLV</text:p>
          </table:table-cell>
          <table:table-cell office:value-type="string">
            <text:p>4 Sätze</text:p>
          </table:table-cell>
          <table:table-cell office:value-type="string">
            <text:p>Trp., Hrn., Pos., Bt., 2x Vl., 2x Vla., 2x Vc., Kb.,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12">
            <text:p>412</text:p>
          </table:table-cell>
          <table:table-cell office:value-type="float" office:value="2025">
            <text:p>2025</text:p>
          </table:table-cell>
          <table:table-cell office:value-type="string">
            <text:p>2. Sonate für Viola und Klavier</text:p>
          </table:table-cell>
          <table:table-cell office:value-type="string">
            <text:p>4 Sätze</text:p>
          </table:table-cell>
          <table:table-cell office:value-type="string">
            <text:p>Vla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13">
            <text:p>413</text:p>
          </table:table-cell>
          <table:table-cell office:value-type="float" office:value="2025">
            <text:p>2025</text:p>
          </table:table-cell>
          <table:table-cell office:value-type="string">
            <text:p>Klaviertrio+Streichorchester</text:p>
          </table:table-cell>
          <table:table-cell office:value-type="string">
            <text:p>4 Sätze</text:p>
          </table:table-cell>
          <table:table-cell office:value-type="string">
            <text:p>Vl., Vc., Klav. 2X Vl., 2x Vla., 2x Vc., Kb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14">
            <text:p>414</text:p>
          </table:table-cell>
          <table:table-cell office:value-type="float" office:value="2025">
            <text:p>2025</text:p>
          </table:table-cell>
          <table:table-cell office:value-type="string">
            <text:p>10. Klavierquartett</text:p>
          </table:table-cell>
          <table:table-cell office:value-type="string">
            <text:p>4 Sätze</text:p>
          </table:table-cell>
          <table:table-cell office:value-type="string">
            <text:p>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15">
            <text:p>415</text:p>
          </table:table-cell>
          <table:table-cell office:value-type="float" office:value="2025">
            <text:p>2025</text:p>
          </table:table-cell>
          <table:table-cell office:value-type="string">
            <text:p>Klangbilder II</text:p>
          </table:table-cell>
          <table:table-cell office:value-type="string">
            <text:p>9 Stücke</text:p>
          </table:table-cell>
          <table:table-cell office:value-type="string">
            <text:p>Fl., Ob., Klar., Fag.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16">
            <text:p>416</text:p>
          </table:table-cell>
          <table:table-cell office:value-type="float" office:value="2025">
            <text:p>2025</text:p>
          </table:table-cell>
          <table:table-cell office:value-type="string">
            <text:p>5 Kleine Stücke</text:p>
          </table:table-cell>
          <table:table-cell office:value-type="string">
            <text:p>5 Stücke</text:p>
          </table:table-cell>
          <table:table-cell office:value-type="string">
            <text:p>Git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17">
            <text:p>417</text:p>
          </table:table-cell>
          <table:table-cell office:value-type="float" office:value="2025">
            <text:p>2025</text:p>
          </table:table-cell>
          <table:table-cell office:value-type="string">
            <text:p>Klangbilder III</text:p>
          </table:table-cell>
          <table:table-cell office:value-type="string">
            <text:p>9 Stücke</text:p>
          </table:table-cell>
          <table:table-cell office:value-type="string">
            <text:p>Trom., Hrn., Pos., Bt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18">
            <text:p>418</text:p>
          </table:table-cell>
          <table:table-cell office:value-type="float" office:value="2025">
            <text:p>2025</text:p>
          </table:table-cell>
          <table:table-cell office:value-type="string">
            <text:p>4 Vierstimmige Kanons</text:p>
          </table:table-cell>
          <table:table-cell office:value-type="string">
            <text:p>4 Stücke</text:p>
          </table:table-cell>
          <table:table-cell office:value-type="string">
            <text:p>Fl. Ob., Kla., Fg.,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19">
            <text:p>419</text:p>
          </table:table-cell>
          <table:table-cell office:value-type="float" office:value="2025">
            <text:p>2025</text:p>
          </table:table-cell>
          <table:table-cell office:value-type="string">
            <text:p>18. Klavierkonzert</text:p>
          </table:table-cell>
          <table:table-cell office:value-type="string">
            <text:p>4 Sätze</text:p>
          </table:table-cell>
          <table:table-cell office:value-type="string">
            <text:p>Klav. Solo, 2 Trp., 2 Hrn., 2 Pos., Bt., 2x Vl., 2x Vla., 2x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20">
            <text:p>420</text:p>
          </table:table-cell>
          <table:table-cell office:value-type="float" office:value="2025">
            <text:p>2025</text:p>
          </table:table-cell>
          <table:table-cell office:value-type="string">
            <text:p>43. Klaviertrio</text:p>
          </table:table-cell>
          <table:table-cell office:value-type="string">
            <text:p>4 Sätze</text:p>
          </table:table-cell>
          <table:table-cell office:value-type="string">
            <text:p>Vi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21">
            <text:p>421</text:p>
          </table:table-cell>
          <table:table-cell office:value-type="float" office:value="2025">
            <text:p>2025</text:p>
          </table:table-cell>
          <table:table-cell office:value-type="string">
            <text:p>17 Klaviervariationen </text:p>
          </table:table-cell>
          <table:table-cell office:value-type="string">
            <text:p>17 Variationen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22">
            <text:p>422</text:p>
          </table:table-cell>
          <table:table-cell office:value-type="float" office:value="2025">
            <text:p>2025</text:p>
          </table:table-cell>
          <table:table-cell office:value-type="string">
            <text:p>3. Hornsonate</text:p>
          </table:table-cell>
          <table:table-cell office:value-type="string">
            <text:p>4 Sätze</text:p>
          </table:table-cell>
          <table:table-cell office:value-type="string">
            <text:p>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23">
            <text:p>423</text:p>
          </table:table-cell>
          <table:table-cell office:value-type="float" office:value="2025">
            <text:p>2025</text:p>
          </table:table-cell>
          <table:table-cell office:value-type="string">
            <text:p>Musik XLVI</text:p>
          </table:table-cell>
          <table:table-cell office:value-type="string">
            <text:p>4 Sätze</text:p>
          </table:table-cell>
          <table:table-cell office:value-type="string">
            <text:p>4 Trp., Vl. Solo, 2x Vl., 2x Vla., 2x Vc., Kb., Klav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24">
            <text:p>424</text:p>
          </table:table-cell>
          <table:table-cell office:value-type="float" office:value="2025">
            <text:p>2025</text:p>
          </table:table-cell>
          <table:table-cell office:value-type="string">
            <text:p>Klavierquintett</text:p>
          </table:table-cell>
          <table:table-cell office:value-type="string">
            <text:p>4 Sätze</text:p>
          </table:table-cell>
          <table:table-cell office:value-type="string">
            <text:p>Trp., 2 Hrn., 2 Pos., Bt., Klav.</text:p>
          </table:table-cell>
          <table:table-cell table:number-columns-repeated="1018"/>
        </table:table-row>
        <table:table-row table:style-name="ro4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Default" table:number-columns-repeated="2"/>
          <table:table-cell office:value-type="string">
            <text:p>* ist beim Wiener Waldhorn Verein Verlag erschienen</text:p>
          </table:table-cell>
          <table:table-cell table:number-columns-repeated="1020"/>
        </table:table-row>
      </table:table>
      <table:table table:name="Tabelle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8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8107" number:language="de" number:country="AT">
      <number:month number:textual="true"/>
      <number:text>.</number:text>
      <number:year/>
    </number:date-style>
    <number:time-style style:name="N8108" number:language="de" number:country="AT">
      <number:hours/>
      <number:text>:</number:text>
      <number:minutes number:style="long"/>
      <number:text> </number:text>
      <number:am-pm/>
    </number:time-style>
    <number:time-style style:name="N8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de" number:country="AT">
      <number:text>€ </number:text>
      <number:number number:decimal-places="0" number:min-integer-digits="1" number:grouping="true"/>
    </number:number-style>
    <number:number-style style:name="N8112" number:language="de" number:country="AT">
      <number:text>-€ 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de" number:country="AT">
      <number:text>€ </number:text>
      <number:number number:decimal-places="0" number:min-integer-digits="1" number:grouping="true"/>
    </number:number-style>
    <number:number-style style:name="N8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de" number:country="AT">
      <number:text>€ </number:text>
      <number:number number:decimal-places="2" number:min-integer-digits="1" number:grouping="true"/>
    </number:number-style>
    <number:number-style style:name="N8115" number:language="de" number:country="AT">
      <number:text>-€ 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de" number:country="AT">
      <number:text>€ </number:text>
      <number:number number:decimal-places="2" number:min-integer-digits="1" number:grouping="true"/>
    </number:number-style>
    <number:number-style style:name="N8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5f_Tabelle1" style:display-name="Standard_Tabel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style:scale-to="69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2">02.01.2026</text:date>, <text:time>10:10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3T09:49:15.16</meta:creation-date>
    <meta:generator>OpenOffice/4.1.13$Win32 OpenOffice.org_project/4113m1$Build-9810</meta:generator>
    <dc:date>2026-01-02T10:10:18.64</dc:date>
    <meta:editing-duration>P1DT1H54M21S</meta:editing-duration>
    <meta:editing-cycles>137</meta:editing-cycles>
    <meta:printed-by>Gerhard  Stalze</meta:printed-by>
    <meta:print-date>2023-02-03T11:29:44.90</meta:print-date>
    <meta:document-statistic meta:table-count="3" meta:cell-count="2120" meta:object-count="0"/>
  </office:meta>
</office:document-meta>
</file>